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6e6e6" draw:textarea-horizontal-align="center" draw:textarea-vertical-align="top"/>
    </style:style>
    <style:style style:name="gr6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Rounded_20_large_20_Arrow" draw:marker-start-width="0.3cm" draw:marker-end="Circle" draw:marker-end-width="0.3cm" draw:textarea-horizontal-align="right" draw:textarea-vertical-align="top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right" draw:textarea-vertical-align="top" draw:auto-grow-height="false" fo:min-height="0.749cm" fo:min-width="0.499cm"/>
    </style:style>
    <style:style style:name="gr22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6" style:family="graphic" style:parent-style-name="measure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vertical-align="middle" draw:auto-grow-height="false" fo:min-height="0cm" fo:min-width="0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2" style:family="graphic" style:parent-style-name="standard">
      <style:graphic-properties svg:stroke-color="#ffffff" draw:fill-color="#ffffff" draw:textarea-horizontal-align="center" draw:textarea-vertical-align="middle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fill-color="#808080" draw:textarea-horizontal-align="center" draw:textarea-vertical-align="middle"/>
    </style:style>
    <style:style style:name="gr3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808080" draw:textarea-horizontal-align="center" draw:textarea-vertical-align="middle"/>
    </style:style>
    <style:style style:name="gr39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textarea-horizontal-align="center" draw:textarea-vertical-align="middle"/>
    </style:style>
    <style:style style:name="gr43" style:family="graphic" style:parent-style-name="standard">
      <style:graphic-properties draw:stroke="none" draw:fill="none" draw:textarea-horizontal-align="center" draw:textarea-vertical-align="middle"/>
    </style:style>
    <style:style style:name="gr44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48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49" style:family="graphic" style:parent-style-name="measure" style:list-style-name="L1">
      <style:graphic-properties draw:textarea-horizontal-align="center" draw:textarea-vertical-align="middle" draw:line-distance="2.3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51" style:family="graphic" style:parent-style-name="measure" style:list-style-name="L1">
      <style:graphic-properties draw:textarea-horizontal-align="center" draw:textarea-vertical-align="middle" draw:line-distance="2.8cm"/>
    </style:style>
    <style:style style:name="gr52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5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54" style:family="graphic" style:parent-style-name="standard">
      <style:graphic-properties draw:stroke="dash" draw:stroke-dash="Ultrafine_20_2_20_Dots_20_3_20_Dashes" svg:stroke-color="#008000"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gr56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宋体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cm" svg:height="1.5cm" svg:x="3cm" svg:y="8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7cm" svg:y="8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15cm" svg:y="8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4.5cm" draw:transform="rotate (1.5707963267946) translate (3.2cm 8cm)">
          <text:p/>
          <draw:enhanced-geometry svg:viewBox="0 0 21600 21600" draw:mirror-vertical="true" draw:glue-points="21600 0 0 10800 21600 21600" draw:text-areas="13800 ?f9 21600 ?f10" draw:type="left-brace" draw:modifiers="1694.75262368816 10826.98650674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2.5cm" svg:height="3.5cm" svg:x="9.2cm" svg:y="3.5cm">
          <text:p text:style-name="P1">迭代器接口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xml:id="id2" draw:id="id2" draw:layer="layout" svg:width="3cm" svg:height="1.5cm" svg:x="11cm" svg:y="1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1" draw:id="id1" draw:layer="layout" svg:width="2.5cm" svg:height="2.5cm" svg:x="6.5cm" svg:y="14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5.75cm" svg:x2="11cm" svg:y2="15.75cm" draw:start-shape="id1" draw:start-glue-point="8" draw:end-shape="id2" svg:d="m9000 15750h2000">
          <text:p/>
        </draw:connector>
        <draw:custom-shape draw:style-name="gr1" draw:text-style-name="P1" xml:id="id4" draw:id="id4" draw:layer="layout" svg:width="3cm" svg:height="1.5cm" svg:x="11cm" svg:y="18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5cm" svg:height="2.5cm" svg:x="6.5cm" svg:y="17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8.75cm" svg:x2="11cm" svg:y2="18.75cm" draw:start-shape="id3" draw:start-glue-point="8" draw:end-shape="id4" svg:d="m9000 18750h2000">
          <text:p/>
        </draw:connector>
        <draw:custom-shape draw:style-name="gr1" draw:text-style-name="P1" xml:id="id6" draw:id="id6" draw:layer="layout" svg:width="3cm" svg:height="1.5cm" svg:x="11cm" svg:y="22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5" draw:id="id5" draw:layer="layout" svg:width="2.5cm" svg:height="2.5cm" svg:x="6.5cm" svg:y="21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22.75cm" svg:x2="11cm" svg:y2="22.75cm" draw:start-shape="id5" draw:start-glue-point="8" draw:end-shape="id6" svg:d="m9000 22750h2000">
          <text:p/>
        </draw:connector>
      </draw:page>
      <draw:page draw:name="page2" draw:style-name="dp1" draw:master-page-name="默认">
        <draw:custom-shape draw:style-name="gr1" draw:text-style-name="P1" draw:layer="layout" svg:width="3cm" svg:height="1.5cm" svg:x="8.5cm" svg:y="1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8.5cm" svg:height="6cm" svg:x="6cm" svg:y="5.5cm">
          <text:p text:style-name="P1">算法</text:p>
        </draw:rect>
        <draw:custom-shape draw:style-name="gr6" draw:text-style-name="P1" draw:layer="layout" svg:width="2.5cm" svg:height="2cm" svg:x="9cm" svg:y="7.8cm">
          <text:p text:style-name="P1">函数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2.5cm" svg:height="2cm" svg:x="9cm" svg:y="8.5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cm" svg:height="2.5cm" svg:x="9cm" svg:y="3cm">
          <text:p text:style-name="P1">迭代器接口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xml:id="id8" draw:id="id8" draw:layer="layout" svg:width="5.5cm" svg:height="1.5cm" svg:x="7.5cm" svg:y="13.5cm">
          <text:p text:style-name="P1">类型信息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7" draw:id="id7" draw:layer="layout" svg:width="3cm" svg:height="1.5cm" svg:x="3cm" svg:y="16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9" draw:id="id9" draw:layer="layout" svg:width="3cm" svg:height="1.5cm" svg:x="7cm" svg:y="16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4.5cm" svg:y1="16.5cm" svg:x2="10.25cm" svg:y2="15cm" draw:start-shape="id7" draw:start-glue-point="5" draw:end-shape="id8" draw:end-glue-point="7" svg:d="m4500 16500 5750-1500">
          <text:p/>
        </draw:connector>
        <draw:connector draw:style-name="gr4" draw:text-style-name="P1" draw:layer="layout" draw:type="line" svg:x1="8.5cm" svg:y1="16.5cm" svg:x2="10.25cm" svg:y2="15cm" draw:start-shape="id9" draw:start-glue-point="5" draw:end-shape="id8" draw:end-glue-point="7" svg:d="m8500 16500 1750-1500">
          <text:p/>
        </draw:connector>
        <draw:custom-shape draw:style-name="gr1" draw:text-style-name="P1" xml:id="id10" draw:id="id10" draw:layer="layout" svg:width="3cm" svg:height="1.5cm" svg:x="14.5cm" svg:y="16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16cm" svg:y1="16.5cm" svg:x2="10.25cm" svg:y2="15cm" draw:start-shape="id10" draw:start-glue-point="5" draw:end-shape="id8" draw:end-glue-point="7" svg:d="m16000 16500-5750-1500">
          <text:p/>
        </draw:connector>
        <draw:custom-shape draw:style-name="gr8" draw:text-style-name="P2" draw:layer="layout" svg:width="1cm" svg:height="1cm" svg:x="2.5cm" svg:y="21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21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21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21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21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21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1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1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21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21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21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21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21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21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21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21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9" draw:text-style-name="P4" draw:layer="layout" svg:width="7.5cm" svg:height="1cm" svg:x="6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1cm" svg:height="1cm" svg:x="5.2cm" svg:y="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7" draw:id="id17" draw:layer="layout" svg:width="8.5cm" svg:height="1cm" svg:x="5.2cm" svg:y="2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7cm" svg:y1="1.4cm" svg:x2="5.2cm" svg:y2="1.4cm">
          <text:p text:style-name="P1"><text:span text:style-name="T2">指向内存链表的指针</text:span></text:p>
        </draw:line>
        <draw:custom-shape draw:style-name="gr9" draw:text-style-name="P4" draw:layer="layout" svg:width="7.5cm" svg:height="1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4" draw:id="id14" draw:layer="layout" svg:width="1cm" svg:height="1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3" draw:id="id13" draw:layer="layout" svg:width="1cm" svg:height="1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1cm" svg:height="1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1cm" svg:height="1cm" svg:x="5.2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9" draw:id="id19" draw:layer="layout" svg:width="8.5cm" svg:height="1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8" draw:id="id18" draw:layer="layout" svg:width="8.5cm" svg:height="1cm" svg:x="5.2cm" svg:y="5.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cm" svg:y1="1.9cm" svg:x2="5.2cm" svg:y2="7.9cm" draw:start-shape="id11" draw:start-glue-point="3" draw:end-shape="id12" svg:d="m5200 1900c-751 0-751 6000 0 6000">
          <text:p/>
        </draw:connector>
        <draw:connector draw:style-name="gr4" draw:text-style-name="P1" draw:layer="layout" draw:type="curve" svg:x1="5.2cm" svg:y1="7.9cm" svg:x2="5.2cm" svg:y2="12.4cm" draw:start-shape="id12" draw:start-glue-point="3" draw:end-shape="id13" svg:d="m5200 7900c-751 0-751 4500 0 4500">
          <text:p/>
        </draw:connector>
        <draw:connector draw:style-name="gr4" draw:text-style-name="P1" draw:layer="layout" draw:type="curve" svg:x1="6.2cm" svg:y1="12.4cm" svg:x2="6.2cm" svg:y2="4.9cm" draw:start-shape="id13" draw:start-glue-point="1" draw:end-shape="id14" svg:d="m6200 12400c751 0 751-7500 0-7500">
          <text:p/>
        </draw:connector>
        <draw:connector draw:style-name="gr4" draw:text-style-name="P1" draw:layer="layout" draw:type="curve" svg:x1="5.2cm" svg:y1="4.9cm" svg:x2="6.2cm" svg:y2="9.4cm" draw:start-shape="id14" draw:start-glue-point="3" draw:end-shape="id15" draw:end-glue-point="1" svg:d="m5200 4900c-751 0-501 2250 500 2250s1251 2250 500 2250">
          <text:p/>
        </draw:connector>
        <draw:custom-shape draw:style-name="gr13" draw:text-style-name="P3" xml:id="id16" draw:id="id16" draw:layer="layout" svg:width="4.5cm" svg:height="1cm" svg:x="15.5cm" svg:y="7.4cm">
          <text:p text:style-name="P1"><text:span text:style-name="T2">这三块内存被分配给用</text:span></text:p>
          <text:p text:style-name="P1"><text:span text:style-name="T2">户了所以不在链表中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5cm" svg:y1="7.9cm" svg:x2="13.7cm" svg:y2="3.4cm" draw:start-shape="id16" draw:start-glue-point="3" draw:end-shape="id17" draw:end-glue-point="1" svg:d="m15500 7900-1800-4500">
          <text:p/>
        </draw:connector>
        <draw:connector draw:style-name="gr4" draw:text-style-name="P1" draw:layer="layout" draw:type="line" svg:x1="15.5cm" svg:y1="7.9cm" svg:x2="13.7cm" svg:y2="6.4cm" draw:start-shape="id16" draw:start-glue-point="3" draw:end-shape="id18" svg:d="m15500 7900-1800-1500">
          <text:p/>
        </draw:connector>
        <draw:connector draw:style-name="gr4" draw:text-style-name="P1" draw:layer="layout" draw:type="line" svg:x1="15.5cm" svg:y1="7.9cm" svg:x2="13.7cm" svg:y2="10.9cm" draw:start-shape="id16" draw:start-glue-point="3" draw:end-shape="id19" draw:end-glue-point="1" svg:d="m15500 7900-1800 3000">
          <text:p/>
        </draw:connector>
        <draw:custom-shape draw:style-name="gr8" draw:text-style-name="P2" draw:layer="layout" svg:width="1cm" svg:height="1cm" svg:x="2.5cm" svg:y="1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1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16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16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16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6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0" draw:id="id20" draw:layer="layout" svg:width="1cm" svg:height="1cm" svg:x="13.5cm" svg:y="16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16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16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16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16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16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16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16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1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1" draw:id="id21" draw:layer="layout" svg:width="2.5cm" svg:height="1.5cm" svg:x="6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2" draw:id="id22" draw:layer="layout" svg:width="2.5cm" svg:height="1.5cm" svg:x="6cm" svg:y="21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2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5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cm" svg:y1="17cm" svg:x2="7.25cm" svg:y2="19cm" draw:start-shape="id20" draw:start-glue-point="2" draw:end-shape="id21" draw:end-glue-point="0" svg:d="m14000 17000c0 1500-6750 500-6750 2000">
          <text:p/>
        </draw:connector>
        <draw:line draw:style-name="gr15" draw:text-style-name="P1" draw:layer="layout" svg:x1="6.2cm" svg:y1="20cm" svg:x2="6.2cm" svg:y2="21.5cm">
          <text:p/>
        </draw:line>
        <draw:line draw:style-name="gr15" draw:text-style-name="P1" draw:layer="layout" svg:x1="6.2cm" svg:y1="22cm" svg:x2="6.2cm" svg:y2="23cm">
          <text:p/>
        </draw:line>
        <draw:line draw:style-name="gr15" draw:text-style-name="P1" draw:layer="layout" svg:x1="6.2cm" svg:y1="23.6cm" svg:x2="6.2cm" svg:y2="24.6cm">
          <text:p/>
        </draw:line>
        <draw:line draw:style-name="gr15" draw:text-style-name="P1" draw:layer="layout" svg:x1="6.2cm" svg:y1="25.1cm" svg:x2="6.2cm" svg:y2="26.1cm">
          <text:p/>
        </draw:line>
        <draw:line draw:style-name="gr16" draw:text-style-name="P3" draw:layer="layout" svg:x1="5cm" svg:y1="26.8cm" svg:x2="6.5cm" svg:y2="26.8cm">
          <text:p text:style-name="P1"><text:span text:style-name="T2">NULL <text:s text:c="11"/></text:span></text:p>
        </draw:line>
        <draw:connector draw:style-name="gr17" draw:text-style-name="P1" draw:layer="layout" draw:type="curve" draw:line-skew="1.5cm" svg:x1="14cm" svg:y1="17cm" svg:x2="7.25cm" svg:y2="21cm" draw:start-shape="id20" draw:start-glue-point="2" draw:end-shape="id22" svg:d="m14000 17000c0 5250-6750 3250-6750 4000">
          <text:p/>
        </draw:connector>
        <draw:custom-shape draw:style-name="gr13" draw:text-style-name="P3" xml:id="id23" draw:id="id23" draw:layer="layout" svg:width="1cm" svg:height="1cm" svg:x="15cm" svg:y="13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14.5cm" svg:x2="14cm" svg:y2="16cm" draw:start-shape="id23" draw:start-glue-point="2" draw:end-shape="id20" draw:end-glue-point="0" svg:d="m15500 14500c0 1125-1500 375-1500 1500">
          <text:p/>
        </draw:connector>
        <draw:custom-shape draw:style-name="gr13" draw:text-style-name="P3" draw:layer="layout" svg:width="1cm" svg:height="1cm" svg:x="2.5cm" svg:y="18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19cm" svg:x2="6cm" svg:y2="19cm">
          <text:p/>
        </draw:line>
        <draw:custom-shape draw:style-name="gr13" draw:text-style-name="P3" draw:layer="layout" svg:width="1cm" svg:height="1cm" svg:x="9.8cm" svg:y="21.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8" draw:text-style-name="P2" draw:layer="layout" svg:width="1cm" svg:height="1cm" svg:x="2.5cm" svg:y="4.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4.2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4.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4.2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4.2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4.2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4.2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4" draw:id="id24" draw:layer="layout" svg:width="1cm" svg:height="1cm" svg:x="13.5cm" svg:y="4.2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4.2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4.2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4.2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4.2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4.2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4.2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4.2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4.2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6" draw:id="id26" draw:layer="layout" svg:width="2.5cm" svg:height="1.5cm" svg:x="6cm" svg:y="7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5" draw:id="id25" draw:layer="layout" svg:width="2.5cm" svg:height="1.5cm" svg:x="6cm" svg:y="9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0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2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3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1.3cm" svg:x1="14cm" svg:y1="5.2cm" svg:x2="7.25cm" svg:y2="9.2cm" draw:start-shape="id24" draw:start-glue-point="2" draw:end-shape="id25" svg:d="m14000 5200c0 4950-6750 2950-6750 4000">
          <text:p/>
        </draw:connector>
        <draw:line draw:style-name="gr15" draw:text-style-name="P1" draw:layer="layout" svg:x1="6.2cm" svg:y1="8.2cm" svg:x2="6.2cm" svg:y2="9.7cm">
          <text:p/>
        </draw:line>
        <draw:line draw:style-name="gr15" draw:text-style-name="P1" draw:layer="layout" svg:x1="6.2cm" svg:y1="10.2cm" svg:x2="6.2cm" svg:y2="11.2cm">
          <text:p/>
        </draw:line>
        <draw:line draw:style-name="gr15" draw:text-style-name="P1" draw:layer="layout" svg:x1="6.2cm" svg:y1="11.8cm" svg:x2="6.2cm" svg:y2="12.8cm">
          <text:p/>
        </draw:line>
        <draw:line draw:style-name="gr15" draw:text-style-name="P1" draw:layer="layout" svg:x1="6.2cm" svg:y1="13.3cm" svg:x2="6.2cm" svg:y2="14.3cm">
          <text:p/>
        </draw:line>
        <draw:line draw:style-name="gr16" draw:text-style-name="P3" draw:layer="layout" svg:x1="5cm" svg:y1="15cm" svg:x2="6.5cm" svg:y2="15cm">
          <text:p text:style-name="P1"><text:span text:style-name="T2">NULL <text:s text:c="11"/></text:span></text:p>
        </draw:line>
        <draw:connector draw:style-name="gr17" draw:text-style-name="P1" draw:layer="layout" draw:type="curve" svg:x1="14cm" svg:y1="5.2cm" svg:x2="7.25cm" svg:y2="7.2cm" draw:start-shape="id24" draw:start-glue-point="2" draw:end-shape="id26" draw:end-glue-point="0" svg:d="m14000 5200c0 1500-6750 500-6750 2000">
          <text:p/>
        </draw:connector>
        <draw:custom-shape draw:style-name="gr13" draw:text-style-name="P3" xml:id="id27" draw:id="id27" draw:layer="layout" svg:width="1cm" svg:height="1cm" svg:x="15cm" svg:y="1.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2.7cm" svg:x2="14cm" svg:y2="4.2cm" draw:start-shape="id27" draw:start-glue-point="2" draw:end-shape="id24" draw:end-glue-point="0" svg:d="m15500 2700c0 1125-1500 375-1500 1500">
          <text:p/>
        </draw:connector>
        <draw:custom-shape draw:style-name="gr13" draw:text-style-name="P3" draw:layer="layout" svg:width="1cm" svg:height="1cm" svg:x="2.5cm" svg:y="6.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7.2cm" svg:x2="6cm" svg:y2="7.2cm">
          <text:p/>
        </draw:line>
        <draw:custom-shape draw:style-name="gr13" draw:text-style-name="P3" draw:layer="layout" svg:width="1cm" svg:height="1cm" svg:x="9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cm" svg:y="16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6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6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16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16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16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16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8" draw:id="id28" draw:layer="layout" svg:width="1cm" svg:height="1cm" svg:x="14cm" svg:y="16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16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16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6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38" draw:id="id38" draw:layer="layout" svg:width="1cm" svg:height="1cm" svg:x="10cm" svg:y="16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6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6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6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34" draw:id="id34" draw:layer="layout" svg:width="1cm" svg:height="1cm" svg:x="6cm" svg:y="16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1" draw:id="id31" draw:layer="layout" svg:width="2.5cm" svg:height="1.5cm" svg:x="12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9" draw:id="id29" draw:layer="layout" svg:width="2.5cm" svg:height="1.5cm" svg:x="12cm" svg:y="20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3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3cm" svg:x="12cm" svg:y="25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17.5cm" svg:x2="12cm" svg:y2="21.25cm" draw:start-shape="id28" draw:start-glue-point="2" draw:end-shape="id29" draw:end-glue-point="3" svg:d="m14500 17500c0 457-1501 381-2314 1204s-937 2546-186 2546">
          <text:p/>
        </draw:connector>
        <draw:custom-shape draw:style-name="gr13" draw:text-style-name="P3" xml:id="id30" draw:id="id30" draw:layer="layout" svg:width="2cm" svg:height="1cm" svg:x="16.5cm" svg:y="19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19.5cm" svg:x2="14.5cm" svg:y2="19.75cm" draw:start-shape="id30" draw:start-glue-point="3" draw:end-shape="id31" draw:end-glue-point="1" svg:d="m16500 19500c-1500 0-500 250-2000 250">
          <text:p/>
        </draw:connector>
        <draw:line draw:style-name="gr15" draw:text-style-name="P1" draw:layer="layout" svg:x1="12.2cm" svg:y1="21.5cm" svg:x2="12.2cm" svg:y2="22.5cm">
          <text:p/>
        </draw:line>
        <draw:line draw:style-name="gr15" draw:text-style-name="P1" draw:layer="layout" svg:x1="12.2cm" svg:y1="23.1cm" svg:x2="12.2cm" svg:y2="24.1cm">
          <text:p/>
        </draw:line>
        <draw:line draw:style-name="gr16" draw:text-style-name="P3" draw:layer="layout" svg:x1="10.9cm" svg:y1="24.7cm" svg:x2="12.4cm" svg:y2="24.7cm">
          <text:p text:style-name="P1"><text:span text:style-name="T2">NULL <text:s text:c="11"/></text:span></text:p>
        </draw:line>
        <draw:custom-shape draw:style-name="gr18" draw:text-style-name="P3" xml:id="id33" draw:id="id33" draw:layer="layout" svg:width="2.5cm" svg:height="0.5cm" svg:x="5.2cm" svg:y="1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5" draw:id="id35" draw:layer="layout" svg:width="2.5cm" svg:height="0.5cm" svg:x="5.2cm" svg:y="19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32" draw:id="id32" draw:layer="layout" svg:width="2cm" svg:height="1cm" svg:x="1.5cm" svg:y="18.4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18.9cm" svg:x2="5.2cm" svg:y2="19.25cm" draw:start-shape="id32" draw:start-glue-point="1" draw:end-shape="id33" draw:end-glue-point="3" svg:d="m3500 18900c1276 0 427 350 1700 350">
          <text:p/>
        </draw:connector>
        <draw:connector draw:style-name="gr4" draw:text-style-name="P1" draw:layer="layout" draw:type="curve" svg:x1="6.5cm" svg:y1="17.5cm" svg:x2="7.7cm" svg:y2="19.75cm" draw:start-shape="id34" draw:start-glue-point="2" draw:end-shape="id35" draw:end-glue-point="1" svg:d="m6500 17500c0 1500 851 1250 1339 1437s612 813-139 813">
          <text:p/>
        </draw:connector>
        <draw:line draw:style-name="gr15" draw:text-style-name="P1" draw:layer="layout" svg:x1="5.4cm" svg:y1="19.7cm" svg:x2="5.4cm" svg:y2="20.2cm">
          <text:p/>
        </draw:line>
        <draw:line draw:style-name="gr15" draw:text-style-name="P1" draw:layer="layout" svg:x1="5.4cm" svg:y1="20.3cm" svg:x2="5.4cm" svg:y2="20.8cm">
          <text:p/>
        </draw:line>
        <draw:line draw:style-name="gr15" draw:text-style-name="P1" draw:layer="layout" svg:x1="5.4cm" svg:y1="20.8cm" svg:x2="5.4cm" svg:y2="21.3cm">
          <text:p/>
        </draw:line>
        <draw:line draw:style-name="gr15" draw:text-style-name="P1" draw:layer="layout" svg:x1="5.4cm" svg:y1="21.3cm" svg:x2="5.4cm" svg:y2="21.8cm">
          <text:p/>
        </draw:line>
        <draw:line draw:style-name="gr16" draw:text-style-name="P3" draw:layer="layout" svg:x1="4cm" svg:y1="21.9cm" svg:x2="5.5cm" svg:y2="21.9cm">
          <text:p text:style-name="P1"><text:span text:style-name="T2">NULL <text:s text:c="11"/></text:span></text:p>
        </draw:line>
        <draw:custom-shape draw:style-name="gr18" draw:text-style-name="P3" xml:id="id37" draw:id="id37" draw:layer="layout" svg:width="2.5cm" svg:height="1cm" svg:x="5.2cm" svg:y="22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9" draw:id="id39" draw:layer="layout" svg:width="2.5cm" svg:height="1cm" svg:x="5.2cm" svg:y="23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4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5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6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23.5cm" svg:x2="5.5cm" svg:y2="24.5cm">
          <text:p/>
        </draw:line>
        <draw:line draw:style-name="gr15" draw:text-style-name="P1" draw:layer="layout" svg:x1="5.5cm" svg:y1="24.6cm" svg:x2="5.5cm" svg:y2="25.6cm">
          <text:p/>
        </draw:line>
        <draw:line draw:style-name="gr15" draw:text-style-name="P1" draw:layer="layout" svg:x1="5.5cm" svg:y1="25.6cm" svg:x2="5.5cm" svg:y2="26.6cm">
          <text:p/>
        </draw:line>
        <draw:line draw:style-name="gr16" draw:text-style-name="P3" draw:layer="layout" svg:x1="4.2cm" svg:y1="26.8cm" svg:x2="5.7cm" svg:y2="26.8cm">
          <text:p text:style-name="P1"><text:span text:style-name="T2">NULL <text:s text:c="11"/></text:span></text:p>
        </draw:line>
        <draw:custom-shape draw:style-name="gr13" draw:text-style-name="P3" xml:id="id36" draw:id="id36" draw:layer="layout" svg:width="2cm" svg:height="1cm" svg:x="1.5cm" svg:y="22.5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23cm" svg:x2="5.2cm" svg:y2="22.5cm" draw:start-shape="id36" draw:start-glue-point="1" draw:end-shape="id37" draw:end-glue-point="3" svg:d="m3500 23000c1276 0 427-500 1700-500">
          <text:p/>
        </draw:connector>
        <draw:connector draw:style-name="gr4" draw:text-style-name="P1" draw:layer="layout" draw:type="curve" svg:x1="10.5cm" svg:y1="17.5cm" svg:x2="7.7cm" svg:y2="23.5cm" draw:start-shape="id38" draw:start-glue-point="2" draw:end-shape="id39" draw:end-glue-point="1" svg:d="m10500 17500c0 4000-933 6000-2800 6000">
          <text:p/>
        </draw:connector>
      </draw:page>
      <draw:page draw:name="page5" draw:style-name="dp1" draw:master-page-name="默认">
        <draw:custom-shape draw:style-name="gr14" draw:text-style-name="P4" draw:layer="layout" svg:width="8.5cm" svg:height="1cm" svg:x="5.8cm" svg:y="18.2cm">
          <text:p text:style-name="P5"><text:span text:style-name="T3">union _tagmemlink* </text:span><text:span text:style-name="T4">_pui_nextmem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8cm" svg:y="19.2cm">
          <text:p text:style-name="P5"><text:span text:style-name="T3">char </text:span><text:span text:style-name="T4">_a_cmem[1]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9cm">
          <text:p text:style-name="P5"><text:span text:style-name="T3">用户实际使用的内存块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2.3cm" svg:x="4.9cm" svg:y="18.2cm">
          <text:p text:style-name="P1"><text:span text:style-name="T3">union _tagmemlink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1.9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2.9cm">
          <text:p text:style-name="P5"><text:span text:style-name="T3">char** _ppc_allocate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3cm" svg:y="21.7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2.7cm">
          <text:p text:style-name="P5"><text:span text:style-name="T3">已经分配的内存池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174cm" svg:y="21.721cm">
          <text:p text:style-name="P5"><text:span text:style-name="T3">内存列表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6.3cm" svg:x="5cm" svg:y="21.9cm">
          <text:p text:style-name="P1"><text:span text:style-name="T3">struct _tagalloc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3.9cm">
          <text:p text:style-name="P5"><text:span text:style-name="T3">char* _pc_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3.7cm">
          <text:p text:style-name="P5"><text:span text:style-name="T3">内存池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4.9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4.7cm">
          <text:p text:style-name="P5"><text:span text:style-name="T3">内存池的尺寸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5.9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5.7cm">
          <text:p text:style-name="P5"><text:span text:style-name="T3">内存池的索引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6.9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6.9cm">
          <text:p text:style-name="P5"><text:span text:style-name="T3">内存池的计数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0" draw:id="id40" draw:layer="layout" svg:width="1cm" svg:height="1cm" svg:x="2.5cm" svg:y="2.8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2" draw:id="id42" draw:layer="layout" svg:width="1cm" svg:height="1cm" svg:x="3.5cm" svg:y="2.8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4" draw:id="id44" draw:layer="layout" svg:width="1cm" svg:height="1cm" svg:x="4.5cm" svg:y="2.8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7" draw:id="id57" draw:layer="layout" svg:width="1cm" svg:height="1cm" svg:x="17.5cm" svg:y="2.8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6" draw:id="id56" draw:layer="layout" svg:width="1cm" svg:height="1cm" svg:x="16.5cm" svg:y="2.8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5" draw:id="id55" draw:layer="layout" svg:width="1cm" svg:height="1cm" svg:x="15.5cm" svg:y="2.8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4" draw:id="id54" draw:layer="layout" svg:width="1cm" svg:height="1cm" svg:x="12.5cm" svg:y="2.8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3" draw:id="id53" draw:layer="layout" svg:width="1cm" svg:height="1cm" svg:x="11.5cm" svg:y="2.8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2" draw:id="id52" draw:layer="layout" svg:width="1cm" svg:height="1cm" svg:x="10.5cm" svg:y="2.8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1" draw:id="id51" draw:layer="layout" svg:width="1cm" svg:height="1cm" svg:x="9.5cm" svg:y="2.8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0" draw:id="id50" draw:layer="layout" svg:width="1cm" svg:height="1cm" svg:x="8.5cm" svg:y="2.8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9" draw:id="id49" draw:layer="layout" svg:width="1cm" svg:height="1cm" svg:x="7.5cm" svg:y="2.8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8" draw:id="id48" draw:layer="layout" svg:width="1cm" svg:height="1cm" svg:x="6.5cm" svg:y="2.8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6" draw:id="id46" draw:layer="layout" svg:width="1cm" svg:height="1cm" svg:x="5.5cm" svg:y="2.8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3.5cm" svg:y="1.5cm">
          <text:p text:style-name="P5"><text:span text:style-name="T3">内存池管理列表，每一个都指向一个内存池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41" draw:id="id41" draw:layer="layout" svg:width="2.5cm" svg:height="3cm" svg:x="2.5cm" svg:y="6cm">
          <text:p text:style-name="P1"><text:span text:style-name="T2">内存池</text:span><text:span text:style-name="T2">#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cm" svg:y1="3.8cm" svg:x2="3.75cm" svg:y2="6cm" draw:start-shape="id40" draw:start-glue-point="2" draw:end-shape="id41" draw:end-glue-point="0" svg:d="m3000 3800c0 1650 750 550 750 2200">
          <text:p/>
        </draw:connector>
        <draw:custom-shape draw:style-name="gr19" draw:text-style-name="P3" xml:id="id43" draw:id="id43" draw:layer="layout" svg:width="2.5cm" svg:height="1.5cm" svg:x="5.5cm" svg:y="6cm">
          <text:p text:style-name="P1"><text:span text:style-name="T2">内存池</text:span><text:span text:style-name="T2">#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cm" svg:y1="3.8cm" svg:x2="6.75cm" svg:y2="6cm" draw:start-shape="id42" draw:start-glue-point="2" draw:end-shape="id43" draw:end-glue-point="0" svg:d="m4000 3800c0 1650 2750 550 2750 2200">
          <text:p/>
        </draw:connector>
        <draw:custom-shape draw:style-name="gr19" draw:text-style-name="P3" xml:id="id45" draw:id="id45" draw:layer="layout" svg:width="2.5cm" svg:height="4.5cm" svg:x="8.5cm" svg:y="6cm">
          <text:p text:style-name="P1"><text:span text:style-name="T2">内存池</text:span><text:span text:style-name="T2">#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.8cm" svg:x2="9.75cm" svg:y2="6cm" draw:start-shape="id44" draw:start-glue-point="2" draw:end-shape="id45" draw:end-glue-point="0" svg:d="m5000 3800c0 1650 4750 550 4750 2200">
          <text:p/>
        </draw:connector>
        <draw:custom-shape draw:style-name="gr20" draw:text-style-name="P6" xml:id="id47" draw:id="id47" draw:layer="layout" svg:width="1.5cm" svg:height="1cm" svg:x="13cm" svg:y="6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3.8cm" svg:x2="13.75cm" svg:y2="6cm" draw:start-shape="id46" draw:start-glue-point="2" draw:end-shape="id47" svg:d="m6000 3800c0 1650 7750 550 7750 2200">
          <text:p/>
        </draw:connector>
        <draw:connector draw:style-name="gr4" draw:text-style-name="P1" draw:layer="layout" draw:type="curve" svg:x1="7cm" svg:y1="3.8cm" svg:x2="13.75cm" svg:y2="6cm" draw:start-shape="id48" draw:start-glue-point="2" draw:end-shape="id47" draw:end-glue-point="0" svg:d="m7000 3800c0 1650 6750 550 6750 2200">
          <text:p/>
        </draw:connector>
        <draw:connector draw:style-name="gr4" draw:text-style-name="P1" draw:layer="layout" draw:type="curve" svg:x1="8cm" svg:y1="3.8cm" svg:x2="13.75cm" svg:y2="6cm" draw:start-shape="id49" draw:start-glue-point="2" draw:end-shape="id47" draw:end-glue-point="0" svg:d="m8000 3800c0 1650 5750 550 5750 2200">
          <text:p/>
        </draw:connector>
        <draw:connector draw:style-name="gr4" draw:text-style-name="P1" draw:layer="layout" draw:type="curve" svg:x1="9cm" svg:y1="3.8cm" svg:x2="13.75cm" svg:y2="6cm" draw:start-shape="id50" draw:start-glue-point="2" draw:end-shape="id47" svg:d="m9000 3800c0 1650 4750 550 4750 2200">
          <text:p/>
        </draw:connector>
        <draw:connector draw:style-name="gr4" draw:text-style-name="P1" draw:layer="layout" draw:type="curve" svg:x1="10cm" svg:y1="3.8cm" svg:x2="13.75cm" svg:y2="6cm" draw:start-shape="id51" draw:start-glue-point="2" draw:end-shape="id47" svg:d="m10000 3800c0 1650 3750 550 3750 2200">
          <text:p/>
        </draw:connector>
        <draw:connector draw:style-name="gr4" draw:text-style-name="P1" draw:layer="layout" draw:type="curve" svg:x1="11cm" svg:y1="3.8cm" svg:x2="13.75cm" svg:y2="6cm" draw:start-shape="id52" draw:start-glue-point="2" draw:end-shape="id47" draw:end-glue-point="0" svg:d="m11000 3800c0 1650 2750 550 2750 2200">
          <text:p/>
        </draw:connector>
        <draw:connector draw:style-name="gr4" draw:text-style-name="P1" draw:layer="layout" draw:type="curve" svg:x1="12cm" svg:y1="3.8cm" svg:x2="13.75cm" svg:y2="6cm" draw:start-shape="id53" draw:start-glue-point="2" draw:end-shape="id47" svg:d="m12000 3800c0 1650 1750 550 1750 2200">
          <text:p/>
        </draw:connector>
        <draw:connector draw:style-name="gr4" draw:text-style-name="P1" draw:layer="layout" draw:type="curve" svg:x1="13cm" svg:y1="3.8cm" svg:x2="13.75cm" svg:y2="6cm" draw:start-shape="id54" draw:start-glue-point="2" draw:end-shape="id47" svg:d="m13000 3800c0 1650 750 550 750 2200">
          <text:p/>
        </draw:connector>
        <draw:connector draw:style-name="gr4" draw:text-style-name="P1" draw:layer="layout" draw:type="curve" svg:x1="16cm" svg:y1="3.8cm" svg:x2="13.75cm" svg:y2="6cm" draw:start-shape="id55" draw:start-glue-point="2" draw:end-shape="id47" draw:end-glue-point="0" svg:d="m16000 3800c0 1650-2250 550-2250 2200">
          <text:p/>
        </draw:connector>
        <draw:connector draw:style-name="gr4" draw:text-style-name="P1" draw:layer="layout" draw:type="curve" svg:x1="17cm" svg:y1="3.8cm" svg:x2="13.75cm" svg:y2="6cm" draw:start-shape="id56" draw:start-glue-point="2" draw:end-shape="id47" svg:d="m17000 3800c0 1650-3250 550-3250 2200">
          <text:p/>
        </draw:connector>
        <draw:connector draw:style-name="gr4" draw:text-style-name="P1" draw:layer="layout" draw:type="curve" svg:x1="18cm" svg:y1="3.8cm" svg:x2="13.75cm" svg:y2="6cm" draw:start-shape="id57" draw:end-shape="id47" draw:end-glue-point="0" svg:d="m18000 3800c0 1650-4250 550-4250 2200">
          <text:p/>
        </draw:connector>
      </draw:page>
      <draw:page draw:name="page6" draw:style-name="dp1" draw:master-page-name="默认">
        <draw:custom-shape draw:style-name="gr8" draw:text-style-name="P2" xml:id="id83" draw:id="id83" draw:layer="layout" svg:width="1cm" svg:height="1cm" svg:x="3cm" svg:y="2.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2.4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2.4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2.4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2.4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2.4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2.4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8" draw:id="id58" draw:layer="layout" svg:width="1cm" svg:height="1cm" svg:x="14cm" svg:y="2.4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2.4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2.4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2.4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2" draw:id="id62" draw:layer="layout" svg:width="1cm" svg:height="1cm" svg:x="10cm" svg:y="2.4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2.4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2.4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2.4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0" draw:id="id60" draw:layer="layout" svg:width="1cm" svg:height="1cm" svg:x="6cm" svg:y="2.4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5cm" svg:height="1.5cm" svg:x="12cm" svg:y="4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59" draw:id="id59" draw:layer="layout" svg:width="2.5cm" svg:height="1.5cm" svg:x="12cm" svg:y="6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7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9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80" draw:id="id80" draw:layer="layout" svg:width="2.5cm" svg:height="3cm" svg:x="12cm" svg:y="10.9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3.4cm" svg:x2="12cm" svg:y2="7.15cm" draw:start-shape="id58" draw:start-glue-point="2" draw:end-shape="id59" draw:end-glue-point="3" svg:d="m14500 3400c0 457-1501 381-2314 1204s-937 2546-186 2546">
          <text:p/>
        </draw:connector>
        <draw:line draw:style-name="gr15" draw:text-style-name="P1" draw:layer="layout" svg:x1="12.2cm" svg:y1="7.4cm" svg:x2="12.2cm" svg:y2="8.4cm">
          <text:p/>
        </draw:line>
        <draw:line draw:style-name="gr15" draw:text-style-name="P1" draw:layer="layout" svg:x1="12.2cm" svg:y1="9cm" svg:x2="12.2cm" svg:y2="10cm">
          <text:p/>
        </draw:line>
        <draw:line draw:style-name="gr16" draw:text-style-name="P3" draw:layer="layout" svg:x1="10.9cm" svg:y1="10.6cm" svg:x2="12.4cm" svg:y2="10.6cm">
          <text:p text:style-name="P1"><text:span text:style-name="T2">NULL <text:s text:c="11"/></text:span></text:p>
        </draw:line>
        <draw:custom-shape draw:style-name="gr18" draw:text-style-name="P3" draw:layer="layout" svg:width="2.5cm" svg:height="0.5cm" svg:x="5.2cm" svg:y="4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61" draw:id="id61" draw:layer="layout" svg:width="2.5cm" svg:height="0.5cm" svg:x="5.2cm" svg:y="5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5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7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5cm" svg:y1="3.4cm" svg:x2="7.7cm" svg:y2="5.65cm" draw:start-shape="id60" draw:start-glue-point="2" draw:end-shape="id61" draw:end-glue-point="1" svg:d="m6500 3400c0 1500 851 1250 1339 1437s612 813-139 813">
          <text:p/>
        </draw:connector>
        <draw:line draw:style-name="gr15" draw:text-style-name="P1" draw:layer="layout" svg:x1="5.4cm" svg:y1="5.6cm" svg:x2="5.4cm" svg:y2="6.1cm">
          <text:p/>
        </draw:line>
        <draw:line draw:style-name="gr15" draw:text-style-name="P1" draw:layer="layout" svg:x1="5.4cm" svg:y1="6.2cm" svg:x2="5.4cm" svg:y2="6.7cm">
          <text:p/>
        </draw:line>
        <draw:line draw:style-name="gr15" draw:text-style-name="P1" draw:layer="layout" svg:x1="5.4cm" svg:y1="6.7cm" svg:x2="5.4cm" svg:y2="7.2cm">
          <text:p/>
        </draw:line>
        <draw:line draw:style-name="gr15" draw:text-style-name="P1" draw:layer="layout" svg:x1="5.4cm" svg:y1="7.2cm" svg:x2="5.4cm" svg:y2="7.7cm">
          <text:p/>
        </draw:line>
        <draw:line draw:style-name="gr16" draw:text-style-name="P3" draw:layer="layout" svg:x1="4cm" svg:y1="7.8cm" svg:x2="5.5cm" svg:y2="7.8cm">
          <text:p text:style-name="P1"><text:span text:style-name="T2">NULL <text:s text:c="11"/></text:span></text:p>
        </draw:line>
        <draw:custom-shape draw:style-name="gr18" draw:text-style-name="P3" draw:layer="layout" svg:width="2.5cm" svg:height="1cm" svg:x="5.2cm" svg:y="7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63" draw:id="id63" draw:layer="layout" svg:width="2.5cm" svg:height="1cm" svg:x="5.2cm" svg:y="8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9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10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78" draw:id="id78" draw:layer="layout" svg:width="2.5cm" svg:height="1cm" svg:x="5.2cm" svg:y="11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9.4cm" svg:x2="5.5cm" svg:y2="10.4cm">
          <text:p/>
        </draw:line>
        <draw:line draw:style-name="gr15" draw:text-style-name="P1" draw:layer="layout" svg:x1="5.5cm" svg:y1="10.5cm" svg:x2="5.5cm" svg:y2="11.5cm">
          <text:p/>
        </draw:line>
        <draw:line draw:style-name="gr15" draw:text-style-name="P1" draw:layer="layout" svg:x1="5.5cm" svg:y1="11.5cm" svg:x2="5.5cm" svg:y2="12.5cm">
          <text:p/>
        </draw:line>
        <draw:line draw:style-name="gr16" draw:text-style-name="P3" draw:layer="layout" svg:x1="4.2cm" svg:y1="12.7cm" svg:x2="5.7cm" svg:y2="12.7cm">
          <text:p text:style-name="P1"><text:span text:style-name="T2">NULL <text:s text:c="11"/></text:span></text:p>
        </draw:line>
        <draw:connector draw:style-name="gr4" draw:text-style-name="P1" draw:layer="layout" draw:type="curve" svg:x1="10.5cm" svg:y1="3.4cm" svg:x2="7.7cm" svg:y2="9.4cm" draw:start-shape="id62" draw:start-glue-point="2" draw:end-shape="id63" draw:end-glue-point="1" svg:d="m10500 3400c0 4000-933 6000-2800 6000">
          <text:p/>
        </draw:connector>
        <draw:custom-shape draw:style-name="gr14" draw:text-style-name="P4" xml:id="id82" draw:id="id82" draw:layer="layout" svg:width="8.5cm" svg:height="1cm" svg:x="5.5cm" svg:y="20.8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4" draw:id="id84" draw:layer="layout" svg:width="8.5cm" svg:height="1cm" svg:x="5.5cm" svg:y="21.8cm">
          <text:p text:style-name="P5"><text:span text:style-name="T3">byte_t** _ppby_mempool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1" draw:id="id81" draw:layer="layout" svg:width="8.5cm" svg:height="1cm" svg:x="5.5cm" svg:y="22.8cm">
          <text:p text:style-name="P5"><text:span text:style-name="T3">byte_t* _pby_mempool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3.8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4.8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5.8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7" draw:id="id77" draw:layer="layout" svg:width="1cm" svg:height="1cm" svg:x="2.5cm" svg:y="15.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9" draw:id="id79" draw:layer="layout" svg:width="1cm" svg:height="1cm" svg:x="3.5cm" svg:y="15.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4" draw:id="id64" draw:layer="layout" svg:width="1cm" svg:height="1cm" svg:x="4.5cm" svg:y="15.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6" draw:id="id76" draw:layer="layout" svg:width="1cm" svg:height="1cm" svg:x="17.5cm" svg:y="15.6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5" draw:id="id75" draw:layer="layout" svg:width="1cm" svg:height="1cm" svg:x="16.5cm" svg:y="15.6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4" draw:id="id74" draw:layer="layout" svg:width="1cm" svg:height="1cm" svg:x="15.5cm" svg:y="15.6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3" draw:id="id73" draw:layer="layout" svg:width="1cm" svg:height="1cm" svg:x="12.5cm" svg:y="15.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2" draw:id="id72" draw:layer="layout" svg:width="1cm" svg:height="1cm" svg:x="11.5cm" svg:y="15.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1" draw:id="id71" draw:layer="layout" svg:width="1cm" svg:height="1cm" svg:x="10.5cm" svg:y="15.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0" draw:id="id70" draw:layer="layout" svg:width="1cm" svg:height="1cm" svg:x="9.5cm" svg:y="15.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9" draw:id="id69" draw:layer="layout" svg:width="1cm" svg:height="1cm" svg:x="8.5cm" svg:y="15.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8" draw:id="id68" draw:layer="layout" svg:width="1cm" svg:height="1cm" svg:x="7.5cm" svg:y="15.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7" draw:id="id67" draw:layer="layout" svg:width="1cm" svg:height="1cm" svg:x="6.5cm" svg:y="15.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6" draw:id="id66" draw:layer="layout" svg:width="1cm" svg:height="1cm" svg:x="5.5cm" svg:y="15.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16.6cm" svg:x2="13.75cm" svg:y2="18.8cm" draw:start-shape="id64" draw:start-glue-point="2" draw:end-shape="id65" svg:d="m5000 16600c0 1650 8750 550 8750 2200">
          <text:p/>
        </draw:connector>
        <draw:custom-shape draw:style-name="gr20" draw:text-style-name="P6" xml:id="id65" draw:id="id65" draw:layer="layout" svg:width="1.5cm" svg:height="1cm" svg:x="13cm" svg:y="18.8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16.6cm" svg:x2="13.75cm" svg:y2="18.8cm" draw:start-shape="id66" draw:start-glue-point="2" draw:end-shape="id65" svg:d="m6000 16600c0 1650 7750 550 7750 2200">
          <text:p/>
        </draw:connector>
        <draw:connector draw:style-name="gr4" draw:text-style-name="P1" draw:layer="layout" draw:type="curve" svg:x1="7cm" svg:y1="16.6cm" svg:x2="13.75cm" svg:y2="18.8cm" draw:start-shape="id67" draw:start-glue-point="2" draw:end-shape="id65" draw:end-glue-point="0" svg:d="m7000 16600c0 1650 6750 550 6750 2200">
          <text:p/>
        </draw:connector>
        <draw:connector draw:style-name="gr4" draw:text-style-name="P1" draw:layer="layout" draw:type="curve" svg:x1="8cm" svg:y1="16.6cm" svg:x2="13.75cm" svg:y2="18.8cm" draw:start-shape="id68" draw:start-glue-point="2" draw:end-shape="id65" draw:end-glue-point="0" svg:d="m8000 16600c0 1650 5750 550 5750 2200">
          <text:p/>
        </draw:connector>
        <draw:connector draw:style-name="gr4" draw:text-style-name="P1" draw:layer="layout" draw:type="curve" svg:x1="9cm" svg:y1="16.6cm" svg:x2="13.75cm" svg:y2="18.8cm" draw:start-shape="id69" draw:start-glue-point="2" draw:end-shape="id65" svg:d="m9000 16600c0 1650 4750 550 4750 2200">
          <text:p/>
        </draw:connector>
        <draw:connector draw:style-name="gr4" draw:text-style-name="P1" draw:layer="layout" draw:type="curve" svg:x1="10cm" svg:y1="16.6cm" svg:x2="13.75cm" svg:y2="18.8cm" draw:start-shape="id70" draw:start-glue-point="2" draw:end-shape="id65" svg:d="m10000 16600c0 1650 3750 550 3750 2200">
          <text:p/>
        </draw:connector>
        <draw:connector draw:style-name="gr4" draw:text-style-name="P1" draw:layer="layout" draw:type="curve" svg:x1="11cm" svg:y1="16.6cm" svg:x2="13.75cm" svg:y2="18.8cm" draw:start-shape="id71" draw:start-glue-point="2" draw:end-shape="id65" draw:end-glue-point="0" svg:d="m11000 16600c0 1650 2750 550 2750 2200">
          <text:p/>
        </draw:connector>
        <draw:connector draw:style-name="gr4" draw:text-style-name="P1" draw:layer="layout" draw:type="curve" svg:x1="12cm" svg:y1="16.6cm" svg:x2="13.75cm" svg:y2="18.8cm" draw:start-shape="id72" draw:start-glue-point="2" draw:end-shape="id65" svg:d="m12000 16600c0 1650 1750 550 1750 2200">
          <text:p/>
        </draw:connector>
        <draw:connector draw:style-name="gr4" draw:text-style-name="P1" draw:layer="layout" draw:type="curve" svg:x1="13cm" svg:y1="16.6cm" svg:x2="13.75cm" svg:y2="18.8cm" draw:start-shape="id73" draw:start-glue-point="2" draw:end-shape="id65" svg:d="m13000 16600c0 1650 750 550 750 2200">
          <text:p/>
        </draw:connector>
        <draw:connector draw:style-name="gr4" draw:text-style-name="P1" draw:layer="layout" draw:type="curve" svg:x1="16cm" svg:y1="16.6cm" svg:x2="13.75cm" svg:y2="18.8cm" draw:start-shape="id74" draw:start-glue-point="2" draw:end-shape="id65" draw:end-glue-point="0" svg:d="m16000 16600c0 1650-2250 550-2250 2200">
          <text:p/>
        </draw:connector>
        <draw:connector draw:style-name="gr4" draw:text-style-name="P1" draw:layer="layout" draw:type="curve" svg:x1="17cm" svg:y1="16.6cm" svg:x2="13.75cm" svg:y2="18.8cm" draw:start-shape="id75" draw:start-glue-point="2" draw:end-shape="id65" svg:d="m17000 16600c0 1650-3250 550-3250 2200">
          <text:p/>
        </draw:connector>
        <draw:connector draw:style-name="gr4" draw:text-style-name="P1" draw:layer="layout" draw:type="curve" svg:x1="18cm" svg:y1="16.6cm" svg:x2="13.75cm" svg:y2="18.8cm" draw:start-shape="id76" draw:end-shape="id65" draw:end-glue-point="0" svg:d="m18000 16600c0 1650-4250 550-4250 2200">
          <text:p/>
        </draw:connector>
        <draw:connector draw:style-name="gr4" draw:text-style-name="P1" draw:layer="layout" draw:type="curve" svg:x1="3cm" svg:y1="15.6cm" svg:x2="6.45cm" svg:y2="12.9cm" draw:start-shape="id77" draw:start-glue-point="0" draw:end-shape="id78" svg:d="m3000 15600c0-2025 3450-675 3450-2700">
          <text:p/>
        </draw:connector>
        <draw:connector draw:style-name="gr4" draw:text-style-name="P1" draw:layer="layout" draw:type="curve" svg:x1="4cm" svg:y1="15.6cm" svg:x2="13.25cm" svg:y2="13.9cm" draw:start-shape="id79" draw:start-glue-point="0" draw:end-shape="id80" draw:end-glue-point="2" svg:d="m4000 15600c0-1275 9250-425 9250-1700">
          <text:p/>
        </draw:connector>
        <draw:connector draw:style-name="gr4" draw:text-style-name="P1" draw:layer="layout" draw:type="curve" draw:line-skew="4.327cm" svg:x1="14cm" svg:y1="23.3cm" svg:x2="14.594cm" svg:y2="10.878cm" draw:start-shape="id81" draw:start-glue-point="1" svg:d="m14000 23300c7312 0 7015-12422 594-12422">
          <text:p/>
        </draw:connector>
        <draw:connector draw:style-name="gr4" draw:text-style-name="P1" draw:layer="layout" draw:type="curve" draw:line-skew="-0.624cm" svg:x1="5.5cm" svg:y1="21.3cm" svg:x2="3cm" svg:y2="2.9cm" draw:start-shape="id82" draw:start-glue-point="3" draw:end-shape="id83" draw:end-glue-point="3" svg:d="m5500 21300c-5437 0-4187-18400-2500-18400">
          <text:p/>
        </draw:connector>
        <draw:connector draw:style-name="gr4" draw:text-style-name="P1" draw:layer="layout" draw:type="curve" draw:line-skew="0.374cm -0.2cm" svg:x1="14cm" svg:y1="22.3cm" svg:x2="2.5cm" svg:y2="16.1cm" draw:start-shape="id84" draw:start-glue-point="1" draw:end-shape="id77" draw:end-glue-point="3" svg:d="m14000 22300c1312 0 875-3300-5563-3300s-6688-2900-5937-2900">
          <text:p/>
        </draw:connector>
      </draw:page>
      <draw:page draw:name="page7" draw:style-name="dp1" draw:master-page-name="默认">
        <draw:custom-shape draw:style-name="gr8" draw:text-style-name="P2" draw:layer="layout" svg:width="1cm" svg:height="1cm" svg:x="2.5cm" svg:y="3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3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5" draw:id="id85" draw:layer="layout" svg:width="1cm" svg:height="1cm" svg:x="4.5cm" svg:y="3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3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9" draw:id="id89" draw:layer="layout" svg:width="1cm" svg:height="1cm" svg:x="16.5cm" svg:y="3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3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3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3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3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2" draw:id="id92" draw:layer="layout" svg:width="1cm" svg:height="1cm" svg:x="9.5cm" svg:y="3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3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3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3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3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2.5cm" svg:y="1.5cm">
          <text:p text:style-name="P5"><text:span text:style-name="T3">保存类型信息的全局哈希结构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86" draw:id="id86" draw:layer="layout" svg:width="2.5cm" svg:height="1cm" svg:x="4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4cm" svg:x2="5.25cm" svg:y2="5.5cm" draw:start-shape="id85" draw:start-glue-point="2" draw:end-shape="id86" draw:end-glue-point="0" svg:d="m5000 4000c0 1125 250 375 250 1500">
          <text:p/>
        </draw:connector>
        <draw:custom-shape draw:style-name="gr14" draw:text-style-name="P3" xml:id="id87" draw:id="id87" draw:layer="layout" svg:width="2.5cm" svg:height="1cm" svg:x="4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6.5cm" svg:x2="5.25cm" svg:y2="7.5cm" draw:start-shape="id86" draw:start-glue-point="2" draw:end-shape="id87" draw:end-glue-point="0" svg:d="m5250 6500v1000">
          <text:p/>
        </draw:connector>
        <draw:custom-shape draw:style-name="gr14" draw:text-style-name="P3" xml:id="id88" draw:id="id88" draw:layer="layout" svg:width="2.5cm" svg:height="1cm" svg:x="4cm" svg:y="9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8.5cm" svg:x2="5.25cm" svg:y2="9.5cm" draw:start-shape="id87" draw:start-glue-point="2" draw:end-shape="id88" draw:end-glue-point="0" svg:d="m5250 8500v1000">
          <text:p/>
        </draw:connector>
        <draw:line draw:style-name="gr16" draw:text-style-name="P3" draw:layer="layout" svg:x1="2.5cm" svg:y1="10cm" svg:x2="4cm" svg:y2="10cm">
          <text:p text:style-name="P1"><text:span text:style-name="T2">NULL <text:s text:c="11"/></text:span></text:p>
        </draw:line>
        <draw:custom-shape draw:style-name="gr14" draw:text-style-name="P3" xml:id="id93" draw:id="id93" draw:layer="layout" svg:width="2.5cm" svg:height="1cm" svg:x="9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8cm" svg:y1="6cm" svg:x2="9.5cm" svg:y2="6cm">
          <text:p text:style-name="P1"><text:span text:style-name="T2">NULL <text:s text:c="11"/></text:span></text:p>
        </draw:line>
        <draw:custom-shape draw:style-name="gr14" draw:text-style-name="P3" xml:id="id90" draw:id="id90" draw:layer="layout" svg:width="2.5cm" svg:height="1cm" svg:x="16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cm" svg:y1="4cm" svg:x2="17.25cm" svg:y2="5.5cm" draw:start-shape="id89" draw:start-glue-point="2" draw:end-shape="id90" draw:end-glue-point="0" svg:d="m17000 4000c0 1125 250 375 250 1500">
          <text:p/>
        </draw:connector>
        <draw:custom-shape draw:style-name="gr14" draw:text-style-name="P3" xml:id="id91" draw:id="id91" draw:layer="layout" svg:width="2.5cm" svg:height="1cm" svg:x="16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25cm" svg:y1="6.5cm" svg:x2="17.25cm" svg:y2="7.5cm" draw:start-shape="id90" draw:start-glue-point="2" draw:end-shape="id91" draw:end-glue-point="0" svg:d="m17250 6500v1000">
          <text:p/>
        </draw:connector>
        <draw:connector draw:style-name="gr4" draw:text-style-name="P1" draw:layer="layout" draw:type="curve" svg:x1="10cm" svg:y1="4cm" svg:x2="10.25cm" svg:y2="5.5cm" draw:start-shape="id92" draw:start-glue-point="2" draw:end-shape="id93" draw:end-glue-point="0" svg:d="m10000 4000c0 1125 250 375 250 1500">
          <text:p/>
        </draw:connector>
        <draw:custom-shape draw:style-name="gr19" draw:text-style-name="P3" xml:id="id94" draw:id="id94" draw:layer="layout" svg:width="4cm" svg:height="3cm" svg:x="11.5cm" svg:y="10cm">
          <text:p text:style-name="P1"><text:span text:style-name="T2">类型的信息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cm" svg:y1="8cm" svg:x2="16.5cm" svg:y2="8cm">
          <text:p text:style-name="P1"><text:span text:style-name="T2">NULL <text:s text:c="11"/></text:span></text:p>
        </draw:line>
        <draw:connector draw:style-name="gr4" draw:text-style-name="P1" draw:layer="layout" draw:type="curve" svg:x1="11.5cm" svg:y1="6cm" svg:x2="13.5cm" svg:y2="10cm" draw:start-shape="id93" draw:start-glue-point="1" draw:end-shape="id94" svg:d="m11500 6000c1334 0 2000 1333 2000 4000">
          <text:p/>
        </draw:connector>
        <draw:connector draw:style-name="gr22" draw:text-style-name="P1" draw:layer="layout" draw:type="curve" svg:x1="18.5cm" svg:y1="8cm" svg:x2="13.5cm" svg:y2="10cm" draw:start-shape="id91" draw:start-glue-point="1" draw:end-shape="id94" draw:end-glue-point="0" svg:d="m18500 8000c751 0 626 625-811 844s-4189 31-4189 1156">
          <text:p/>
        </draw:connector>
        <draw:custom-shape draw:style-name="gr13" draw:text-style-name="P3" xml:id="id95" draw:id="id95" draw:layer="layout" svg:width="1cm" svg:height="1cm" svg:x="10.5cm" svg:y="1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2cm" svg:x2="10cm" svg:y2="3cm" draw:start-shape="id95" draw:start-glue-point="3" draw:end-shape="id92" draw:end-glue-point="0" svg:d="m10500 2000c-334 0-500 333-500 1000">
          <text:p/>
        </draw:connector>
        <draw:custom-shape draw:style-name="gr13" draw:text-style-name="P3" draw:layer="layout" svg:width="1cm" svg:height="1cm" svg:x="9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cm" svg:height="1cm" svg:x="10cm" svg:y="1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96" draw:id="id96" draw:layer="layout" svg:width="1cm" svg:height="1cm" svg:x="15.5cm" svg:y="1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2cm" svg:x2="17cm" svg:y2="3cm" draw:start-shape="id96" draw:start-glue-point="1" draw:end-shape="id89" draw:end-glue-point="0" svg:d="m16500 2000c334 0 500 333 500 1000">
          <text:p/>
        </draw:connector>
        <draw:custom-shape draw:style-name="gr13" draw:text-style-name="P3" draw:layer="layout" svg:width="1cm" svg:height="1cm" svg:x="17cm" svg:y="9.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97" draw:id="id97" draw:layer="layout" svg:width="2.5cm" svg:height="1cm" svg:x="3cm" svg:y="18.5cm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3.5cm" svg:y="21cm">
          <text:p text:style-name="P5"><text:span text:style-name="T3">spa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17cm" svg:y1="19.046cm" svg:x2="3cm" svg:y2="19cm" draw:end-shape="id97" draw:end-glue-point="3" svg:d="m1617 19046 1383-46">
          <text:p/>
        </draw:connector>
        <draw:custom-shape draw:style-name="gr23" draw:text-style-name="P3" xml:id="id99" draw:id="id99" draw:layer="layout" svg:width="2.5cm" svg:height="1cm" svg:x="15cm" svg:y="18.5cm">
          <text:p text:style-name="P1"><text:span text:style-name="T2">ACCEP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98" draw:id="id98" draw:layer="layout" svg:width="3.5cm" svg:height="1cm" svg:x="8.5cm" svg:y="16.5cm">
          <text:p text:style-name="P1"><text:span text:style-name="T2">IN_IDENTIFI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9cm" svg:x2="8.5cm" svg:y2="17cm" draw:start-shape="id97" draw:start-glue-point="1" draw:end-shape="id98" draw:end-glue-point="3" svg:d="m5500 19000 3000-2000">
          <text:p/>
        </draw:connector>
        <draw:connector draw:style-name="gr4" draw:text-style-name="P1" draw:layer="layout" draw:type="line" svg:x1="12cm" svg:y1="17cm" svg:x2="15cm" svg:y2="19cm" draw:start-shape="id98" draw:start-glue-point="1" draw:end-shape="id99" draw:end-glue-point="3" svg:d="m12000 17000 3000 2000">
          <text:p/>
        </draw:connector>
        <draw:connector draw:style-name="gr4" draw:text-style-name="P1" draw:layer="layout" draw:type="curve" draw:line-skew="0cm 3.001cm" svg:x1="3cm" svg:y1="19cm" svg:x2="5.5cm" svg:y2="19cm" draw:start-shape="id97" draw:start-glue-point="3" draw:end-shape="id97" draw:end-glue-point="1" svg:d="m3000 19000c-751 0-501 2000 1250 2000s2001-2000 1250-2000">
          <text:p/>
        </draw:connector>
        <draw:connector draw:style-name="gr4" draw:text-style-name="P1" draw:layer="layout" draw:type="line" svg:x1="5.5cm" svg:y1="19cm" svg:x2="15cm" svg:y2="19cm" draw:start-shape="id97" draw:start-glue-point="1" draw:end-shape="id99" draw:end-glue-point="3" svg:d="m5500 19000h9500">
          <text:p/>
        </draw:connector>
        <draw:custom-shape draw:style-name="gr20" draw:text-style-name="P6" draw:layer="layout" svg:width="1.5cm" svg:height="1cm" svg:x="9.5cm" svg:y="19.5cm">
          <text:p text:style-name="P5"><text:span text:style-name="T3">&lt;|,|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5cm" svg:y="17cm">
          <text:p text:style-name="P5"><text:span text:style-name="T3">letter|_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9.458cm" svg:y="14.353cm">
          <text:p text:style-name="P5"><text:span text:style-name="T3">letter|digit|_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cm -0.499cm" svg:x1="8.5cm" svg:y1="17cm" svg:x2="12cm" svg:y2="17cm" draw:start-shape="id98" draw:start-glue-point="3" draw:end-shape="id98" draw:end-glue-point="1" svg:d="m8500 17000c-751 0-501-1500 1750-1500s2501 1500 1750 1500">
          <text:p/>
        </draw:connector>
        <draw:custom-shape draw:style-name="gr20" draw:text-style-name="P6" draw:layer="layout" svg:width="1.5cm" svg:height="1cm" svg:x="14cm" svg:y="16.5cm">
          <text:p text:style-name="P5"><text:span text:style-name="T3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4.6cm" svg:y="2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6cm" svg:y="2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6cm" svg:y="2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6cm" svg:y="2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6cm" svg:y="2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6cm" svg:y="2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6cm" svg:y="2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6cm" svg:y="2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6cm" svg:y="2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6cm" svg:y="2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6cm" svg:y="2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1cm" svg:x="15.6cm" svg:y="26cm">
          <text:p text:style-name="P1"><text:span text:style-name="T2">NUL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7cm" svg:height="0.9cm" svg:x="4.4cm" svg:y="23.5cm">
          <text:p text:style-name="P1"><text:span text:style-name="T5">起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1.7cm" svg:height="0.9cm" svg:x="15.4cm" svg:y="23.5cm">
          <text:p text:style-name="P1"><text:span text:style-name="T5">终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默认">
        <draw:custom-shape draw:style-name="gr8" draw:text-style-name="P2" draw:layer="layout" svg:width="1cm" svg:height="1cm" svg:x="3cm" svg:y="3.5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3.5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3.5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3.5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3.5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3.5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3.5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3.5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3.5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3.5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measurelines" svg:x1="3cm" svg:y1="3.6cm" svg:x2="12cm" svg:y2="3.6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measurelines" svg:x1="12cm" svg:y1="3.6cm" svg:x2="17.5cm" svg:y2="3.6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8.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8.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8.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8.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8.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8.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8.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8.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8.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8.4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8.5cm" svg:x2="12cm" svg:y2="8.5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8.5cm" svg:x2="17.5cm" svg:y2="8.5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1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4.3cm" svg:x2="13cm" svg:y2="14.3cm">
          <text:p text:style-name="P8"><text:span text:style-name="T6"><text:measure text:kind="gap"/></text:span><text:span text:style-name="T6">容器中的数据</text:span></text:p>
        </draw:measure>
        <draw:custom-shape draw:style-name="gr8" draw:text-style-name="P3" draw:layer="layout" svg:width="1cm" svg:height="1cm" svg:x="12cm" svg:y="14.2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13cm" svg:y1="14.3cm" svg:x2="17.5cm" svg:y2="14.3cm">
          <text:p text:style-name="P8"><text:span text:style-name="T6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0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0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cm" svg:height="1cm" svg:x="3cm" svg:y="17.9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7.9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7.9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7.9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7.9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7.9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7.9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7.9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7.9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7.9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8cm" svg:x2="12cm" svg:y2="18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18cm" svg:x2="17.5cm" svg:y2="18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2.969cm" svg:y="2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969cm" svg:y="2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969cm" svg:y="2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10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9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8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969cm" svg:y="2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969cm" svg:y="2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969cm" svg:y="2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cm" svg:height="1cm" svg:x="14.969cm" svg:y="2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2.969cm" svg:y1="24.3cm" svg:x2="15cm" svg:y2="24.3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7" draw:layer="layout" svg:x1="15cm" svg:y1="24.3cm" svg:x2="17.469cm" svg:y2="24.3cm">
          <text:p text:style-name="P9"><text:span text:style-name="T8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9.5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9.5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1cm" svg:height="1cm" svg:x="11.969cm" svg:y="2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969cm" svg:y="2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969cm" svg:y="2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cm" svg:height="2cm" svg:x="11cm" svg:y="24.8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2.5cm" svg:height="2cm" svg:x="11cm" svg:y="22.6cm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9" draw:style-name="dp1" draw:master-page-name="默认">
        <draw:custom-shape draw:style-name="gr8" draw:text-style-name="P2" xml:id="id100" draw:id="id100" draw:layer="layout" svg:width="1cm" svg:height="1cm" svg:x="3cm" svg:y="4.1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4.1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2" draw:id="id102" draw:layer="layout" svg:width="1cm" svg:height="1cm" svg:x="5cm" svg:y="4.1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.1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.1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.1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3" draw:id="id103" draw:layer="layout" svg:width="1cm" svg:height="1cm" svg:x="8cm" svg:y="4.1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.1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4.1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4.1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3.491cm" svg:y1="6.522cm" svg:x2="3.5cm" svg:y2="5.1cm" draw:end-shape="id100" draw:end-glue-point="2" svg:d="m3491 6522c0-690 9 21 9-1422">
          <text:p text:style-name="P1">begin <text:s text:c="8"/></text:p>
        </draw:connector>
        <draw:custom-shape draw:style-name="gr30" draw:text-style-name="P3" xml:id="id101" draw:id="id101" draw:layer="layout" svg:width="1cm" svg:height="1cm" svg:x="12cm" svg:y="4.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2.604cm" svg:y1="6.504cm" svg:x2="12.5cm" svg:y2="5.1cm" draw:end-shape="id101" draw:end-glue-point="2" svg:d="m12604 6504c0-676-104 25-104-1404">
          <text:p text:style-name="P1"><text:s text:c="6"/>end</text:p>
        </draw:connector>
        <draw:connector draw:style-name="gr4" draw:text-style-name="P1" draw:layer="layout" draw:type="curve" svg:x1="5.365cm" svg:y1="1.488cm" svg:x2="5.5cm" svg:y2="4.1cm" draw:end-shape="id102" draw:end-glue-point="0" svg:d="m5365 1488c0 1584 135 278 135 2612">
          <text:p/>
        </draw:connector>
        <draw:connector draw:style-name="gr4" draw:text-style-name="P1" draw:layer="layout" draw:type="curve" svg:x1="8.452cm" svg:y1="1.561cm" svg:x2="8.5cm" svg:y2="4.1cm" draw:end-shape="id103" draw:end-glue-point="0" svg:d="m8452 1561c0 1528 48 259 48 2539">
          <text:p/>
        </draw:connector>
        <draw:line draw:style-name="gr29" draw:text-style-name="P1" draw:layer="layout" svg:x1="5.5cm" svg:y1="2cm" svg:x2="8.5cm" svg:y2="2cm">
          <text:p text:style-name="P1">next_n</text:p>
          <text:p text:style-name="P1"/>
        </draw:line>
        <draw:line draw:style-name="gr31" draw:text-style-name="P1" draw:layer="layout" svg:x1="5.5cm" svg:y1="2.5cm" svg:x2="8.5cm" svg:y2="2.5cm">
          <text:p text:style-name="P1"/>
          <text:p text:style-name="P1">prev_n</text:p>
        </draw:line>
        <draw:custom-shape draw:style-name="gr8" draw:text-style-name="P2" draw:layer="layout" svg:width="1cm" svg:height="1cm" svg:x="3cm" svg:y="10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0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0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0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0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0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0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0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0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0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8.5cm" svg:x2="3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4" draw:text-style-name="P1" draw:layer="layout" svg:x1="17.5cm" svg:y1="8.5cm" svg:x2="17.5cm" svg:y2="10cm">
          <text:p/>
        </draw:line>
        <draw:rect draw:style-name="gr32" draw:text-style-name="P1" draw:layer="layout" svg:width="3cm" svg:height="1cm" svg:x="3.1cm" svg:y="7.5cm">
          <text:p text:style-name="P1">_pc_start</text:p>
        </draw:rect>
        <draw:rect draw:style-name="gr32" draw:text-style-name="P1" draw:layer="layout" svg:width="3cm" svg:height="1cm" svg:x="9cm" svg:y="7.5cm">
          <text:p text:style-name="P1">_pc_end</text:p>
        </draw:rect>
        <draw:rect draw:style-name="gr32" draw:text-style-name="P1" draw:layer="layout" svg:width="3cm" svg:height="1cm" svg:x="14cm" svg:y="7.5cm">
          <text:p text:style-name="P1">_pc_endofstorage</text:p>
        </draw:rect>
        <draw:rect draw:style-name="gr33" draw:text-style-name="P7" xml:id="id104" draw:id="id104" draw:layer="layout" svg:width="1.5cm" svg:height="0.5cm" svg:x="9.5cm" svg:y="12.6cm">
          <text:p text:style-name="P1"><text:span text:style-name="T5">prev</text:span></text:p>
        </draw:rect>
        <draw:rect draw:style-name="gr33" draw:text-style-name="P7" xml:id="id105" draw:id="id105" draw:layer="layout" svg:width="1.5cm" svg:height="0.5cm" svg:x="9.5cm" svg:y="13.1cm">
          <text:p text:style-name="P1"><text:span text:style-name="T5">next</text:span></text:p>
        </draw:rect>
        <draw:rect draw:style-name="gr33" draw:text-style-name="P1" draw:layer="layout" svg:width="1.5cm" svg:height="1cm" svg:x="9.5cm" svg:y="13.6cm">
          <text:p text:style-name="P1">data</text:p>
        </draw:rect>
        <draw:rect draw:style-name="gr33" draw:text-style-name="P7" xml:id="id117" draw:id="id117" draw:layer="layout" svg:width="1.5cm" svg:height="0.5cm" svg:x="13cm" svg:y="14.1cm">
          <text:p text:style-name="P1"><text:span text:style-name="T5">prev</text:span></text:p>
        </draw:rect>
        <draw:rect draw:style-name="gr33" draw:text-style-name="P7" xml:id="id106" draw:id="id106" draw:layer="layout" svg:width="1.5cm" svg:height="0.5cm" svg:x="13cm" svg:y="14.6cm">
          <text:p text:style-name="P1"><text:span text:style-name="T5">next</text:span></text:p>
        </draw:rect>
        <draw:rect draw:style-name="gr33" draw:text-style-name="P1" draw:layer="layout" svg:width="1.5cm" svg:height="1cm" svg:x="13cm" svg:y="15.1cm">
          <text:p text:style-name="P1">data</text:p>
        </draw:rect>
        <draw:rect draw:style-name="gr33" draw:text-style-name="P7" xml:id="id116" draw:id="id116" draw:layer="layout" svg:width="1.5cm" svg:height="0.5cm" svg:x="15.5cm" svg:y="17.1cm">
          <text:p text:style-name="P1"><text:span text:style-name="T5">prev</text:span></text:p>
        </draw:rect>
        <draw:rect draw:style-name="gr33" draw:text-style-name="P7" xml:id="id107" draw:id="id107" draw:layer="layout" svg:width="1.5cm" svg:height="0.5cm" svg:x="15.5cm" svg:y="17.6cm">
          <text:p text:style-name="P1"><text:span text:style-name="T5">next</text:span></text:p>
        </draw:rect>
        <draw:rect draw:style-name="gr33" draw:text-style-name="P1" draw:layer="layout" svg:width="1.5cm" svg:height="1cm" svg:x="15.5cm" svg:y="18.1cm">
          <text:p text:style-name="P1">data</text:p>
        </draw:rect>
        <draw:rect draw:style-name="gr33" draw:text-style-name="P7" xml:id="id115" draw:id="id115" draw:layer="layout" svg:width="1.5cm" svg:height="0.5cm" svg:x="12cm" svg:y="20.1cm">
          <text:p text:style-name="P1"><text:span text:style-name="T5">prev</text:span></text:p>
        </draw:rect>
        <draw:rect draw:style-name="gr33" draw:text-style-name="P7" xml:id="id108" draw:id="id108" draw:layer="layout" svg:width="1.5cm" svg:height="0.5cm" svg:x="12cm" svg:y="20.6cm">
          <text:p text:style-name="P1"><text:span text:style-name="T5">next</text:span></text:p>
        </draw:rect>
        <draw:rect draw:style-name="gr33" draw:text-style-name="P1" draw:layer="layout" svg:width="1.5cm" svg:height="1cm" svg:x="12cm" svg:y="21.1cm">
          <text:p text:style-name="P1">data</text:p>
        </draw:rect>
        <draw:rect draw:style-name="gr33" draw:text-style-name="P7" xml:id="id114" draw:id="id114" draw:layer="layout" svg:width="1.5cm" svg:height="0.5cm" svg:x="7.5cm" svg:y="20.1cm">
          <text:p text:style-name="P1"><text:span text:style-name="T5">prev</text:span></text:p>
        </draw:rect>
        <draw:rect draw:style-name="gr33" draw:text-style-name="P7" xml:id="id109" draw:id="id109" draw:layer="layout" svg:width="1.5cm" svg:height="0.5cm" svg:x="7.5cm" svg:y="20.6cm">
          <text:p text:style-name="P1"><text:span text:style-name="T5">next</text:span></text:p>
        </draw:rect>
        <draw:rect draw:style-name="gr33" draw:text-style-name="P1" draw:layer="layout" svg:width="1.5cm" svg:height="1cm" svg:x="7.5cm" svg:y="21.1cm">
          <text:p text:style-name="P1">data</text:p>
        </draw:rect>
        <draw:rect draw:style-name="gr33" draw:text-style-name="P7" xml:id="id113" draw:id="id113" draw:layer="layout" svg:width="1.5cm" svg:height="0.5cm" svg:x="4cm" svg:y="17.1cm">
          <text:p text:style-name="P1"><text:span text:style-name="T5">prev</text:span></text:p>
        </draw:rect>
        <draw:rect draw:style-name="gr33" draw:text-style-name="P7" xml:id="id110" draw:id="id110" draw:layer="layout" svg:width="1.5cm" svg:height="0.5cm" svg:x="4cm" svg:y="17.6cm">
          <text:p text:style-name="P1"><text:span text:style-name="T5">next</text:span></text:p>
        </draw:rect>
        <draw:rect draw:style-name="gr33" draw:text-style-name="P1" draw:layer="layout" svg:width="1.5cm" svg:height="1cm" svg:x="4cm" svg:y="18.1cm">
          <text:p text:style-name="P1">data</text:p>
        </draw:rect>
        <draw:rect draw:style-name="gr33" draw:text-style-name="P7" xml:id="id112" draw:id="id112" draw:layer="layout" svg:width="1.5cm" svg:height="0.5cm" svg:x="6cm" svg:y="14.1cm">
          <text:p text:style-name="P1"><text:span text:style-name="T5">prev</text:span></text:p>
        </draw:rect>
        <draw:rect draw:style-name="gr33" draw:text-style-name="P7" xml:id="id111" draw:id="id111" draw:layer="layout" svg:width="1.5cm" svg:height="0.5cm" svg:x="6cm" svg:y="14.6cm">
          <text:p text:style-name="P1"><text:span text:style-name="T5">next</text:span></text:p>
        </draw:rect>
        <draw:rect draw:style-name="gr33" draw:text-style-name="P1" draw:layer="layout" svg:width="1.5cm" svg:height="1cm" svg:x="6cm" svg:y="15.1cm">
          <text:p text:style-name="P1">data</text:p>
        </draw:rect>
        <draw:connector draw:style-name="gr4" draw:text-style-name="P1" xml:id="id118" draw:id="id118" draw:layer="layout" draw:type="curve" svg:x1="11cm" svg:y1="12.85cm" svg:x2="11cm" svg:y2="12.85cm" draw:start-shape="id104" draw:start-glue-point="1" draw:end-shape="id104" svg:d="m11000 12850">
          <text:p/>
        </draw:connector>
        <draw:connector draw:style-name="gr4" draw:text-style-name="P1" draw:layer="layout" draw:type="curve" svg:x1="11cm" svg:y1="13.35cm" svg:x2="13cm" svg:y2="14.85cm" draw:start-shape="id105" draw:start-glue-point="1" draw:end-shape="id106" draw:end-glue-point="3" svg:d="m11000 13350c1500 0 500 1500 2000 1500">
          <text:p/>
        </draw:connector>
        <draw:connector draw:style-name="gr4" draw:text-style-name="P1" draw:layer="layout" draw:type="curve" svg:x1="14.5cm" svg:y1="14.85cm" svg:x2="15.5cm" svg:y2="17.85cm" draw:start-shape="id106" draw:start-glue-point="1" draw:end-shape="id107" draw:end-glue-point="3" svg:d="m14500 14850c751 0 501 1500 500 1500s-251 1500 500 1500">
          <text:p/>
        </draw:connector>
        <draw:connector draw:style-name="gr4" draw:text-style-name="P1" draw:layer="layout" draw:type="curve" svg:x1="17cm" svg:y1="17.85cm" svg:x2="13.5cm" svg:y2="20.85cm" draw:start-shape="id107" draw:start-glue-point="1" draw:end-shape="id108" svg:d="m17000 17850c751 0 2501 3000-3500 3000">
          <text:p/>
        </draw:connector>
        <draw:connector draw:style-name="gr4" draw:text-style-name="P1" draw:layer="layout" draw:type="curve" svg:x1="12cm" svg:y1="20.85cm" svg:x2="9cm" svg:y2="20.85cm" draw:start-shape="id108" draw:start-glue-point="3" draw:end-shape="id109" draw:end-glue-point="1" svg:d="m12000 20850h-3000">
          <text:p/>
        </draw:connector>
        <draw:connector draw:style-name="gr4" draw:text-style-name="P1" draw:layer="layout" draw:type="curve" svg:x1="7.5cm" svg:y1="20.85cm" svg:x2="5.5cm" svg:y2="17.85cm" draw:start-shape="id109" draw:start-glue-point="3" draw:end-shape="id110" draw:end-glue-point="1" svg:d="m7500 20850c-1500 0-500-3000-2000-3000">
          <text:p/>
        </draw:connector>
        <draw:connector draw:style-name="gr4" draw:text-style-name="P1" draw:layer="layout" draw:type="curve" svg:x1="4cm" svg:y1="17.85cm" svg:x2="6cm" svg:y2="14.85cm" draw:start-shape="id110" draw:start-glue-point="3" draw:end-shape="id111" svg:d="m4000 17850c-751 0-1751-3000 2000-3000">
          <text:p/>
        </draw:connector>
        <draw:connector draw:style-name="gr4" draw:text-style-name="P1" draw:layer="layout" draw:type="curve" svg:x1="7.5cm" svg:y1="14.85cm" svg:x2="9.5cm" svg:y2="13.35cm" draw:start-shape="id111" draw:start-glue-point="1" draw:end-shape="id105" svg:d="m7500 14850c1500 0 500-1500 2000-1500">
          <text:p/>
        </draw:connector>
        <draw:connector draw:style-name="gr34" draw:text-style-name="P1" draw:layer="layout" draw:type="curve" svg:x1="9.5cm" svg:y1="12.85cm" svg:x2="7.5cm" svg:y2="14.35cm" draw:start-shape="id104" draw:start-glue-point="3" draw:end-shape="id112" draw:end-glue-point="1" svg:d="m9500 12850c-1500 0-500 1500-2000 1500">
          <text:p/>
        </draw:connector>
        <draw:connector draw:style-name="gr34" draw:text-style-name="P1" draw:layer="layout" draw:type="curve" svg:x1="6cm" svg:y1="14.35cm" svg:x2="4cm" svg:y2="17.35cm" draw:start-shape="id112" draw:start-glue-point="3" draw:end-shape="id113" draw:end-glue-point="3" svg:d="m6000 14350c-3751 0-2751 3000-2000 3000">
          <text:p/>
        </draw:connector>
        <draw:connector draw:style-name="gr34" draw:text-style-name="P1" draw:layer="layout" draw:type="curve" svg:x1="5.5cm" svg:y1="17.35cm" svg:x2="7.5cm" svg:y2="20.35cm" draw:start-shape="id113" draw:start-glue-point="1" draw:end-shape="id114" draw:end-glue-point="3" svg:d="m5500 17350c1500 0 500 3000 2000 3000">
          <text:p/>
        </draw:connector>
        <draw:connector draw:style-name="gr34" draw:text-style-name="P1" draw:layer="layout" draw:type="curve" svg:x1="9cm" svg:y1="20.35cm" svg:x2="12cm" svg:y2="20.35cm" draw:start-shape="id114" draw:start-glue-point="1" draw:end-shape="id115" draw:end-glue-point="3" svg:d="m9000 20350h3000">
          <text:p/>
        </draw:connector>
        <draw:connector draw:style-name="gr34" draw:text-style-name="P1" draw:layer="layout" draw:type="curve" svg:x1="13.5cm" svg:y1="20.35cm" svg:x2="17cm" svg:y2="17.35cm" draw:start-shape="id115" draw:start-glue-point="1" draw:end-shape="id116" draw:end-glue-point="1" svg:d="m13500 20350c6001 0 4251-3000 3500-3000">
          <text:p/>
        </draw:connector>
        <draw:connector draw:style-name="gr34" draw:text-style-name="P1" draw:layer="layout" draw:type="curve" svg:x1="15.5cm" svg:y1="17.35cm" svg:x2="14.5cm" svg:y2="14.35cm" draw:start-shape="id116" draw:start-glue-point="3" draw:end-shape="id117" draw:end-glue-point="1" svg:d="m15500 17350c-751 0-501-1500-500-1500s251-1500-500-1500">
          <text:p/>
        </draw:connector>
        <draw:connector draw:style-name="gr34" draw:text-style-name="P1" draw:layer="layout" draw:type="curve" svg:x1="13cm" svg:y1="14.35cm" svg:x2="11cm" svg:y2="12.85cm" draw:start-shape="id117" draw:start-glue-point="3" draw:end-shape="id118" draw:end-glue-point="0" svg:d="m13000 14350c-1500 0-500-1500-2000-1500">
          <text:p/>
        </draw:connector>
      </draw:page>
      <draw:page draw:name="page10" draw:style-name="dp1" draw:master-page-name="默认">
        <draw:rect draw:style-name="gr33" draw:text-style-name="P7" xml:id="id119" draw:id="id119" draw:layer="layout" svg:width="1.5cm" svg:height="0.5cm" svg:x="9.21cm" svg:y="3.2cm">
          <text:p text:style-name="P1"><text:span text:style-name="T5">prev</text:span></text:p>
        </draw:rect>
        <draw:rect draw:style-name="gr33" draw:text-style-name="P7" xml:id="id120" draw:id="id120" draw:layer="layout" svg:width="1.5cm" svg:height="0.5cm" svg:x="9.21cm" svg:y="3.7cm">
          <text:p text:style-name="P1"><text:span text:style-name="T5">next</text:span></text:p>
        </draw:rect>
        <draw:rect draw:style-name="gr35" draw:text-style-name="P1" draw:layer="layout" svg:width="1.5cm" svg:height="1cm" svg:x="9.21cm" svg:y="4.2cm">
          <text:p/>
        </draw:rect>
        <draw:rect draw:style-name="gr33" draw:text-style-name="P7" xml:id="id132" draw:id="id132" draw:layer="layout" svg:width="1.5cm" svg:height="0.5cm" svg:x="12.71cm" svg:y="4.7cm">
          <text:p text:style-name="P1"><text:span text:style-name="T5">prev</text:span></text:p>
        </draw:rect>
        <draw:rect draw:style-name="gr33" draw:text-style-name="P7" xml:id="id121" draw:id="id121" draw:layer="layout" svg:width="1.5cm" svg:height="0.5cm" svg:x="12.71cm" svg:y="5.2cm">
          <text:p text:style-name="P1"><text:span text:style-name="T5">next</text:span></text:p>
        </draw:rect>
        <draw:rect draw:style-name="gr33" draw:text-style-name="P1" draw:layer="layout" svg:width="1.5cm" svg:height="1cm" svg:x="12.71cm" svg:y="5.7cm">
          <text:p text:style-name="P1">data</text:p>
        </draw:rect>
        <draw:rect draw:style-name="gr33" draw:text-style-name="P7" xml:id="id131" draw:id="id131" draw:layer="layout" svg:width="1.5cm" svg:height="0.5cm" svg:x="15.21cm" svg:y="7.7cm">
          <text:p text:style-name="P1"><text:span text:style-name="T5">prev</text:span></text:p>
        </draw:rect>
        <draw:rect draw:style-name="gr33" draw:text-style-name="P7" xml:id="id122" draw:id="id122" draw:layer="layout" svg:width="1.5cm" svg:height="0.5cm" svg:x="15.21cm" svg:y="8.2cm">
          <text:p text:style-name="P1"><text:span text:style-name="T5">next</text:span></text:p>
        </draw:rect>
        <draw:rect draw:style-name="gr33" draw:text-style-name="P1" draw:layer="layout" svg:width="1.5cm" svg:height="1cm" svg:x="15.21cm" svg:y="8.7cm">
          <text:p text:style-name="P1">data</text:p>
        </draw:rect>
        <draw:rect draw:style-name="gr33" draw:text-style-name="P7" xml:id="id130" draw:id="id130" draw:layer="layout" svg:width="1.5cm" svg:height="0.5cm" svg:x="11.71cm" svg:y="10.7cm">
          <text:p text:style-name="P1"><text:span text:style-name="T5">prev</text:span></text:p>
        </draw:rect>
        <draw:rect draw:style-name="gr33" draw:text-style-name="P7" xml:id="id123" draw:id="id123" draw:layer="layout" svg:width="1.5cm" svg:height="0.5cm" svg:x="11.71cm" svg:y="11.2cm">
          <text:p text:style-name="P1"><text:span text:style-name="T5">next</text:span></text:p>
        </draw:rect>
        <draw:rect draw:style-name="gr33" draw:text-style-name="P1" draw:layer="layout" svg:width="1.5cm" svg:height="1cm" svg:x="11.71cm" svg:y="11.7cm">
          <text:p text:style-name="P1">data</text:p>
        </draw:rect>
        <draw:rect draw:style-name="gr33" draw:text-style-name="P7" xml:id="id129" draw:id="id129" draw:layer="layout" svg:width="1.5cm" svg:height="0.5cm" svg:x="7.21cm" svg:y="10.7cm">
          <text:p text:style-name="P1"><text:span text:style-name="T5">prev</text:span></text:p>
        </draw:rect>
        <draw:rect draw:style-name="gr33" draw:text-style-name="P7" xml:id="id124" draw:id="id124" draw:layer="layout" svg:width="1.5cm" svg:height="0.5cm" svg:x="7.21cm" svg:y="11.2cm">
          <text:p text:style-name="P1"><text:span text:style-name="T5">next</text:span></text:p>
        </draw:rect>
        <draw:rect draw:style-name="gr33" draw:text-style-name="P1" draw:layer="layout" svg:width="1.5cm" svg:height="1cm" svg:x="7.21cm" svg:y="11.7cm">
          <text:p text:style-name="P1">data</text:p>
        </draw:rect>
        <draw:rect draw:style-name="gr33" draw:text-style-name="P7" xml:id="id128" draw:id="id128" draw:layer="layout" svg:width="1.5cm" svg:height="0.5cm" svg:x="3.71cm" svg:y="7.7cm">
          <text:p text:style-name="P1"><text:span text:style-name="T5">prev</text:span></text:p>
        </draw:rect>
        <draw:rect draw:style-name="gr33" draw:text-style-name="P7" xml:id="id125" draw:id="id125" draw:layer="layout" svg:width="1.5cm" svg:height="0.5cm" svg:x="3.71cm" svg:y="8.2cm">
          <text:p text:style-name="P1"><text:span text:style-name="T5">next</text:span></text:p>
        </draw:rect>
        <draw:rect draw:style-name="gr33" draw:text-style-name="P1" draw:layer="layout" svg:width="1.5cm" svg:height="1cm" svg:x="3.71cm" svg:y="8.7cm">
          <text:p text:style-name="P1">data</text:p>
        </draw:rect>
        <draw:rect draw:style-name="gr33" draw:text-style-name="P7" xml:id="id127" draw:id="id127" draw:layer="layout" svg:width="1.5cm" svg:height="0.5cm" svg:x="5.71cm" svg:y="4.7cm">
          <text:p text:style-name="P1"><text:span text:style-name="T5">prev</text:span></text:p>
        </draw:rect>
        <draw:rect draw:style-name="gr33" draw:text-style-name="P7" xml:id="id126" draw:id="id126" draw:layer="layout" svg:width="1.5cm" svg:height="0.5cm" svg:x="5.71cm" svg:y="5.2cm">
          <text:p text:style-name="P1"><text:span text:style-name="T5">next</text:span></text:p>
        </draw:rect>
        <draw:rect draw:style-name="gr33" draw:text-style-name="P1" draw:layer="layout" svg:width="1.5cm" svg:height="1cm" svg:x="5.71cm" svg:y="5.7cm">
          <text:p text:style-name="P1">data</text:p>
        </draw:rect>
        <draw:connector draw:style-name="gr4" draw:text-style-name="P1" xml:id="id133" draw:id="id133" draw:layer="layout" draw:type="curve" svg:x1="10.71cm" svg:y1="3.45cm" svg:x2="10.71cm" svg:y2="3.45cm" draw:start-shape="id119" draw:start-glue-point="1" draw:end-shape="id119" svg:d="m10710 3450">
          <text:p/>
        </draw:connector>
        <draw:connector draw:style-name="gr4" draw:text-style-name="P1" draw:layer="layout" draw:type="curve" svg:x1="10.71cm" svg:y1="3.95cm" svg:x2="12.71cm" svg:y2="5.45cm" draw:start-shape="id120" draw:start-glue-point="1" draw:end-shape="id121" draw:end-glue-point="3" svg:d="m10710 3950c1500 0 500 1500 2000 1500">
          <text:p/>
        </draw:connector>
        <draw:connector draw:style-name="gr4" draw:text-style-name="P1" draw:layer="layout" draw:type="curve" svg:x1="14.21cm" svg:y1="5.45cm" svg:x2="15.21cm" svg:y2="8.45cm" draw:start-shape="id121" draw:start-glue-point="1" draw:end-shape="id122" draw:end-glue-point="3" svg:d="m14210 5450c751 0 501 1500 500 1500s-251 1500 500 1500">
          <text:p/>
        </draw:connector>
        <draw:connector draw:style-name="gr4" draw:text-style-name="P1" draw:layer="layout" draw:type="curve" svg:x1="16.71cm" svg:y1="8.45cm" svg:x2="13.21cm" svg:y2="11.45cm" draw:start-shape="id122" draw:start-glue-point="1" draw:end-shape="id123" svg:d="m16710 8450c751 0 2501 3000-3500 3000">
          <text:p/>
        </draw:connector>
        <draw:connector draw:style-name="gr4" draw:text-style-name="P1" draw:layer="layout" draw:type="curve" svg:x1="11.71cm" svg:y1="11.45cm" svg:x2="8.71cm" svg:y2="11.45cm" draw:start-shape="id123" draw:start-glue-point="3" draw:end-shape="id124" draw:end-glue-point="1" svg:d="m11710 11450h-3000">
          <text:p/>
        </draw:connector>
        <draw:connector draw:style-name="gr4" draw:text-style-name="P1" draw:layer="layout" draw:type="curve" svg:x1="7.21cm" svg:y1="11.45cm" svg:x2="5.21cm" svg:y2="8.45cm" draw:start-shape="id124" draw:start-glue-point="3" draw:end-shape="id125" draw:end-glue-point="1" svg:d="m7210 11450c-1500 0-500-3000-2000-3000">
          <text:p/>
        </draw:connector>
        <draw:connector draw:style-name="gr4" draw:text-style-name="P1" draw:layer="layout" draw:type="curve" svg:x1="3.71cm" svg:y1="8.45cm" svg:x2="5.71cm" svg:y2="5.45cm" draw:start-shape="id125" draw:start-glue-point="3" draw:end-shape="id126" svg:d="m3710 8450c-751 0-1751-3000 2000-3000">
          <text:p/>
        </draw:connector>
        <draw:connector draw:style-name="gr4" draw:text-style-name="P1" draw:layer="layout" draw:type="curve" svg:x1="7.21cm" svg:y1="5.45cm" svg:x2="9.21cm" svg:y2="3.95cm" draw:start-shape="id126" draw:start-glue-point="1" draw:end-shape="id120" svg:d="m7210 5450c1500 0 500-1500 2000-1500">
          <text:p/>
        </draw:connector>
        <draw:connector draw:style-name="gr34" draw:text-style-name="P1" draw:layer="layout" draw:type="curve" svg:x1="9.21cm" svg:y1="3.45cm" svg:x2="7.21cm" svg:y2="4.95cm" draw:start-shape="id119" draw:start-glue-point="3" draw:end-shape="id127" draw:end-glue-point="1" svg:d="m9210 3450c-1500 0-500 1500-2000 1500">
          <text:p/>
        </draw:connector>
        <draw:connector draw:style-name="gr34" draw:text-style-name="P1" draw:layer="layout" draw:type="curve" svg:x1="5.71cm" svg:y1="4.95cm" svg:x2="3.71cm" svg:y2="7.95cm" draw:start-shape="id127" draw:start-glue-point="3" draw:end-shape="id128" draw:end-glue-point="3" svg:d="m5710 4950c-3751 0-2751 3000-2000 3000">
          <text:p/>
        </draw:connector>
        <draw:connector draw:style-name="gr34" draw:text-style-name="P1" draw:layer="layout" draw:type="curve" svg:x1="5.21cm" svg:y1="7.95cm" svg:x2="7.21cm" svg:y2="10.95cm" draw:start-shape="id128" draw:start-glue-point="1" draw:end-shape="id129" draw:end-glue-point="3" svg:d="m5210 7950c1500 0 500 3000 2000 3000">
          <text:p/>
        </draw:connector>
        <draw:connector draw:style-name="gr34" draw:text-style-name="P1" draw:layer="layout" draw:type="curve" svg:x1="8.71cm" svg:y1="10.95cm" svg:x2="11.71cm" svg:y2="10.95cm" draw:start-shape="id129" draw:start-glue-point="1" draw:end-shape="id130" draw:end-glue-point="3" svg:d="m8710 10950h3000">
          <text:p/>
        </draw:connector>
        <draw:connector draw:style-name="gr34" draw:text-style-name="P1" draw:layer="layout" draw:type="curve" svg:x1="13.21cm" svg:y1="10.95cm" svg:x2="16.71cm" svg:y2="7.95cm" draw:start-shape="id130" draw:start-glue-point="1" draw:end-shape="id131" draw:end-glue-point="1" svg:d="m13210 10950c6001 0 4251-3000 3500-3000">
          <text:p/>
        </draw:connector>
        <draw:connector draw:style-name="gr34" draw:text-style-name="P1" draw:layer="layout" draw:type="curve" svg:x1="15.21cm" svg:y1="7.95cm" svg:x2="14.21cm" svg:y2="4.95cm" draw:start-shape="id131" draw:start-glue-point="3" draw:end-shape="id132" draw:end-glue-point="1" svg:d="m15210 7950c-751 0-501-1500-500-1500s251-1500-500-1500">
          <text:p/>
        </draw:connector>
        <draw:connector draw:style-name="gr34" draw:text-style-name="P1" draw:layer="layout" draw:type="curve" svg:x1="12.71cm" svg:y1="4.95cm" svg:x2="10.71cm" svg:y2="3.45cm" draw:start-shape="id132" draw:start-glue-point="3" draw:end-shape="id133" draw:end-glue-point="0" svg:d="m12710 4950c-1500 0-500-1500-2000-1500">
          <text:p/>
        </draw:connector>
        <draw:connector draw:style-name="gr29" draw:text-style-name="P1" draw:layer="layout" draw:type="curve" svg:x1="9.913cm" svg:y1="1.693cm" svg:x2="9.96cm" svg:y2="3.2cm" draw:end-shape="id119" draw:end-glue-point="0" svg:d="m9913 1693c0 754 47 1 47 1507">
          <text:p text:style-name="P1">链表的末尾节点</text:p>
        </draw:connector>
        <draw:rect draw:style-name="gr33" draw:text-style-name="P7" xml:id="id134" draw:id="id134" draw:layer="layout" svg:width="1.5cm" svg:height="0.5cm" svg:x="9.5cm" svg:y="16cm">
          <text:p text:style-name="P1"><text:span text:style-name="T5">prev</text:span></text:p>
        </draw:rect>
        <draw:rect draw:style-name="gr33" draw:text-style-name="P7" xml:id="id135" draw:id="id135" draw:layer="layout" svg:width="1.5cm" svg:height="0.5cm" svg:x="9.5cm" svg:y="16.5cm">
          <text:p text:style-name="P1"><text:span text:style-name="T5">next</text:span></text:p>
        </draw:rect>
        <draw:rect draw:style-name="gr35" draw:text-style-name="P1" draw:layer="layout" svg:width="1.5cm" svg:height="1cm" svg:x="9.5cm" svg:y="17cm">
          <text:p/>
        </draw:rect>
        <draw:connector draw:style-name="gr4" draw:text-style-name="P1" draw:layer="layout" draw:type="curve" svg:x1="11cm" svg:y1="16.25cm" svg:x2="11cm" svg:y2="16.25cm" draw:start-shape="id134" draw:start-glue-point="1" draw:end-shape="id134" svg:d="m11000 16250">
          <text:p/>
        </draw:connector>
        <draw:connector draw:style-name="gr4" draw:text-style-name="P1" draw:layer="layout" draw:type="curve" svg:x1="10.16cm" svg:y1="14.375cm" svg:x2="10.25cm" svg:y2="16cm" draw:end-shape="id134" draw:end-glue-point="0" svg:d="m10160 14375c0 843 90 31 90 1625">
          <text:p/>
        </draw:connector>
        <draw:connector draw:style-name="gr4" draw:text-style-name="P1" draw:layer="layout" draw:type="curve" svg:x1="11cm" svg:y1="16.75cm" svg:x2="10.25cm" svg:y2="16cm" draw:start-shape="id135" draw:start-glue-point="1" draw:end-shape="id134" draw:end-glue-point="0" svg:d="m11000 16750c751 0 626-626 251-1001s-1001-500-1001 251">
          <text:p/>
        </draw:connector>
        <draw:connector draw:style-name="gr34" draw:text-style-name="P1" draw:layer="layout" draw:type="curve" svg:x1="9.5cm" svg:y1="16.25cm" svg:x2="10.25cm" svg:y2="16cm" draw:start-shape="id134" draw:start-glue-point="3" draw:end-shape="id134" draw:end-glue-point="0" svg:d="m9500 16250c-751 0-626-376-251-626s1001-375 1001 376">
          <text:p/>
        </draw:connector>
      </draw:page>
      <draw:page draw:name="page11" draw:style-name="dp1" draw:master-page-name="默认">
        <draw:rect draw:style-name="gr33" draw:text-style-name="P7" xml:id="id136" draw:id="id136" draw:layer="layout" svg:width="1.5cm" svg:height="0.5cm" svg:x="10.173cm" svg:y="17.5cm">
          <text:p text:style-name="P1"><text:span text:style-name="T5">prev</text:span></text:p>
        </draw:rect>
        <draw:rect draw:style-name="gr33" draw:text-style-name="P7" xml:id="id137" draw:id="id137" draw:layer="layout" svg:width="1.5cm" svg:height="0.5cm" svg:x="10.173cm" svg:y="18cm">
          <text:p text:style-name="P1"><text:span text:style-name="T5">next</text:span></text:p>
        </draw:rect>
        <draw:rect draw:style-name="gr35" draw:text-style-name="P1" draw:layer="layout" svg:width="1.5cm" svg:height="1cm" svg:x="10.173cm" svg:y="18.5cm">
          <text:p/>
        </draw:rect>
        <draw:rect draw:style-name="gr33" draw:text-style-name="P7" xml:id="id149" draw:id="id149" draw:layer="layout" svg:width="1.5cm" svg:height="0.5cm" svg:x="13.673cm" svg:y="19cm">
          <text:p text:style-name="P1"><text:span text:style-name="T5">prev</text:span></text:p>
        </draw:rect>
        <draw:rect draw:style-name="gr33" draw:text-style-name="P7" xml:id="id138" draw:id="id138" draw:layer="layout" svg:width="1.5cm" svg:height="0.5cm" svg:x="13.673cm" svg:y="19.5cm">
          <text:p text:style-name="P1"><text:span text:style-name="T5">next</text:span></text:p>
        </draw:rect>
        <draw:rect draw:style-name="gr33" draw:text-style-name="P1" draw:layer="layout" svg:width="1.5cm" svg:height="1cm" svg:x="13.673cm" svg:y="20cm">
          <text:p text:style-name="P1">data</text:p>
        </draw:rect>
        <draw:rect draw:style-name="gr33" draw:text-style-name="P7" xml:id="id148" draw:id="id148" draw:layer="layout" svg:width="1.5cm" svg:height="0.5cm" svg:x="16.173cm" svg:y="22cm">
          <text:p text:style-name="P1"><text:span text:style-name="T5">prev</text:span></text:p>
        </draw:rect>
        <draw:rect draw:style-name="gr33" draw:text-style-name="P7" xml:id="id139" draw:id="id139" draw:layer="layout" svg:width="1.5cm" svg:height="0.5cm" svg:x="16.173cm" svg:y="22.5cm">
          <text:p text:style-name="P1"><text:span text:style-name="T5">next</text:span></text:p>
        </draw:rect>
        <draw:rect draw:style-name="gr33" draw:text-style-name="P1" draw:layer="layout" svg:width="1.5cm" svg:height="1cm" svg:x="16.173cm" svg:y="23cm">
          <text:p text:style-name="P1">data</text:p>
        </draw:rect>
        <draw:rect draw:style-name="gr33" draw:text-style-name="P7" xml:id="id147" draw:id="id147" draw:layer="layout" svg:width="1.5cm" svg:height="0.5cm" svg:x="12.673cm" svg:y="25cm">
          <text:p text:style-name="P1"><text:span text:style-name="T5">prev</text:span></text:p>
        </draw:rect>
        <draw:rect draw:style-name="gr33" draw:text-style-name="P7" xml:id="id140" draw:id="id140" draw:layer="layout" svg:width="1.5cm" svg:height="0.5cm" svg:x="12.673cm" svg:y="25.5cm">
          <text:p text:style-name="P1"><text:span text:style-name="T5">next</text:span></text:p>
        </draw:rect>
        <draw:rect draw:style-name="gr33" draw:text-style-name="P1" draw:layer="layout" svg:width="1.5cm" svg:height="1cm" svg:x="12.673cm" svg:y="26cm">
          <text:p text:style-name="P1">data</text:p>
        </draw:rect>
        <draw:rect draw:style-name="gr33" draw:text-style-name="P7" xml:id="id146" draw:id="id146" draw:layer="layout" svg:width="1.5cm" svg:height="0.5cm" svg:x="8.173cm" svg:y="25cm">
          <text:p text:style-name="P1"><text:span text:style-name="T5">prev</text:span></text:p>
        </draw:rect>
        <draw:rect draw:style-name="gr33" draw:text-style-name="P7" xml:id="id141" draw:id="id141" draw:layer="layout" svg:width="1.5cm" svg:height="0.5cm" svg:x="8.173cm" svg:y="25.5cm">
          <text:p text:style-name="P1"><text:span text:style-name="T5">next</text:span></text:p>
        </draw:rect>
        <draw:rect draw:style-name="gr33" draw:text-style-name="P1" draw:layer="layout" svg:width="1.5cm" svg:height="1cm" svg:x="8.173cm" svg:y="26cm">
          <text:p text:style-name="P1">data</text:p>
        </draw:rect>
        <draw:rect draw:style-name="gr33" draw:text-style-name="P7" xml:id="id145" draw:id="id145" draw:layer="layout" svg:width="1.5cm" svg:height="0.5cm" svg:x="4.673cm" svg:y="22cm">
          <text:p text:style-name="P1"><text:span text:style-name="T5">prev</text:span></text:p>
        </draw:rect>
        <draw:rect draw:style-name="gr33" draw:text-style-name="P7" xml:id="id142" draw:id="id142" draw:layer="layout" svg:width="1.5cm" svg:height="0.5cm" svg:x="4.673cm" svg:y="22.5cm">
          <text:p text:style-name="P1"><text:span text:style-name="T5">next</text:span></text:p>
        </draw:rect>
        <draw:rect draw:style-name="gr33" draw:text-style-name="P1" draw:layer="layout" svg:width="1.5cm" svg:height="1cm" svg:x="4.673cm" svg:y="23cm">
          <text:p text:style-name="P1">data</text:p>
        </draw:rect>
        <draw:rect draw:style-name="gr33" draw:text-style-name="P7" xml:id="id144" draw:id="id144" draw:layer="layout" svg:width="1.5cm" svg:height="0.5cm" svg:x="6.673cm" svg:y="19cm">
          <text:p text:style-name="P1"><text:span text:style-name="T5">prev</text:span></text:p>
        </draw:rect>
        <draw:rect draw:style-name="gr33" draw:text-style-name="P7" xml:id="id143" draw:id="id143" draw:layer="layout" svg:width="1.5cm" svg:height="0.5cm" svg:x="6.673cm" svg:y="19.5cm">
          <text:p text:style-name="P1"><text:span text:style-name="T5">next</text:span></text:p>
        </draw:rect>
        <draw:rect draw:style-name="gr33" draw:text-style-name="P1" draw:layer="layout" svg:width="1.5cm" svg:height="1cm" svg:x="6.673cm" svg:y="20cm">
          <text:p text:style-name="P1">data</text:p>
        </draw:rect>
        <draw:connector draw:style-name="gr4" draw:text-style-name="P1" xml:id="id150" draw:id="id150" draw:layer="layout" draw:type="curve" svg:x1="11.673cm" svg:y1="17.75cm" svg:x2="11.673cm" svg:y2="17.75cm" draw:start-shape="id136" draw:start-glue-point="1" draw:end-shape="id136" svg:d="m11673 17750">
          <text:p/>
        </draw:connector>
        <draw:connector draw:style-name="gr4" draw:text-style-name="P1" draw:layer="layout" draw:type="curve" svg:x1="11.673cm" svg:y1="18.25cm" svg:x2="13.673cm" svg:y2="19.75cm" draw:start-shape="id137" draw:start-glue-point="1" draw:end-shape="id138" draw:end-glue-point="3" svg:d="m11673 18250c1500 0 500 1500 2000 1500">
          <text:p/>
        </draw:connector>
        <draw:connector draw:style-name="gr4" draw:text-style-name="P1" draw:layer="layout" draw:type="curve" svg:x1="15.173cm" svg:y1="19.75cm" svg:x2="16.173cm" svg:y2="22.75cm" draw:start-shape="id138" draw:start-glue-point="1" draw:end-shape="id139" draw:end-glue-point="3" svg:d="m15173 19750c751 0 501 1500 500 1500s-251 1500 500 1500">
          <text:p/>
        </draw:connector>
        <draw:connector draw:style-name="gr4" draw:text-style-name="P1" draw:layer="layout" draw:type="curve" svg:x1="17.673cm" svg:y1="22.75cm" svg:x2="14.173cm" svg:y2="25.75cm" draw:start-shape="id139" draw:start-glue-point="1" draw:end-shape="id140" svg:d="m17673 22750c751 0 2501 3000-3500 3000">
          <text:p/>
        </draw:connector>
        <draw:connector draw:style-name="gr4" draw:text-style-name="P1" draw:layer="layout" draw:type="curve" svg:x1="12.673cm" svg:y1="25.75cm" svg:x2="9.673cm" svg:y2="25.75cm" draw:start-shape="id140" draw:start-glue-point="3" draw:end-shape="id141" draw:end-glue-point="1" svg:d="m12673 25750h-3000">
          <text:p/>
        </draw:connector>
        <draw:connector draw:style-name="gr4" draw:text-style-name="P1" draw:layer="layout" draw:type="curve" svg:x1="8.173cm" svg:y1="25.75cm" svg:x2="6.173cm" svg:y2="22.75cm" draw:start-shape="id141" draw:start-glue-point="3" draw:end-shape="id142" draw:end-glue-point="1" svg:d="m8173 25750c-1500 0-500-3000-2000-3000">
          <text:p/>
        </draw:connector>
        <draw:connector draw:style-name="gr4" draw:text-style-name="P1" draw:layer="layout" draw:type="curve" svg:x1="4.673cm" svg:y1="22.75cm" svg:x2="6.673cm" svg:y2="19.75cm" draw:start-shape="id142" draw:start-glue-point="3" draw:end-shape="id143" svg:d="m4673 22750c-751 0-1751-3000 2000-3000">
          <text:p/>
        </draw:connector>
        <draw:connector draw:style-name="gr4" draw:text-style-name="P1" draw:layer="layout" draw:type="curve" svg:x1="8.173cm" svg:y1="19.75cm" svg:x2="10.173cm" svg:y2="18.25cm" draw:start-shape="id143" draw:start-glue-point="1" draw:end-shape="id137" svg:d="m8173 19750c1500 0 500-1500 2000-1500">
          <text:p/>
        </draw:connector>
        <draw:connector draw:style-name="gr34" draw:text-style-name="P1" draw:layer="layout" draw:type="curve" svg:x1="10.173cm" svg:y1="17.75cm" svg:x2="8.173cm" svg:y2="19.25cm" draw:start-shape="id136" draw:start-glue-point="3" draw:end-shape="id144" draw:end-glue-point="1" svg:d="m10173 17750c-1500 0-500 1500-2000 1500">
          <text:p/>
        </draw:connector>
        <draw:connector draw:style-name="gr34" draw:text-style-name="P1" draw:layer="layout" draw:type="curve" svg:x1="6.673cm" svg:y1="19.25cm" svg:x2="4.673cm" svg:y2="22.25cm" draw:start-shape="id144" draw:start-glue-point="3" draw:end-shape="id145" draw:end-glue-point="3" svg:d="m6673 19250c-3751 0-2751 3000-2000 3000">
          <text:p/>
        </draw:connector>
        <draw:connector draw:style-name="gr34" draw:text-style-name="P1" draw:layer="layout" draw:type="curve" svg:x1="6.173cm" svg:y1="22.25cm" svg:x2="8.173cm" svg:y2="25.25cm" draw:start-shape="id145" draw:start-glue-point="1" draw:end-shape="id146" draw:end-glue-point="3" svg:d="m6173 22250c1500 0 500 3000 2000 3000">
          <text:p/>
        </draw:connector>
        <draw:connector draw:style-name="gr34" draw:text-style-name="P1" draw:layer="layout" draw:type="curve" svg:x1="9.673cm" svg:y1="25.25cm" svg:x2="12.673cm" svg:y2="25.25cm" draw:start-shape="id146" draw:start-glue-point="1" draw:end-shape="id147" draw:end-glue-point="3" svg:d="m9673 25250h3000">
          <text:p/>
        </draw:connector>
        <draw:connector draw:style-name="gr34" draw:text-style-name="P1" draw:layer="layout" draw:type="curve" svg:x1="14.173cm" svg:y1="25.25cm" svg:x2="17.673cm" svg:y2="22.25cm" draw:start-shape="id147" draw:start-glue-point="1" draw:end-shape="id148" draw:end-glue-point="1" svg:d="m14173 25250c6001 0 4251-3000 3500-3000">
          <text:p/>
        </draw:connector>
        <draw:connector draw:style-name="gr34" draw:text-style-name="P1" draw:layer="layout" draw:type="curve" svg:x1="16.173cm" svg:y1="22.25cm" svg:x2="15.173cm" svg:y2="19.25cm" draw:start-shape="id148" draw:start-glue-point="3" draw:end-shape="id149" draw:end-glue-point="1" svg:d="m16173 22250c-751 0-501-1500-500-1500s251-1500-500-1500">
          <text:p/>
        </draw:connector>
        <draw:connector draw:style-name="gr34" draw:text-style-name="P1" draw:layer="layout" draw:type="curve" svg:x1="13.673cm" svg:y1="19.25cm" svg:x2="11.673cm" svg:y2="17.75cm" draw:start-shape="id149" draw:start-glue-point="3" draw:end-shape="id150" draw:end-glue-point="0" svg:d="m13673 19250c-1500 0-500-1500-2000-1500">
          <text:p/>
        </draw:connector>
        <draw:connector draw:style-name="gr29" draw:text-style-name="P1" draw:layer="layout" draw:type="curve" svg:x1="10.876cm" svg:y1="15.993cm" svg:x2="10.923cm" svg:y2="17.5cm" draw:end-shape="id136" draw:end-glue-point="0" svg:d="m10876 15993c0 754 47 1 47 1507">
          <text:p text:style-name="P1">链表的末尾节点</text:p>
        </draw:connector>
        <draw:rect draw:style-name="gr33" draw:text-style-name="P7" xml:id="id151" draw:id="id151" draw:layer="layout" svg:width="1.5cm" svg:height="0.5cm" svg:x="9.211cm" svg:y="3.201cm">
          <text:p text:style-name="P1"><text:span text:style-name="T5">prev</text:span></text:p>
        </draw:rect>
        <draw:rect draw:style-name="gr33" draw:text-style-name="P7" xml:id="id152" draw:id="id152" draw:layer="layout" svg:width="1.5cm" svg:height="0.5cm" svg:x="9.211cm" svg:y="3.701cm">
          <text:p text:style-name="P1"><text:span text:style-name="T5">next</text:span></text:p>
        </draw:rect>
        <draw:rect draw:style-name="gr35" draw:text-style-name="P1" draw:layer="layout" svg:width="1.5cm" svg:height="1cm" svg:x="9.211cm" svg:y="4.201cm">
          <text:p/>
        </draw:rect>
        <draw:rect draw:style-name="gr33" draw:text-style-name="P7" xml:id="id164" draw:id="id164" draw:layer="layout" svg:width="1.5cm" svg:height="0.5cm" svg:x="12.711cm" svg:y="4.701cm">
          <text:p text:style-name="P1"><text:span text:style-name="T5">prev</text:span></text:p>
        </draw:rect>
        <draw:rect draw:style-name="gr33" draw:text-style-name="P7" xml:id="id153" draw:id="id153" draw:layer="layout" svg:width="1.5cm" svg:height="0.5cm" svg:x="12.711cm" svg:y="5.201cm">
          <text:p text:style-name="P1"><text:span text:style-name="T5">next</text:span></text:p>
        </draw:rect>
        <draw:rect draw:style-name="gr33" draw:text-style-name="P1" draw:layer="layout" svg:width="1.5cm" svg:height="1cm" svg:x="12.711cm" svg:y="5.701cm">
          <text:p text:style-name="P1">data</text:p>
        </draw:rect>
        <draw:rect draw:style-name="gr33" draw:text-style-name="P7" xml:id="id163" draw:id="id163" draw:layer="layout" svg:width="1.5cm" svg:height="0.5cm" svg:x="15.211cm" svg:y="7.701cm">
          <text:p text:style-name="P1"><text:span text:style-name="T5">prev</text:span></text:p>
        </draw:rect>
        <draw:rect draw:style-name="gr33" draw:text-style-name="P7" xml:id="id154" draw:id="id154" draw:layer="layout" svg:width="1.5cm" svg:height="0.5cm" svg:x="15.211cm" svg:y="8.201cm">
          <text:p text:style-name="P1"><text:span text:style-name="T5">next</text:span></text:p>
        </draw:rect>
        <draw:rect draw:style-name="gr33" draw:text-style-name="P1" draw:layer="layout" svg:width="1.5cm" svg:height="1cm" svg:x="15.211cm" svg:y="8.701cm">
          <text:p text:style-name="P1">data</text:p>
        </draw:rect>
        <draw:rect draw:style-name="gr33" draw:text-style-name="P7" xml:id="id161" draw:id="id161" draw:layer="layout" svg:width="1.5cm" svg:height="0.5cm" svg:x="11.711cm" svg:y="10.701cm">
          <text:p text:style-name="P1"><text:span text:style-name="T5">prev</text:span></text:p>
        </draw:rect>
        <draw:rect draw:style-name="gr33" draw:text-style-name="P7" xml:id="id155" draw:id="id155" draw:layer="layout" svg:width="1.5cm" svg:height="0.5cm" svg:x="11.711cm" svg:y="11.201cm">
          <text:p text:style-name="P1"><text:span text:style-name="T5">next</text:span></text:p>
        </draw:rect>
        <draw:rect draw:style-name="gr33" draw:text-style-name="P1" draw:layer="layout" svg:width="1.5cm" svg:height="1cm" svg:x="11.711cm" svg:y="11.701cm">
          <text:p text:style-name="P1">data</text:p>
        </draw:rect>
        <draw:rect draw:style-name="gr33" draw:text-style-name="P7" xml:id="id162" draw:id="id162" draw:layer="layout" svg:width="1.5cm" svg:height="0.5cm" svg:x="7cm" svg:y="10.5cm">
          <text:p text:style-name="P1"><text:span text:style-name="T5">prev</text:span></text:p>
        </draw:rect>
        <draw:rect draw:style-name="gr33" draw:text-style-name="P7" xml:id="id157" draw:id="id157" draw:layer="layout" svg:width="1.5cm" svg:height="0.5cm" svg:x="7cm" svg:y="11cm">
          <text:p text:style-name="P1"><text:span text:style-name="T5">next</text:span></text:p>
        </draw:rect>
        <draw:rect draw:style-name="gr33" draw:text-style-name="P1" draw:layer="layout" svg:width="1.5cm" svg:height="1cm" svg:x="7cm" svg:y="11.5cm">
          <text:p text:style-name="P1">data</text:p>
        </draw:rect>
        <draw:rect draw:style-name="gr33" draw:text-style-name="P7" xml:id="id160" draw:id="id160" draw:layer="layout" svg:width="1.5cm" svg:height="0.5cm" svg:x="3.711cm" svg:y="7.701cm">
          <text:p text:style-name="P1"><text:span text:style-name="T5">prev</text:span></text:p>
        </draw:rect>
        <draw:rect draw:style-name="gr33" draw:text-style-name="P7" xml:id="id156" draw:id="id156" draw:layer="layout" svg:width="1.5cm" svg:height="0.5cm" svg:x="3.711cm" svg:y="8.201cm">
          <text:p text:style-name="P1"><text:span text:style-name="T5">next</text:span></text:p>
        </draw:rect>
        <draw:rect draw:style-name="gr33" draw:text-style-name="P1" draw:layer="layout" svg:width="1.5cm" svg:height="1cm" svg:x="3.711cm" svg:y="8.701cm">
          <text:p text:style-name="P1">data</text:p>
        </draw:rect>
        <draw:rect draw:style-name="gr33" draw:text-style-name="P7" xml:id="id159" draw:id="id159" draw:layer="layout" svg:width="1.5cm" svg:height="0.5cm" svg:x="5.711cm" svg:y="4.701cm">
          <text:p text:style-name="P1"><text:span text:style-name="T5">prev</text:span></text:p>
        </draw:rect>
        <draw:rect draw:style-name="gr33" draw:text-style-name="P7" xml:id="id158" draw:id="id158" draw:layer="layout" svg:width="1.5cm" svg:height="0.5cm" svg:x="5.711cm" svg:y="5.201cm">
          <text:p text:style-name="P1"><text:span text:style-name="T5">next</text:span></text:p>
        </draw:rect>
        <draw:rect draw:style-name="gr33" draw:text-style-name="P1" draw:layer="layout" svg:width="1.5cm" svg:height="1cm" svg:x="5.711cm" svg:y="5.701cm">
          <text:p text:style-name="P1">data</text:p>
        </draw:rect>
        <draw:connector draw:style-name="gr4" draw:text-style-name="P1" xml:id="id165" draw:id="id165" draw:layer="layout" draw:type="curve" svg:x1="10.711cm" svg:y1="3.451cm" svg:x2="10.711cm" svg:y2="3.451cm" draw:start-shape="id151" draw:start-glue-point="1" draw:end-shape="id151" svg:d="m10711 3451">
          <text:p/>
        </draw:connector>
        <draw:connector draw:style-name="gr4" draw:text-style-name="P1" draw:layer="layout" draw:type="curve" svg:x1="10.711cm" svg:y1="3.951cm" svg:x2="12.711cm" svg:y2="5.451cm" draw:start-shape="id152" draw:start-glue-point="1" draw:end-shape="id153" draw:end-glue-point="3" svg:d="m10711 3951c1500 0 500 1500 2000 1500">
          <text:p/>
        </draw:connector>
        <draw:connector draw:style-name="gr4" draw:text-style-name="P1" draw:layer="layout" draw:type="curve" svg:x1="14.211cm" svg:y1="5.451cm" svg:x2="15.211cm" svg:y2="8.451cm" draw:start-shape="id153" draw:start-glue-point="1" draw:end-shape="id154" draw:end-glue-point="3" svg:d="m14211 5451c751 0 501 1500 500 1500s-251 1500 500 1500">
          <text:p/>
        </draw:connector>
        <draw:connector draw:style-name="gr4" draw:text-style-name="P1" draw:layer="layout" draw:type="curve" svg:x1="16.711cm" svg:y1="8.451cm" svg:x2="13.211cm" svg:y2="11.451cm" draw:start-shape="id154" draw:start-glue-point="1" draw:end-shape="id155" svg:d="m16711 8451c751 0 2501 3000-3500 3000">
          <text:p/>
        </draw:connector>
        <draw:connector draw:style-name="gr4" draw:text-style-name="P1" draw:layer="layout" draw:type="curve" svg:x1="11.711cm" svg:y1="11.451cm" svg:x2="5.211cm" svg:y2="8.451cm" draw:start-shape="id155" draw:start-glue-point="3" draw:end-shape="id156" draw:end-glue-point="1" svg:d="m11711 11451c-4875 0-1625-3000-6500-3000">
          <text:p/>
        </draw:connector>
        <draw:connector draw:style-name="gr4" draw:text-style-name="P1" draw:layer="layout" draw:type="curve" svg:x1="7cm" svg:y1="11.25cm" svg:x2="5.211cm" svg:y2="8.451cm" draw:start-shape="id157" draw:start-glue-point="3" draw:end-shape="id156" draw:end-glue-point="1" svg:d="m7000 11250c-1341 0-447-2799-1789-2799">
          <text:p/>
        </draw:connector>
        <draw:connector draw:style-name="gr4" draw:text-style-name="P1" draw:layer="layout" draw:type="curve" svg:x1="3.711cm" svg:y1="8.451cm" svg:x2="5.711cm" svg:y2="5.451cm" draw:start-shape="id156" draw:start-glue-point="3" draw:end-shape="id158" svg:d="m3711 8451c-751 0-1751-3000 2000-3000">
          <text:p/>
        </draw:connector>
        <draw:connector draw:style-name="gr4" draw:text-style-name="P1" draw:layer="layout" draw:type="curve" svg:x1="7.211cm" svg:y1="5.451cm" svg:x2="9.211cm" svg:y2="3.951cm" draw:start-shape="id158" draw:start-glue-point="1" draw:end-shape="id152" svg:d="m7211 5451c1500 0 500-1500 2000-1500">
          <text:p/>
        </draw:connector>
        <draw:connector draw:style-name="gr34" draw:text-style-name="P1" draw:layer="layout" draw:type="curve" svg:x1="9.211cm" svg:y1="3.451cm" svg:x2="7.211cm" svg:y2="4.951cm" draw:start-shape="id151" draw:start-glue-point="3" draw:end-shape="id159" draw:end-glue-point="1" svg:d="m9211 3451c-1500 0-500 1500-2000 1500">
          <text:p/>
        </draw:connector>
        <draw:connector draw:style-name="gr34" draw:text-style-name="P1" draw:layer="layout" draw:type="curve" svg:x1="5.711cm" svg:y1="4.951cm" svg:x2="3.711cm" svg:y2="7.951cm" draw:start-shape="id159" draw:start-glue-point="3" draw:end-shape="id160" draw:end-glue-point="3" svg:d="m5711 4951c-3751 0-2751 3000-2000 3000">
          <text:p/>
        </draw:connector>
        <draw:connector draw:style-name="gr34" draw:text-style-name="P1" draw:layer="layout" draw:type="curve" svg:x1="5.211cm" svg:y1="7.951cm" svg:x2="11.711cm" svg:y2="10.951cm" draw:start-shape="id160" draw:start-glue-point="1" draw:end-shape="id161" draw:end-glue-point="3" svg:d="m5211 7951c4875 0 1625 3000 6500 3000">
          <text:p/>
        </draw:connector>
        <draw:connector draw:style-name="gr34" draw:text-style-name="P1" draw:layer="layout" draw:type="curve" svg:x1="8.5cm" svg:y1="10.75cm" svg:x2="11.711cm" svg:y2="10.951cm" draw:start-shape="id162" draw:start-glue-point="1" draw:end-shape="id161" draw:end-glue-point="3" svg:d="m8500 10750c2409 0 804 201 3211 201">
          <text:p/>
        </draw:connector>
        <draw:connector draw:style-name="gr34" draw:text-style-name="P1" draw:layer="layout" draw:type="curve" svg:x1="13.211cm" svg:y1="10.951cm" svg:x2="16.711cm" svg:y2="7.951cm" draw:start-shape="id161" draw:start-glue-point="1" draw:end-shape="id163" draw:end-glue-point="1" svg:d="m13211 10951c6001 0 4251-3000 3500-3000">
          <text:p/>
        </draw:connector>
        <draw:connector draw:style-name="gr34" draw:text-style-name="P1" draw:layer="layout" draw:type="curve" svg:x1="15.211cm" svg:y1="7.951cm" svg:x2="14.211cm" svg:y2="4.951cm" draw:start-shape="id163" draw:start-glue-point="3" draw:end-shape="id164" draw:end-glue-point="1" svg:d="m15211 7951c-751 0-501-1500-500-1500s251-1500-500-1500">
          <text:p/>
        </draw:connector>
        <draw:connector draw:style-name="gr34" draw:text-style-name="P1" draw:layer="layout" draw:type="curve" svg:x1="12.711cm" svg:y1="4.951cm" svg:x2="10.711cm" svg:y2="3.451cm" draw:start-shape="id164" draw:start-glue-point="3" draw:end-shape="id165" draw:end-glue-point="0" svg:d="m12711 4951c-1500 0-500-1500-2000-1500">
          <text:p/>
        </draw:connector>
        <draw:connector draw:style-name="gr29" draw:text-style-name="P1" draw:layer="layout" draw:type="curve" svg:x1="9.914cm" svg:y1="1.694cm" svg:x2="9.961cm" svg:y2="3.201cm" draw:end-shape="id151" draw:end-glue-point="0" svg:d="m9914 1694c0 754 47 1 47 1507">
          <text:p text:style-name="P1">链表的末尾节点</text:p>
        </draw:connector>
        <draw:custom-shape draw:style-name="gr14" draw:text-style-name="P1" draw:layer="layout" svg:width="1cm" svg:height="2cm" svg:x="8cm" svg:y="13.5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cm" svg:height="2cm" svg:x="11.5cm" svg:y="13.5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默认">
        <draw:rect draw:style-name="gr33" draw:text-style-name="P7" xml:id="id166" draw:id="id166" draw:layer="layout" svg:width="1.5cm" svg:height="0.5cm" svg:x="9.71cm" svg:y="4.507cm">
          <text:p text:style-name="P1"><text:span text:style-name="T5">prev</text:span></text:p>
        </draw:rect>
        <draw:rect draw:style-name="gr33" draw:text-style-name="P7" xml:id="id167" draw:id="id167" draw:layer="layout" svg:width="1.5cm" svg:height="0.5cm" svg:x="9.71cm" svg:y="5.007cm">
          <text:p text:style-name="P1"><text:span text:style-name="T5">next</text:span></text:p>
        </draw:rect>
        <draw:rect draw:style-name="gr35" draw:text-style-name="P1" draw:layer="layout" svg:width="1.5cm" svg:height="1cm" svg:x="9.71cm" svg:y="5.507cm">
          <text:p/>
        </draw:rect>
        <draw:rect draw:style-name="gr33" draw:text-style-name="P7" xml:id="id179" draw:id="id179" draw:layer="layout" svg:width="1.5cm" svg:height="0.5cm" svg:x="13.21cm" svg:y="6.007cm">
          <text:p text:style-name="P1"><text:span text:style-name="T5">prev</text:span></text:p>
        </draw:rect>
        <draw:rect draw:style-name="gr33" draw:text-style-name="P7" xml:id="id168" draw:id="id168" draw:layer="layout" svg:width="1.5cm" svg:height="0.5cm" svg:x="13.21cm" svg:y="6.507cm">
          <text:p text:style-name="P1"><text:span text:style-name="T5">next</text:span></text:p>
        </draw:rect>
        <draw:rect draw:style-name="gr33" draw:text-style-name="P1" draw:layer="layout" svg:width="1.5cm" svg:height="1cm" svg:x="13.21cm" svg:y="7.007cm">
          <text:p text:style-name="P1">data</text:p>
        </draw:rect>
        <draw:rect draw:style-name="gr33" draw:text-style-name="P7" xml:id="id178" draw:id="id178" draw:layer="layout" svg:width="1.5cm" svg:height="0.5cm" svg:x="15.71cm" svg:y="9.007cm">
          <text:p text:style-name="P1"><text:span text:style-name="T5">prev</text:span></text:p>
        </draw:rect>
        <draw:rect draw:style-name="gr33" draw:text-style-name="P7" xml:id="id169" draw:id="id169" draw:layer="layout" svg:width="1.5cm" svg:height="0.5cm" svg:x="15.71cm" svg:y="9.507cm">
          <text:p text:style-name="P1"><text:span text:style-name="T5">next</text:span></text:p>
        </draw:rect>
        <draw:rect draw:style-name="gr33" draw:text-style-name="P1" draw:layer="layout" svg:width="1.5cm" svg:height="1cm" svg:x="15.71cm" svg:y="10.007cm">
          <text:p text:style-name="P1">data</text:p>
        </draw:rect>
        <draw:rect draw:style-name="gr33" draw:text-style-name="P7" xml:id="id177" draw:id="id177" draw:layer="layout" svg:width="1.5cm" svg:height="0.5cm" svg:x="12.21cm" svg:y="12.007cm">
          <text:p text:style-name="P1"><text:span text:style-name="T5">prev</text:span></text:p>
        </draw:rect>
        <draw:rect draw:style-name="gr33" draw:text-style-name="P7" xml:id="id170" draw:id="id170" draw:layer="layout" svg:width="1.5cm" svg:height="0.5cm" svg:x="12.21cm" svg:y="12.507cm">
          <text:p text:style-name="P1"><text:span text:style-name="T5">next</text:span></text:p>
        </draw:rect>
        <draw:rect draw:style-name="gr33" draw:text-style-name="P1" draw:layer="layout" svg:width="1.5cm" svg:height="1cm" svg:x="12.21cm" svg:y="13.007cm">
          <text:p text:style-name="P1">data</text:p>
        </draw:rect>
        <draw:rect draw:style-name="gr33" draw:text-style-name="P7" xml:id="id176" draw:id="id176" draw:layer="layout" svg:width="1.5cm" svg:height="0.5cm" svg:x="7.71cm" svg:y="12.007cm">
          <text:p text:style-name="P1"><text:span text:style-name="T5">prev</text:span></text:p>
        </draw:rect>
        <draw:rect draw:style-name="gr33" draw:text-style-name="P7" xml:id="id171" draw:id="id171" draw:layer="layout" svg:width="1.5cm" svg:height="0.5cm" svg:x="7.71cm" svg:y="12.507cm">
          <text:p text:style-name="P1"><text:span text:style-name="T5">next</text:span></text:p>
        </draw:rect>
        <draw:rect draw:style-name="gr33" draw:text-style-name="P1" draw:layer="layout" svg:width="1.5cm" svg:height="1cm" svg:x="7.71cm" svg:y="13.007cm">
          <text:p text:style-name="P1">data</text:p>
        </draw:rect>
        <draw:rect draw:style-name="gr33" draw:text-style-name="P7" xml:id="id175" draw:id="id175" draw:layer="layout" svg:width="1.5cm" svg:height="0.5cm" svg:x="4.21cm" svg:y="9.007cm">
          <text:p text:style-name="P1"><text:span text:style-name="T5">prev</text:span></text:p>
        </draw:rect>
        <draw:rect draw:style-name="gr33" draw:text-style-name="P7" xml:id="id172" draw:id="id172" draw:layer="layout" svg:width="1.5cm" svg:height="0.5cm" svg:x="4.21cm" svg:y="9.507cm">
          <text:p text:style-name="P1"><text:span text:style-name="T5">next</text:span></text:p>
        </draw:rect>
        <draw:rect draw:style-name="gr33" draw:text-style-name="P1" draw:layer="layout" svg:width="1.5cm" svg:height="1cm" svg:x="4.21cm" svg:y="10.007cm">
          <text:p text:style-name="P1">data</text:p>
        </draw:rect>
        <draw:rect draw:style-name="gr33" draw:text-style-name="P7" xml:id="id174" draw:id="id174" draw:layer="layout" svg:width="1.5cm" svg:height="0.5cm" svg:x="6.21cm" svg:y="6.007cm">
          <text:p text:style-name="P1"><text:span text:style-name="T5">prev</text:span></text:p>
        </draw:rect>
        <draw:rect draw:style-name="gr33" draw:text-style-name="P7" xml:id="id173" draw:id="id173" draw:layer="layout" svg:width="1.5cm" svg:height="0.5cm" svg:x="6.21cm" svg:y="6.507cm">
          <text:p text:style-name="P1"><text:span text:style-name="T5">next</text:span></text:p>
        </draw:rect>
        <draw:rect draw:style-name="gr33" draw:text-style-name="P1" draw:layer="layout" svg:width="1.5cm" svg:height="1cm" svg:x="6.21cm" svg:y="7.007cm">
          <text:p text:style-name="P1">data</text:p>
        </draw:rect>
        <draw:connector draw:style-name="gr4" draw:text-style-name="P1" xml:id="id180" draw:id="id180" draw:layer="layout" draw:type="curve" svg:x1="11.21cm" svg:y1="4.757cm" svg:x2="11.21cm" svg:y2="4.757cm" draw:start-shape="id166" draw:start-glue-point="1" draw:end-shape="id166" svg:d="m11210 4757">
          <text:p/>
        </draw:connector>
        <draw:connector draw:style-name="gr4" draw:text-style-name="P1" draw:layer="layout" draw:type="curve" svg:x1="11.21cm" svg:y1="5.257cm" svg:x2="13.21cm" svg:y2="6.757cm" draw:start-shape="id167" draw:start-glue-point="1" draw:end-shape="id168" draw:end-glue-point="3" svg:d="m11210 5257c1500 0 500 1500 2000 1500">
          <text:p/>
        </draw:connector>
        <draw:connector draw:style-name="gr4" draw:text-style-name="P1" draw:layer="layout" draw:type="curve" svg:x1="14.71cm" svg:y1="6.757cm" svg:x2="15.71cm" svg:y2="9.757cm" draw:start-shape="id168" draw:start-glue-point="1" draw:end-shape="id169" draw:end-glue-point="3" svg:d="m14710 6757c751 0 501 1500 500 1500s-251 1500 500 1500">
          <text:p/>
        </draw:connector>
        <draw:connector draw:style-name="gr4" draw:text-style-name="P1" draw:layer="layout" draw:type="curve" svg:x1="17.21cm" svg:y1="9.757cm" svg:x2="13.71cm" svg:y2="12.757cm" draw:start-shape="id169" draw:start-glue-point="1" draw:end-shape="id170" svg:d="m17210 9757c751 0 2501 3000-3500 3000">
          <text:p/>
        </draw:connector>
        <draw:connector draw:style-name="gr4" draw:text-style-name="P1" draw:layer="layout" draw:type="curve" svg:x1="12.21cm" svg:y1="12.757cm" svg:x2="9.21cm" svg:y2="12.757cm" draw:start-shape="id170" draw:start-glue-point="3" draw:end-shape="id171" draw:end-glue-point="1" svg:d="m12210 12757h-3000">
          <text:p/>
        </draw:connector>
        <draw:connector draw:style-name="gr4" draw:text-style-name="P1" draw:layer="layout" draw:type="curve" svg:x1="7.71cm" svg:y1="12.757cm" svg:x2="5.71cm" svg:y2="9.757cm" draw:start-shape="id171" draw:start-glue-point="3" draw:end-shape="id172" draw:end-glue-point="1" svg:d="m7710 12757c-1500 0-500-3000-2000-3000">
          <text:p/>
        </draw:connector>
        <draw:connector draw:style-name="gr4" draw:text-style-name="P1" draw:layer="layout" draw:type="curve" svg:x1="4.21cm" svg:y1="9.757cm" svg:x2="6.21cm" svg:y2="6.757cm" draw:start-shape="id172" draw:start-glue-point="3" draw:end-shape="id173" svg:d="m4210 9757c-751 0-1751-3000 2000-3000">
          <text:p/>
        </draw:connector>
        <draw:connector draw:style-name="gr4" draw:text-style-name="P1" draw:layer="layout" draw:type="curve" svg:x1="7.71cm" svg:y1="6.757cm" svg:x2="9.71cm" svg:y2="5.257cm" draw:start-shape="id173" draw:start-glue-point="1" draw:end-shape="id167" svg:d="m7710 6757c1500 0 500-1500 2000-1500">
          <text:p/>
        </draw:connector>
        <draw:connector draw:style-name="gr34" draw:text-style-name="P1" draw:layer="layout" draw:type="curve" svg:x1="9.71cm" svg:y1="4.757cm" svg:x2="7.71cm" svg:y2="6.257cm" draw:start-shape="id166" draw:start-glue-point="3" draw:end-shape="id174" draw:end-glue-point="1" svg:d="m9710 4757c-1500 0-500 1500-2000 1500">
          <text:p/>
        </draw:connector>
        <draw:connector draw:style-name="gr34" draw:text-style-name="P1" draw:layer="layout" draw:type="curve" svg:x1="6.21cm" svg:y1="6.257cm" svg:x2="4.21cm" svg:y2="9.257cm" draw:start-shape="id174" draw:start-glue-point="3" draw:end-shape="id175" draw:end-glue-point="3" svg:d="m6210 6257c-3751 0-2751 3000-2000 3000">
          <text:p/>
        </draw:connector>
        <draw:connector draw:style-name="gr34" draw:text-style-name="P1" draw:layer="layout" draw:type="curve" svg:x1="5.71cm" svg:y1="9.257cm" svg:x2="7.71cm" svg:y2="12.257cm" draw:start-shape="id175" draw:start-glue-point="1" draw:end-shape="id176" draw:end-glue-point="3" svg:d="m5710 9257c1500 0 500 3000 2000 3000">
          <text:p/>
        </draw:connector>
        <draw:connector draw:style-name="gr34" draw:text-style-name="P1" draw:layer="layout" draw:type="curve" svg:x1="9.21cm" svg:y1="12.257cm" svg:x2="12.21cm" svg:y2="12.257cm" draw:start-shape="id176" draw:start-glue-point="1" draw:end-shape="id177" draw:end-glue-point="3" svg:d="m9210 12257h3000">
          <text:p/>
        </draw:connector>
        <draw:connector draw:style-name="gr34" draw:text-style-name="P1" draw:layer="layout" draw:type="curve" svg:x1="13.71cm" svg:y1="12.257cm" svg:x2="17.21cm" svg:y2="9.257cm" draw:start-shape="id177" draw:start-glue-point="1" draw:end-shape="id178" draw:end-glue-point="1" svg:d="m13710 12257c6001 0 4251-3000 3500-3000">
          <text:p/>
        </draw:connector>
        <draw:connector draw:style-name="gr34" draw:text-style-name="P1" draw:layer="layout" draw:type="curve" svg:x1="15.71cm" svg:y1="9.257cm" svg:x2="14.71cm" svg:y2="6.257cm" draw:start-shape="id178" draw:start-glue-point="3" draw:end-shape="id179" draw:end-glue-point="1" svg:d="m15710 9257c-751 0-501-1500-500-1500s251-1500-500-1500">
          <text:p/>
        </draw:connector>
        <draw:connector draw:style-name="gr34" draw:text-style-name="P1" draw:layer="layout" draw:type="curve" svg:x1="13.21cm" svg:y1="6.257cm" svg:x2="11.21cm" svg:y2="4.757cm" draw:start-shape="id179" draw:start-glue-point="3" draw:end-shape="id180" draw:end-glue-point="0" svg:d="m13210 6257c-1500 0-500-1500-2000-1500">
          <text:p/>
        </draw:connector>
        <draw:connector draw:style-name="gr29" draw:text-style-name="P1" draw:layer="layout" draw:type="curve" svg:x1="10.413cm" svg:y1="3cm" svg:x2="10.46cm" svg:y2="4.507cm" draw:end-shape="id166" draw:end-glue-point="0" svg:d="m10413 3000c0 754 47 1 47 1507">
          <text:p text:style-name="P1">链表的末尾节点</text:p>
        </draw:connector>
        <draw:connector draw:style-name="gr36" draw:text-style-name="P1" draw:layer="layout" draw:type="curve" svg:x1="15.804cm" svg:y1="4.057cm" svg:x2="13.96cm" svg:y2="6.007cm" draw:end-shape="id179" draw:end-glue-point="0" svg:d="m15804 4057c0 1087-1844 113-1844 1950">
          <text:p text:style-name="P1"><text:s text:c="14"/>begin</text:p>
        </draw:connector>
        <draw:connector draw:style-name="gr36" draw:text-style-name="P1" draw:layer="layout" draw:type="curve" svg:x1="6.561cm" svg:y1="3.898cm" svg:x2="10.46cm" svg:y2="4.507cm" draw:end-shape="id166" draw:end-glue-point="0" svg:d="m6561 3898c0 81 3899-223 3899 609">
          <text:p text:style-name="P1">end <text:s text:c="29"/></text:p>
        </draw:connector>
        <draw:connector draw:style-name="gr37" draw:text-style-name="P1" draw:layer="layout" draw:type="curve" svg:x1="2.645cm" svg:y1="13.741cm" svg:x2="4.96cm" svg:y2="9.007cm" draw:end-shape="id175" draw:end-glue-point="0" svg:d="m2645 13741c0-7852 2315-5485 2315-4734">
          <text:p/>
        </draw:connector>
        <draw:connector draw:style-name="gr37" draw:text-style-name="P1" draw:layer="layout" draw:type="curve" svg:x1="6.773cm" svg:y1="13.97cm" svg:x2="8.46cm" svg:y2="12.007cm" draw:end-shape="id176" draw:end-glue-point="0" svg:d="m6773 13970c0-3696 1687-2714 1687-1963">
          <text:p/>
        </draw:connector>
        <draw:line draw:style-name="gr29" draw:text-style-name="P1" draw:layer="layout" svg:x1="3cm" svg:y1="13.5cm" svg:x2="6.5cm" svg:y2="13.5cm">
          <text:p text:style-name="P1"/>
          <text:p text:style-name="P1">prev</text:p>
        </draw:line>
        <draw:line draw:style-name="gr31" draw:text-style-name="P1" draw:layer="layout" svg:x1="3cm" svg:y1="13cm" svg:x2="6.5cm" svg:y2="13cm">
          <text:p text:style-name="P1">next</text:p>
          <text:p text:style-name="P1"/>
        </draw:line>
        <draw:rect draw:style-name="gr33" draw:text-style-name="P7" xml:id="id181" draw:id="id181" draw:layer="layout" svg:width="1.5cm" svg:height="0.5cm" svg:x="10.173cm" svg:y="18.5cm">
          <text:p text:style-name="P1"><text:span text:style-name="T5">_pt_prev</text:span></text:p>
        </draw:rect>
        <draw:rect draw:style-name="gr33" draw:text-style-name="P7" xml:id="id182" draw:id="id182" draw:layer="layout" svg:width="1.5cm" svg:height="0.5cm" svg:x="10.173cm" svg:y="19cm">
          <text:p text:style-name="P1"><text:span text:style-name="T5">_pt_next</text:span></text:p>
        </draw:rect>
        <draw:rect draw:style-name="gr38" draw:text-style-name="P7" draw:layer="layout" svg:width="1.5cm" svg:height="1cm" svg:x="10.173cm" svg:y="19.5cm">
          <text:p text:style-name="P1"><text:span text:style-name="T5">_pc_data</text:span></text:p>
        </draw:rect>
        <draw:rect draw:style-name="gr33" draw:text-style-name="P7" xml:id="id194" draw:id="id194" draw:layer="layout" svg:width="1.5cm" svg:height="0.5cm" svg:x="13.673cm" svg:y="20cm">
          <text:p text:style-name="P1"><text:span text:style-name="T5">_pt_prev</text:span></text:p>
        </draw:rect>
        <draw:rect draw:style-name="gr33" draw:text-style-name="P7" xml:id="id183" draw:id="id183" draw:layer="layout" svg:width="1.5cm" svg:height="0.5cm" svg:x="13.673cm" svg:y="20.5cm">
          <text:p text:style-name="P1"><text:span text:style-name="T5">_pt_next</text:span></text:p>
        </draw:rect>
        <draw:rect draw:style-name="gr33" draw:text-style-name="P7" draw:layer="layout" svg:width="1.5cm" svg:height="1cm" svg:x="13.673cm" svg:y="21cm">
          <text:p text:style-name="P1"><text:span text:style-name="T5">_pc_data</text:span></text:p>
        </draw:rect>
        <draw:rect draw:style-name="gr33" draw:text-style-name="P7" xml:id="id193" draw:id="id193" draw:layer="layout" svg:width="1.5cm" svg:height="0.5cm" svg:x="16.173cm" svg:y="23cm">
          <text:p text:style-name="P1"><text:span text:style-name="T5">_pt_prev</text:span></text:p>
        </draw:rect>
        <draw:rect draw:style-name="gr33" draw:text-style-name="P7" xml:id="id184" draw:id="id184" draw:layer="layout" svg:width="1.5cm" svg:height="0.5cm" svg:x="16.173cm" svg:y="23.5cm">
          <text:p text:style-name="P1"><text:span text:style-name="T5">_pt_next</text:span></text:p>
        </draw:rect>
        <draw:rect draw:style-name="gr33" draw:text-style-name="P7" draw:layer="layout" svg:width="1.5cm" svg:height="1cm" svg:x="16.173cm" svg:y="24cm">
          <text:p text:style-name="P1"><text:span text:style-name="T5">_pc_data</text:span></text:p>
        </draw:rect>
        <draw:rect draw:style-name="gr33" draw:text-style-name="P7" xml:id="id192" draw:id="id192" draw:layer="layout" svg:width="1.5cm" svg:height="0.5cm" svg:x="12.673cm" svg:y="26cm">
          <text:p text:style-name="P1"><text:span text:style-name="T5">_pt_prev</text:span></text:p>
        </draw:rect>
        <draw:rect draw:style-name="gr33" draw:text-style-name="P7" xml:id="id185" draw:id="id185" draw:layer="layout" svg:width="1.5cm" svg:height="0.5cm" svg:x="12.673cm" svg:y="26.5cm">
          <text:p text:style-name="P1"><text:span text:style-name="T5">_pt_next</text:span></text:p>
        </draw:rect>
        <draw:rect draw:style-name="gr33" draw:text-style-name="P7" draw:layer="layout" svg:width="1.5cm" svg:height="1cm" svg:x="12.673cm" svg:y="27cm">
          <text:p text:style-name="P1"><text:span text:style-name="T5">_pc_data</text:span></text:p>
        </draw:rect>
        <draw:rect draw:style-name="gr33" draw:text-style-name="P7" xml:id="id191" draw:id="id191" draw:layer="layout" svg:width="1.5cm" svg:height="0.5cm" svg:x="8.173cm" svg:y="26cm">
          <text:p text:style-name="P1"><text:span text:style-name="T5">_pt_prev</text:span></text:p>
        </draw:rect>
        <draw:rect draw:style-name="gr33" draw:text-style-name="P7" xml:id="id186" draw:id="id186" draw:layer="layout" svg:width="1.5cm" svg:height="0.5cm" svg:x="8.173cm" svg:y="26.5cm">
          <text:p text:style-name="P1"><text:span text:style-name="T5">_pt_next</text:span></text:p>
        </draw:rect>
        <draw:rect draw:style-name="gr33" draw:text-style-name="P7" draw:layer="layout" svg:width="1.5cm" svg:height="1cm" svg:x="8.173cm" svg:y="27cm">
          <text:p text:style-name="P1"><text:span text:style-name="T5">_pc_data</text:span></text:p>
        </draw:rect>
        <draw:rect draw:style-name="gr33" draw:text-style-name="P7" xml:id="id190" draw:id="id190" draw:layer="layout" svg:width="1.5cm" svg:height="0.5cm" svg:x="4.673cm" svg:y="23cm">
          <text:p text:style-name="P1"><text:span text:style-name="T5">_pt_prev</text:span></text:p>
        </draw:rect>
        <draw:rect draw:style-name="gr33" draw:text-style-name="P7" xml:id="id187" draw:id="id187" draw:layer="layout" svg:width="1.5cm" svg:height="0.5cm" svg:x="4.673cm" svg:y="23.5cm">
          <text:p text:style-name="P1"><text:span text:style-name="T5">_pt_next</text:span></text:p>
        </draw:rect>
        <draw:rect draw:style-name="gr33" draw:text-style-name="P7" draw:layer="layout" svg:width="1.5cm" svg:height="1cm" svg:x="4.673cm" svg:y="24cm">
          <text:p text:style-name="P1"><text:span text:style-name="T5">_pc_data</text:span></text:p>
        </draw:rect>
        <draw:rect draw:style-name="gr33" draw:text-style-name="P7" xml:id="id189" draw:id="id189" draw:layer="layout" svg:width="1.5cm" svg:height="0.5cm" svg:x="6.673cm" svg:y="20cm">
          <text:p text:style-name="P1"><text:span text:style-name="T5">_pt_prev</text:span></text:p>
        </draw:rect>
        <draw:rect draw:style-name="gr33" draw:text-style-name="P7" xml:id="id188" draw:id="id188" draw:layer="layout" svg:width="1.5cm" svg:height="0.5cm" svg:x="6.673cm" svg:y="20.5cm">
          <text:p text:style-name="P1"><text:span text:style-name="T5">_pt_next</text:span></text:p>
        </draw:rect>
        <draw:rect draw:style-name="gr33" draw:text-style-name="P7" draw:layer="layout" svg:width="1.5cm" svg:height="1cm" svg:x="6.673cm" svg:y="21cm">
          <text:p text:style-name="P1"><text:span text:style-name="T5">_pc_data</text:span></text:p>
        </draw:rect>
        <draw:connector draw:style-name="gr4" draw:text-style-name="P1" xml:id="id195" draw:id="id195" draw:layer="layout" draw:type="curve" svg:x1="11.673cm" svg:y1="18.75cm" svg:x2="11.673cm" svg:y2="18.75cm" draw:start-shape="id181" draw:start-glue-point="1" draw:end-shape="id181" svg:d="m11673 18750">
          <text:p/>
        </draw:connector>
        <draw:connector draw:style-name="gr4" draw:text-style-name="P1" draw:layer="layout" draw:type="curve" svg:x1="11.673cm" svg:y1="19.25cm" svg:x2="13.673cm" svg:y2="20.75cm" draw:start-shape="id182" draw:start-glue-point="1" draw:end-shape="id183" draw:end-glue-point="3" svg:d="m11673 19250c1500 0 500 1500 2000 1500">
          <text:p/>
        </draw:connector>
        <draw:connector draw:style-name="gr4" draw:text-style-name="P1" draw:layer="layout" draw:type="curve" svg:x1="15.173cm" svg:y1="20.75cm" svg:x2="16.173cm" svg:y2="23.75cm" draw:start-shape="id183" draw:start-glue-point="1" draw:end-shape="id184" draw:end-glue-point="3" svg:d="m15173 20750c751 0 501 1500 500 1500s-251 1500 500 1500">
          <text:p/>
        </draw:connector>
        <draw:connector draw:style-name="gr4" draw:text-style-name="P1" draw:layer="layout" draw:type="curve" svg:x1="17.673cm" svg:y1="23.75cm" svg:x2="14.173cm" svg:y2="26.75cm" draw:start-shape="id184" draw:start-glue-point="1" draw:end-shape="id185" svg:d="m17673 23750c751 0 2501 3000-3500 3000">
          <text:p/>
        </draw:connector>
        <draw:connector draw:style-name="gr4" draw:text-style-name="P1" draw:layer="layout" draw:type="curve" svg:x1="12.673cm" svg:y1="26.75cm" svg:x2="9.673cm" svg:y2="26.75cm" draw:start-shape="id185" draw:start-glue-point="3" draw:end-shape="id186" draw:end-glue-point="1" svg:d="m12673 26750h-3000">
          <text:p/>
        </draw:connector>
        <draw:connector draw:style-name="gr4" draw:text-style-name="P1" draw:layer="layout" draw:type="curve" svg:x1="8.173cm" svg:y1="26.75cm" svg:x2="6.173cm" svg:y2="23.75cm" draw:start-shape="id186" draw:start-glue-point="3" draw:end-shape="id187" draw:end-glue-point="1" svg:d="m8173 26750c-1500 0-500-3000-2000-3000">
          <text:p/>
        </draw:connector>
        <draw:connector draw:style-name="gr4" draw:text-style-name="P1" draw:layer="layout" draw:type="curve" svg:x1="4.673cm" svg:y1="23.75cm" svg:x2="6.673cm" svg:y2="20.75cm" draw:start-shape="id187" draw:start-glue-point="3" draw:end-shape="id188" svg:d="m4673 23750c-751 0-1751-3000 2000-3000">
          <text:p/>
        </draw:connector>
        <draw:connector draw:style-name="gr4" draw:text-style-name="P1" draw:layer="layout" draw:type="curve" svg:x1="8.173cm" svg:y1="20.75cm" svg:x2="10.173cm" svg:y2="19.25cm" draw:start-shape="id188" draw:start-glue-point="1" draw:end-shape="id182" svg:d="m8173 20750c1500 0 500-1500 2000-1500">
          <text:p/>
        </draw:connector>
        <draw:connector draw:style-name="gr34" draw:text-style-name="P1" draw:layer="layout" draw:type="curve" svg:x1="10.173cm" svg:y1="18.75cm" svg:x2="8.173cm" svg:y2="20.25cm" draw:start-shape="id181" draw:start-glue-point="3" draw:end-shape="id189" draw:end-glue-point="1" svg:d="m10173 18750c-1500 0-500 1500-2000 1500">
          <text:p/>
        </draw:connector>
        <draw:connector draw:style-name="gr34" draw:text-style-name="P1" draw:layer="layout" draw:type="curve" svg:x1="6.673cm" svg:y1="20.25cm" svg:x2="4.673cm" svg:y2="23.25cm" draw:start-shape="id189" draw:start-glue-point="3" draw:end-shape="id190" draw:end-glue-point="3" svg:d="m6673 20250c-3751 0-2751 3000-2000 3000">
          <text:p/>
        </draw:connector>
        <draw:connector draw:style-name="gr34" draw:text-style-name="P1" draw:layer="layout" draw:type="curve" svg:x1="6.173cm" svg:y1="23.25cm" svg:x2="8.173cm" svg:y2="26.25cm" draw:start-shape="id190" draw:start-glue-point="1" draw:end-shape="id191" draw:end-glue-point="3" svg:d="m6173 23250c1500 0 500 3000 2000 3000">
          <text:p/>
        </draw:connector>
        <draw:connector draw:style-name="gr34" draw:text-style-name="P1" draw:layer="layout" draw:type="curve" svg:x1="9.673cm" svg:y1="26.25cm" svg:x2="12.673cm" svg:y2="26.25cm" draw:start-shape="id191" draw:start-glue-point="1" draw:end-shape="id192" draw:end-glue-point="3" svg:d="m9673 26250h3000">
          <text:p/>
        </draw:connector>
        <draw:connector draw:style-name="gr34" draw:text-style-name="P1" draw:layer="layout" draw:type="curve" svg:x1="14.173cm" svg:y1="26.25cm" svg:x2="17.673cm" svg:y2="23.25cm" draw:start-shape="id192" draw:start-glue-point="1" draw:end-shape="id193" draw:end-glue-point="1" svg:d="m14173 26250c6001 0 4251-3000 3500-3000">
          <text:p/>
        </draw:connector>
        <draw:connector draw:style-name="gr34" draw:text-style-name="P1" draw:layer="layout" draw:type="curve" svg:x1="16.173cm" svg:y1="23.25cm" svg:x2="15.173cm" svg:y2="20.25cm" draw:start-shape="id193" draw:start-glue-point="3" draw:end-shape="id194" draw:end-glue-point="1" svg:d="m16173 23250c-751 0-501-1500-500-1500s251-1500-500-1500">
          <text:p/>
        </draw:connector>
        <draw:connector draw:style-name="gr34" draw:text-style-name="P1" draw:layer="layout" draw:type="curve" svg:x1="13.673cm" svg:y1="20.25cm" svg:x2="11.673cm" svg:y2="18.75cm" draw:start-shape="id194" draw:start-glue-point="3" draw:end-shape="id195" draw:end-glue-point="0" svg:d="m13673 20250c-1500 0-500-1500-2000-1500">
          <text:p/>
        </draw:connector>
        <draw:rect draw:style-name="gr33" draw:text-style-name="P7" draw:layer="layout" svg:width="3cm" svg:height="0.5cm" svg:x="4cm" svg:y="16.5cm">
          <text:p text:style-name="P5"><text:span text:style-name="T5">_t_typeinfo</text:span></text:p>
        </draw:rect>
        <draw:rect draw:style-name="gr33" draw:text-style-name="P7" draw:layer="layout" svg:width="3cm" svg:height="0.5cm" svg:x="4cm" svg:y="17cm">
          <text:p text:style-name="P5"><text:span text:style-name="T5">_t_allocater</text:span></text:p>
        </draw:rect>
        <draw:rect draw:style-name="gr33" draw:text-style-name="P7" xml:id="id196" draw:id="id196" draw:layer="layout" svg:width="3cm" svg:height="0.5cm" svg:x="4cm" svg:y="17.5cm">
          <text:p text:style-name="P5"><text:span text:style-name="T5">_pt_node</text:span></text:p>
        </draw:rect>
        <draw:connector draw:style-name="gr4" draw:text-style-name="P1" draw:layer="layout" draw:type="curve" svg:x1="7cm" svg:y1="17.75cm" svg:x2="10.923cm" svg:y2="18.5cm" draw:start-shape="id196" draw:start-glue-point="1" draw:end-shape="id181" draw:end-glue-point="0" svg:d="m7000 17750c2616 0 3923 250 3923 750">
          <text:p/>
        </draw:connector>
      </draw:page>
      <draw:page draw:name="page13" draw:style-name="dp1" draw:master-page-name="默认">
        <draw:custom-shape draw:style-name="gr8" draw:text-style-name="P2" draw:layer="layout" svg:width="1cm" svg:height="1cm" svg:x="6cm" svg:y="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cm" svg:y="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98" draw:id="id198" draw:layer="layout" svg:width="1cm" svg:height="1cm" svg:x="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201" draw:id="id201" draw:layer="layout" svg:width="1cm" svg:height="1cm" svg:x="1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197" draw:id="id197" draw:layer="layout" svg:width="1cm" svg:height="1cm" svg:x="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199" draw:id="id199" draw:layer="layout" svg:width="1cm" svg:height="1cm" svg:x="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00" draw:id="id200" draw:layer="layout" svg:width="1cm" svg:height="1cm" svg:x="1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xml:id="id202" draw:id="id202" draw:layer="layout" svg:width="1cm" svg:height="1cm" svg:x="1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cm" svg:x2="5cm" svg:y2="4.5cm" draw:start-shape="id197" draw:start-glue-point="3" draw:end-shape="id198" draw:end-glue-point="3" svg:d="m5000 3000c-751 0-751 1500 0 1500">
          <text:p/>
        </draw:connector>
        <draw:connector draw:style-name="gr4" draw:text-style-name="P1" draw:layer="layout" draw:type="curve" svg:x1="5cm" svg:y1="4.5cm" svg:x2="5cm" svg:y2="6cm" draw:start-shape="id198" draw:start-glue-point="3" draw:end-shape="id199" draw:end-glue-point="3" svg:d="m5000 4500c-751 0-751 1500 0 1500">
          <text:p/>
        </draw:connector>
        <draw:connector draw:style-name="gr4" draw:text-style-name="P1" draw:layer="layout" draw:type="curve" svg:x1="16cm" svg:y1="3cm" svg:x2="16cm" svg:y2="4.5cm" draw:start-shape="id200" draw:start-glue-point="1" draw:end-shape="id201" draw:end-glue-point="1" svg:d="m16000 3000c753 0 753 1500 0 1500">
          <text:p/>
        </draw:connector>
        <draw:connector draw:style-name="gr4" draw:text-style-name="P1" draw:layer="layout" draw:type="curve" svg:x1="16cm" svg:y1="4.5cm" svg:x2="16cm" svg:y2="6cm" draw:start-shape="id201" draw:start-glue-point="1" draw:end-shape="id202" draw:end-glue-point="1" svg:d="m16000 4500c753 0 753 1500 0 1500">
          <text:p/>
        </draw:connector>
        <draw:custom-shape draw:style-name="gr10" draw:text-style-name="P2" draw:layer="layout" svg:width="1cm" svg:height="1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4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cm" svg:height="1cm" svg:x="6.5cm" svg:y="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5.5cm" svg:y="14cm">
          <text:p/>
          <draw:enhanced-geometry svg:viewBox="0 0 21600 21600" draw:type="rectangle" draw:enhanced-path="M 0 0 L 21600 0 21600 21600 0 21600 0 0 Z N"/>
        </draw:custom-shape>
        <draw:rect draw:style-name="gr33" draw:text-style-name="P1" draw:layer="layout" svg:width="6.5cm" svg:height="1cm" svg:x="10.5cm" svg:y="7cm">
          <text:p text:style-name="P1">保存数据的段</text:p>
        </draw:rect>
        <draw:rect draw:style-name="gr42" draw:text-style-name="P1" draw:layer="layout" svg:width="6.5cm" svg:height="1cm" svg:x="10.5cm" svg:y="8.5cm">
          <text:p/>
        </draw:rect>
        <draw:rect draw:style-name="gr42" draw:text-style-name="P1" draw:layer="layout" svg:width="6.5cm" svg:height="1cm" svg:x="10.5cm" svg:y="11cm">
          <text:p/>
        </draw:rect>
        <draw:rect draw:style-name="gr42" draw:text-style-name="P1" draw:layer="layout" svg:width="6.5cm" svg:height="1cm" svg:x="10.5cm" svg:y="12.5cm">
          <text:p/>
        </draw:rect>
        <draw:custom-shape draw:style-name="gr39" draw:text-style-name="P2" draw:layer="layout" svg:width="1cm" svg:height="1cm" svg:x="13.5cm" svg:y="9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cm" svg:y1="14.5cm" svg:x2="10.5cm" svg:y2="8cm">
          <text:p/>
        </draw:line>
        <draw:line draw:style-name="gr15" draw:text-style-name="P1" draw:layer="layout" svg:x1="6cm" svg:y1="14.5cm" svg:x2="10.5cm" svg:y2="9.5cm">
          <text:p/>
        </draw:line>
        <draw:line draw:style-name="gr15" draw:text-style-name="P1" draw:layer="layout" svg:x1="8cm" svg:y1="14.5cm" svg:x2="10.5cm" svg:y2="12cm">
          <text:p/>
        </draw:line>
        <draw:line draw:style-name="gr15" draw:text-style-name="P1" draw:layer="layout" svg:x1="9cm" svg:y1="14.5cm" svg:x2="10.5cm" svg:y2="13.5cm">
          <text:p/>
        </draw:line>
        <draw:rect draw:style-name="gr43" draw:text-style-name="P1" draw:layer="layout" svg:width="6.5cm" svg:height="1cm" svg:x="2cm" svg:y="15cm">
          <text:p text:style-name="P1">数据段的管理结构</text:p>
        </draw:rect>
        <draw:custom-shape draw:style-name="gr10" draw:text-style-name="P2" draw:layer="layout" svg:width="1cm" svg:height="1cm" svg:x="3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4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03" draw:id="id203" draw:layer="layout" svg:width="1cm" svg:height="1cm" svg:x="5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07" draw:id="id207" draw:layer="layout" svg:width="1cm" svg:height="1cm" svg:x="7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05" draw:id="id205" draw:layer="layout" svg:width="1cm" svg:height="1cm" svg:x="6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04" draw:id="id204" draw:layer="layout" svg:width="1cm" svg:height="1cm" svg:x="9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10" draw:id="id210" draw:layer="layout" svg:width="1cm" svg:height="1cm" svg:x="17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06" draw:id="id206" draw:layer="layout" svg:width="1cm" svg:height="1cm" svg:x="9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08" draw:id="id208" draw:layer="layout" svg:width="1cm" svg:height="1cm" svg:x="9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2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217" draw:id="id217" draw:layer="layout" svg:width="1cm" svg:height="1cm" svg:x="15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09" draw:id="id209" draw:layer="layout" svg:width="1cm" svg:height="1cm" svg:x="6cm" svg:y="1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11" draw:id="id211" draw:layer="layout" svg:width="1cm" svg:height="1cm" svg:x="7cm" svg:y="1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12" draw:id="id212" draw:layer="layout" svg:width="1cm" svg:height="1cm" svg:x="8cm" svg:y="1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14" draw:id="id214" draw:layer="layout" svg:width="1cm" svg:height="1cm" svg:x="5cm" svg:y="1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16" draw:id="id216" draw:layer="layout" svg:width="1cm" svg:height="1cm" svg:x="15cm" svg:y="2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18" draw:id="id218" draw:layer="layout" svg:width="1cm" svg:height="1cm" svg:x="16cm" svg:y="2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19" draw:id="id219" draw:layer="layout" svg:width="1cm" svg:height="1cm" svg:x="17cm" svg:y="2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15" draw:id="id215" draw:layer="layout" svg:width="1cm" svg:height="1cm" svg:x="14cm" svg:y="2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25cm" svg:x2="9cm" svg:y2="20cm" draw:start-shape="id203" draw:start-glue-point="0" draw:end-shape="id204" draw:end-glue-point="3" svg:d="m5500 25000c0-3334 1166-5000 3500-5000">
          <text:p/>
        </draw:connector>
        <draw:connector draw:style-name="gr4" draw:text-style-name="P1" draw:layer="layout" draw:type="curve" svg:x1="6.5cm" svg:y1="25cm" svg:x2="9cm" svg:y2="21.5cm" draw:start-shape="id205" draw:start-glue-point="0" draw:end-shape="id206" draw:end-glue-point="3" svg:d="m6500 25000c0-2334 833-3500 2500-3500">
          <text:p/>
        </draw:connector>
        <draw:connector draw:style-name="gr4" draw:text-style-name="P1" draw:layer="layout" draw:type="curve" svg:x1="7.5cm" svg:y1="25cm" svg:x2="9cm" svg:y2="23cm" draw:start-shape="id207" draw:start-glue-point="0" draw:end-shape="id208" draw:end-glue-point="3" svg:d="m7500 25000c0-1334 500-2000 1500-2000">
          <text:p/>
        </draw:connector>
        <draw:connector draw:style-name="gr4" draw:text-style-name="P1" draw:layer="layout" draw:type="curve" svg:x1="6.5cm" svg:y1="17.5cm" svg:x2="17.5cm" svg:y2="19.5cm" draw:start-shape="id209" draw:start-glue-point="2" draw:end-shape="id210" draw:end-glue-point="0" svg:d="m6500 17500c0 1500 11000 500 11000 2000">
          <text:p/>
        </draw:connector>
        <draw:connector draw:style-name="gr4" draw:text-style-name="P1" draw:layer="layout" draw:type="curve" svg:x1="7.5cm" svg:y1="17.5cm" svg:x2="9.5cm" svg:y2="19.5cm" draw:start-shape="id211" draw:start-glue-point="2" draw:end-shape="id204" draw:end-glue-point="0" svg:d="m7500 17500c0 1500 2000 500 2000 2000">
          <text:p/>
        </draw:connector>
        <draw:custom-shape draw:style-name="gr46" draw:text-style-name="P3" xml:id="id213" draw:id="id213" draw:layer="layout" svg:width="1cm" svg:height="1cm" svg:x="18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5cm" svg:y1="17.5cm" svg:x2="18.5cm" svg:y2="19.5cm" draw:start-shape="id212" draw:start-glue-point="2" draw:end-shape="id213" draw:end-glue-point="0" svg:d="m8500 17500c0 1500 10000 500 10000 2000">
          <text:p/>
        </draw:connector>
        <draw:connector draw:style-name="gr4" draw:text-style-name="P1" draw:layer="layout" draw:type="curve" svg:x1="5.5cm" svg:y1="17.5cm" svg:x2="5.5cm" svg:y2="25cm" draw:start-shape="id214" draw:start-glue-point="2" draw:end-shape="id203" draw:end-glue-point="0" svg:d="m5500 17500v7500">
          <text:p/>
        </draw:connector>
        <draw:connector draw:style-name="gr4" draw:text-style-name="P1" draw:layer="layout" draw:type="curve" svg:x1="14cm" svg:y1="27cm" svg:x2="7.5cm" svg:y2="26cm" draw:start-shape="id215" draw:start-glue-point="3" draw:end-shape="id207" draw:end-glue-point="2" svg:d="m14000 27000c-4334 0-6500-333-6500-1000">
          <text:p/>
        </draw:connector>
        <draw:connector draw:style-name="gr4" draw:text-style-name="P1" draw:layer="layout" draw:type="curve" svg:x1="15.5cm" svg:y1="26.5cm" svg:x2="15.5cm" svg:y2="23.5cm" draw:start-shape="id216" draw:start-glue-point="0" draw:end-shape="id217" draw:end-glue-point="2" svg:d="m15500 26500v-3000">
          <text:p/>
        </draw:connector>
        <draw:connector draw:style-name="gr4" draw:text-style-name="P1" draw:layer="layout" draw:type="curve" svg:x1="16.5cm" svg:y1="26.5cm" svg:x2="9.5cm" svg:y2="23.5cm" draw:start-shape="id218" draw:start-glue-point="0" draw:end-shape="id208" draw:end-glue-point="2" svg:d="m16500 26500c0-2250-7000-750-7000-3000">
          <text:p/>
        </draw:connector>
        <draw:custom-shape draw:style-name="gr46" draw:text-style-name="P3" xml:id="id220" draw:id="id220" draw:layer="layout" svg:width="1cm" svg:height="1cm" svg:x="18cm" svg:y="22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5cm" svg:y1="26.5cm" svg:x2="18.5cm" svg:y2="23.5cm" draw:start-shape="id219" draw:start-glue-point="0" draw:end-shape="id220" svg:d="m17500 26500c0-2248 1000-749 1000-3000">
          <text:p/>
        </draw:connector>
      </draw:page>
      <draw:page draw:name="page14" draw:style-name="dp1" draw:master-page-name="默认">
        <draw:custom-shape draw:style-name="gr10" draw:text-style-name="P2" draw:layer="layout" svg:width="1cm" svg:height="1cm" svg:x="2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21" draw:id="id221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25" draw:id="id225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23" draw:id="id223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22" draw:id="id222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28" draw:id="id228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239" draw:id="id239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24" draw:id="id224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26" draw:id="id226" draw:layer="layout" svg:width="1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240" draw:id="id240" draw:layer="layout" svg:width="1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235" draw:id="id235" draw:layer="layout" svg:width="1cm" svg:height="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27" draw:id="id227" draw:layer="layout" svg:width="1cm" svg:height="1cm" svg:x="5cm" svg:y="2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29" draw:id="id229" draw:layer="layout" svg:width="1cm" svg:height="1cm" svg:x="6cm" svg:y="2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30" draw:id="id230" draw:layer="layout" svg:width="1cm" svg:height="1cm" svg:x="7cm" svg:y="2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32" draw:id="id232" draw:layer="layout" svg:width="1cm" svg:height="1cm" svg:x="4cm" svg:y="2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34" draw:id="id234" draw:layer="layout" svg:width="1cm" svg:height="1cm" svg:x="8.5cm" svg:y="14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36" draw:id="id236" draw:layer="layout" svg:width="1cm" svg:height="1cm" svg:x="9.5cm" svg:y="14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37" draw:id="id237" draw:layer="layout" svg:width="1cm" svg:height="1cm" svg:x="10.5cm" svg:y="14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33" draw:id="id233" draw:layer="layout" svg:width="1cm" svg:height="1cm" svg:x="7.5cm" svg:y="14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11cm" svg:x2="8cm" svg:y2="6cm" draw:start-shape="id221" draw:start-glue-point="0" draw:end-shape="id222" draw:end-glue-point="3" svg:d="m4500 11000c0-3334 1166-5000 3500-5000">
          <text:p/>
        </draw:connector>
        <draw:connector draw:style-name="gr4" draw:text-style-name="P1" draw:layer="layout" draw:type="curve" svg:x1="5.5cm" svg:y1="11cm" svg:x2="8cm" svg:y2="7.5cm" draw:start-shape="id223" draw:start-glue-point="0" draw:end-shape="id224" draw:end-glue-point="3" svg:d="m5500 11000c0-2334 833-3500 2500-3500">
          <text:p/>
        </draw:connector>
        <draw:connector draw:style-name="gr4" draw:text-style-name="P1" draw:layer="layout" draw:type="curve" svg:x1="6.5cm" svg:y1="11cm" svg:x2="8cm" svg:y2="9cm" draw:start-shape="id225" draw:start-glue-point="0" draw:end-shape="id226" draw:end-glue-point="3" svg:d="m6500 11000c0-1334 500-2000 1500-2000">
          <text:p/>
        </draw:connector>
        <draw:connector draw:style-name="gr47" draw:text-style-name="P1" draw:layer="layout" draw:type="curve" svg:x1="5.5cm" svg:y1="3.5cm" svg:x2="16.5cm" svg:y2="5.5cm" draw:start-shape="id227" draw:start-glue-point="2" draw:end-shape="id228" draw:end-glue-point="0" svg:d="m5500 3500c0 1500 11000 500 11000 2000">
          <text:p/>
        </draw:connector>
        <draw:connector draw:style-name="gr4" draw:text-style-name="P1" draw:layer="layout" draw:type="curve" svg:x1="6.5cm" svg:y1="3.5cm" svg:x2="8.5cm" svg:y2="5.5cm" draw:start-shape="id229" draw:start-glue-point="2" draw:end-shape="id222" draw:end-glue-point="0" svg:d="m6500 3500c0 1500 2000 500 2000 2000">
          <text:p/>
        </draw:connector>
        <draw:custom-shape draw:style-name="gr46" draw:text-style-name="P3" xml:id="id231" draw:id="id231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5cm" svg:y1="3.5cm" svg:x2="17.5cm" svg:y2="5.5cm" draw:start-shape="id230" draw:start-glue-point="2" draw:end-shape="id231" draw:end-glue-point="0" svg:d="m7500 3500c0 1500 10000 500 10000 2000">
          <text:p/>
        </draw:connector>
        <draw:connector draw:style-name="gr4" draw:text-style-name="P1" draw:layer="layout" draw:type="curve" svg:x1="4.5cm" svg:y1="3.5cm" svg:x2="4.5cm" svg:y2="11cm" draw:start-shape="id232" draw:start-glue-point="2" draw:end-shape="id221" draw:end-glue-point="0" svg:d="m4500 3500v7500">
          <text:p/>
        </draw:connector>
        <draw:connector draw:style-name="gr4" draw:text-style-name="P1" draw:layer="layout" draw:type="curve" svg:x1="7.5cm" svg:y1="14.5cm" svg:x2="6.5cm" svg:y2="12cm" draw:start-shape="id233" draw:start-glue-point="3" draw:end-shape="id225" draw:end-glue-point="2" svg:d="m7500 14500c-667 0-1000-833-1000-2500">
          <text:p/>
        </draw:connector>
        <draw:connector draw:style-name="gr47" draw:text-style-name="P1" draw:layer="layout" draw:type="curve" svg:x1="9cm" svg:y1="14cm" svg:x2="14.5cm" svg:y2="9.5cm" draw:start-shape="id234" draw:start-glue-point="0" draw:end-shape="id235" draw:end-glue-point="2" svg:d="m9000 14000c0-3375 5500-1125 5500-4500">
          <text:p/>
        </draw:connector>
        <draw:connector draw:style-name="gr4" draw:text-style-name="P1" draw:layer="layout" draw:type="curve" svg:x1="10cm" svg:y1="14cm" svg:x2="8.5cm" svg:y2="9.5cm" draw:start-shape="id236" draw:start-glue-point="0" draw:end-shape="id226" draw:end-glue-point="2" svg:d="m10000 14000c0-3375-1500-1125-1500-4500">
          <text:p/>
        </draw:connector>
        <draw:custom-shape draw:style-name="gr46" draw:text-style-name="P3" xml:id="id238" draw:id="id238" draw:layer="layout" svg:width="1cm" svg:height="1cm" svg:x="17cm" svg:y="8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1cm" svg:y1="14cm" svg:x2="17.5cm" svg:y2="9.5cm" draw:start-shape="id237" draw:start-glue-point="0" draw:end-shape="id238" svg:d="m11000 14000c0-3373 6500-1124 6500-4500">
          <text:p/>
        </draw:connector>
        <draw:connector draw:style-name="gr48" draw:text-style-name="P1" draw:layer="layout" draw:type="curve" svg:x1="5.5cm" svg:y1="3.5cm" svg:x2="15.5cm" svg:y2="5.5cm" draw:start-shape="id227" draw:start-glue-point="2" draw:end-shape="id239" draw:end-glue-point="0" svg:d="m5500 3500c0 1500 10000 500 10000 2000">
          <text:p/>
        </draw:connector>
        <draw:measure draw:style-name="gr49" draw:text-style-name="P10" draw:layer="measurelines" svg:x1="15.5cm" svg:y1="5.5cm" svg:x2="16.5cm" svg:y2="5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.5cm" svg:y="2.5cm">
          <text:p text:style-name="P1"><text:span text:style-name="T2">push_fro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7.5cm" svg:y="2.5cm">
          <text:p text:style-name="P1"><text:span text:style-name="T2">pop_front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9cm" svg:y1="14cm" svg:x2="15.5cm" svg:y2="9.5cm" draw:start-shape="id234" draw:start-glue-point="0" draw:end-shape="id240" draw:end-glue-point="2" svg:d="m9000 14000c0-3375 6500-1125 6500-4500">
          <text:p/>
        </draw:connector>
        <draw:measure draw:style-name="gr51" draw:text-style-name="P10" draw:layer="measurelines" svg:x1="15.5cm" svg:y1="9.5cm" svg:x2="14.5cm" svg:y2="9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cm" svg:y="12cm">
          <text:p text:style-name="P1"><text:span text:style-name="T2">pop_back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6.1cm" svg:y="12cm">
          <text:p text:style-name="P1"><text:span text:style-name="T2">push_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41" draw:id="id241" draw:layer="layout" svg:width="1cm" svg:height="1cm" svg:x="3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45" draw:id="id245" draw:layer="layout" svg:width="1cm" svg:height="1cm" svg:x="5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43" draw:id="id243" draw:layer="layout" svg:width="1cm" svg:height="1cm" svg:x="4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42" draw:id="id242" draw:layer="layout" svg:width="1cm" svg:height="1cm" svg:x="7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58" draw:id="id258" draw:layer="layout" svg:width="1cm" svg:height="1cm" svg:x="1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44" draw:id="id244" draw:layer="layout" svg:width="1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46" draw:id="id246" draw:layer="layout" svg:width="1cm" svg:height="1cm" svg:x="7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254" draw:id="id254" draw:layer="layout" svg:width="1cm" svg:height="1cm" svg:x="8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47" draw:id="id247" draw:layer="layout" svg:width="1cm" svg:height="1cm" svg:x="4cm" svg:y="15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48" draw:id="id248" draw:layer="layout" svg:width="1cm" svg:height="1cm" svg:x="5cm" svg:y="15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49" draw:id="id249" draw:layer="layout" svg:width="1cm" svg:height="1cm" svg:x="6cm" svg:y="15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51" draw:id="id251" draw:layer="layout" svg:width="1cm" svg:height="1cm" svg:x="3cm" svg:y="15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53" draw:id="id253" draw:layer="layout" svg:width="1cm" svg:height="1cm" svg:x="11cm" svg:y="26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55" draw:id="id255" draw:layer="layout" svg:width="1cm" svg:height="1cm" svg:x="12cm" svg:y="26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56" draw:id="id256" draw:layer="layout" svg:width="1cm" svg:height="1cm" svg:x="13cm" svg:y="26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52" draw:id="id252" draw:layer="layout" svg:width="1cm" svg:height="1cm" svg:x="10cm" svg:y="26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curve" svg:x1="3.5cm" svg:y1="24cm" svg:x2="7cm" svg:y2="19cm" draw:start-shape="id241" draw:start-glue-point="0" draw:end-shape="id242" draw:end-glue-point="3" svg:d="m3500 24000c0-3334 1166-5000 3500-5000">
          <text:p/>
        </draw:connector>
        <draw:connector draw:style-name="gr4" draw:text-style-name="P1" draw:layer="layout" draw:type="curve" svg:x1="4.5cm" svg:y1="24cm" svg:x2="7cm" svg:y2="20.5cm" draw:start-shape="id243" draw:start-glue-point="0" draw:end-shape="id244" draw:end-glue-point="3" svg:d="m4500 24000c0-2334 833-3500 2500-3500">
          <text:p/>
        </draw:connector>
        <draw:connector draw:style-name="gr52" draw:text-style-name="P1" draw:layer="layout" draw:type="curve" svg:x1="5.5cm" svg:y1="24cm" svg:x2="7cm" svg:y2="22cm" draw:start-shape="id245" draw:start-glue-point="0" draw:end-shape="id246" draw:end-glue-point="3" svg:d="m5500 24000c0-1334 500-2000 1500-2000">
          <text:p/>
        </draw:connector>
        <draw:connector draw:style-name="gr47" draw:text-style-name="P1" draw:layer="layout" draw:type="curve" svg:x1="4.5cm" svg:y1="16.5cm" svg:x2="7.5cm" svg:y2="20cm" draw:start-shape="id247" draw:start-glue-point="2" draw:end-shape="id244" svg:d="m4500 16500c0 2625 3000 875 3000 3500">
          <text:p/>
        </draw:connector>
        <draw:connector draw:style-name="gr48" draw:text-style-name="P1" draw:layer="layout" draw:type="curve" svg:x1="5.5cm" svg:y1="16.5cm" svg:x2="7.5cm" svg:y2="18.5cm" draw:start-shape="id248" draw:start-glue-point="2" draw:end-shape="id242" draw:end-glue-point="0" svg:d="m5500 16500c0 1500 2000 500 2000 2000">
          <text:p/>
        </draw:connector>
        <draw:custom-shape draw:style-name="gr46" draw:text-style-name="P3" xml:id="id250" draw:id="id250" draw:layer="layout" svg:width="1cm" svg:height="1cm" svg:x="16cm" svg:y="18.5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6.5cm" svg:y1="16.5cm" svg:x2="16.5cm" svg:y2="18.5cm" draw:start-shape="id249" draw:start-glue-point="2" draw:end-shape="id250" draw:end-glue-point="0" svg:d="m6500 16500c0 1500 10000 500 10000 2000">
          <text:p/>
        </draw:connector>
        <draw:connector draw:style-name="gr48" draw:text-style-name="P1" draw:layer="layout" draw:type="curve" svg:x1="3.5cm" svg:y1="16.5cm" svg:x2="3.5cm" svg:y2="24cm" draw:start-shape="id251" draw:start-glue-point="2" draw:end-shape="id241" draw:end-glue-point="0" svg:d="m3500 16500v7500">
          <text:p/>
        </draw:connector>
        <draw:connector draw:style-name="gr53" draw:text-style-name="P1" draw:layer="layout" draw:type="curve" svg:x1="10cm" svg:y1="26.5cm" svg:x2="5.5cm" svg:y2="25cm" draw:start-shape="id252" draw:start-glue-point="3" draw:end-shape="id245" draw:end-glue-point="2" svg:d="m10000 26500c-3000 0-4500-500-4500-1500">
          <text:p/>
        </draw:connector>
        <draw:connector draw:style-name="gr53" draw:text-style-name="P1" draw:layer="layout" draw:type="curve" svg:x1="11.5cm" svg:y1="26cm" svg:x2="8.5cm" svg:y2="22.5cm" draw:start-shape="id253" draw:start-glue-point="0" draw:end-shape="id254" draw:end-glue-point="2" svg:d="m11500 26000c0-2625-3000-875-3000-3500">
          <text:p/>
        </draw:connector>
        <draw:connector draw:style-name="gr53" draw:text-style-name="P1" draw:layer="layout" draw:type="curve" svg:x1="12.5cm" svg:y1="26cm" svg:x2="7.5cm" svg:y2="22.5cm" draw:start-shape="id255" draw:start-glue-point="0" draw:end-shape="id246" draw:end-glue-point="2" svg:d="m12500 26000c0-2625-5000-875-5000-3500">
          <text:p/>
        </draw:connector>
        <draw:custom-shape draw:style-name="gr46" draw:text-style-name="P3" xml:id="id257" draw:id="id257" draw:layer="layout" svg:width="1cm" svg:height="1cm" svg:x="16cm" svg:y="21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3.5cm" svg:y1="26cm" svg:x2="16.5cm" svg:y2="22.5cm" draw:start-shape="id256" draw:start-glue-point="0" draw:end-shape="id257" svg:d="m13500 26000c0-2623 3000-874 3000-3500">
          <text:p/>
        </draw:connector>
        <draw:connector draw:style-name="gr48" draw:text-style-name="P1" draw:layer="layout" draw:type="curve" svg:x1="4.5cm" svg:y1="16.5cm" svg:x2="15.5cm" svg:y2="18.5cm" draw:start-shape="id247" draw:start-glue-point="2" draw:end-shape="id258" draw:end-glue-point="0" svg:d="m4500 16500c0 1500 11000 500 11000 2000">
          <text:p/>
        </draw:connector>
        <draw:connector draw:style-name="gr54" draw:text-style-name="P1" draw:layer="layout" draw:type="curve" svg:x1="11.5cm" svg:y1="26cm" svg:x2="16.5cm" svg:y2="21cm" draw:start-shape="id253" draw:start-glue-point="0" draw:end-shape="id259" draw:end-glue-point="2" svg:d="m11500 26000c0-3748 5000-1249 5000-5000">
          <text:p/>
        </draw:connector>
        <draw:connector draw:style-name="gr47" draw:text-style-name="P1" draw:layer="layout" draw:type="curve" svg:x1="3.5cm" svg:y1="16.5cm" svg:x2="4.5cm" svg:y2="24cm" draw:start-shape="id251" draw:start-glue-point="2" draw:end-shape="id243" svg:d="m3500 16500c0 5625 1000 1875 1000 7500">
          <text:p/>
        </draw:connector>
        <draw:connector draw:style-name="gr47" draw:text-style-name="P1" draw:layer="layout" draw:type="curve" svg:x1="5.5cm" svg:y1="16.5cm" svg:x2="7.5cm" svg:y2="20cm" draw:start-shape="id248" draw:start-glue-point="2" draw:end-shape="id244" draw:end-glue-point="0" svg:d="m5500 16500c0 2625 2000 875 2000 3500">
          <text:p/>
        </draw:connector>
        <draw:custom-shape draw:style-name="gr46" draw:text-style-name="P3" xml:id="id259" draw:id="id259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6.5cm" svg:y1="16.5cm" svg:x2="16.5cm" svg:y2="20cm" draw:start-shape="id249" draw:start-glue-point="2" draw:end-shape="id259" draw:end-glue-point="0" svg:d="m6500 16500c0 2625 10000 875 10000 3500">
          <text:p/>
        </draw:connector>
        <draw:connector draw:style-name="gr54" draw:text-style-name="P1" draw:layer="layout" draw:type="curve" svg:x1="10cm" svg:y1="26.5cm" svg:x2="4.5cm" svg:y2="25cm" draw:start-shape="id252" draw:start-glue-point="3" draw:end-shape="id243" draw:end-glue-point="2" svg:d="m10000 26500c-3667 0-5500-500-5500-1500">
          <text:p/>
        </draw:connector>
        <draw:connector draw:style-name="gr54" draw:text-style-name="P1" draw:layer="layout" draw:type="curve" svg:x1="12.5cm" svg:y1="26cm" svg:x2="7.5cm" svg:y2="21cm" draw:start-shape="id255" draw:start-glue-point="0" draw:end-shape="id244" draw:end-glue-point="2" svg:d="m12500 26000c0-3750-5000-1250-5000-5000">
          <text:p/>
        </draw:connector>
        <draw:connector draw:style-name="gr54" draw:text-style-name="P1" draw:layer="layout" draw:type="curve" svg:x1="13.5cm" svg:y1="26cm" svg:x2="16.5cm" svg:y2="21cm" draw:start-shape="id256" draw:start-glue-point="0" draw:end-shape="id259" draw:end-glue-point="2" svg:d="m13500 26000c0-3748 3000-1249 3000-5000">
          <text:p/>
        </draw:connector>
      </draw:page>
      <draw:page draw:name="page15" draw:style-name="dp1" draw:master-page-name="默认">
        <draw:custom-shape draw:style-name="gr10" draw:text-style-name="P3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62" draw:id="id26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60" draw:id="id260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61" draw:id="id26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63" draw:id="id263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64" draw:id="id264" draw:layer="layout" svg:width="1cm" svg:height="1cm" svg:x="6cm" svg:y="1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72" draw:id="id272" draw:layer="layout" svg:width="1cm" svg:height="1cm" svg:x="7cm" svg:y="1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73" draw:id="id273" draw:layer="layout" svg:width="1cm" svg:height="1cm" svg:x="8cm" svg:y="1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71" draw:id="id271" draw:layer="layout" svg:width="1cm" svg:height="1cm" svg:x="5cm" svg:y="1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67" draw:id="id267" draw:layer="layout" svg:width="1cm" svg:height="1cm" svg:x="14cm" svg:y="9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68" draw:id="id268" draw:layer="layout" svg:width="1cm" svg:height="1cm" svg:x="15cm" svg:y="9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69" draw:id="id269" draw:layer="layout" svg:width="1cm" svg:height="1cm" svg:x="16cm" svg:y="9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66" draw:id="id266" draw:layer="layout" svg:width="1cm" svg:height="1cm" svg:x="13cm" svg:y="9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8cm" svg:x2="8cm" svg:y2="4.5cm" draw:start-shape="id260" draw:start-glue-point="0" draw:end-shape="id261" draw:end-glue-point="3" svg:d="m5500 8000c0-2334 833-3500 2500-3500">
          <text:p/>
        </draw:connector>
        <draw:connector draw:style-name="gr55" draw:text-style-name="P1" draw:layer="layout" draw:type="curve" svg:x1="6.5cm" svg:y1="8cm" svg:x2="8cm" svg:y2="6cm" draw:start-shape="id262" draw:start-glue-point="0" draw:end-shape="id263" draw:end-glue-point="3" svg:d="m6500 8000c0-1334 500-2000 1500-2000">
          <text:p/>
        </draw:connector>
        <draw:connector draw:style-name="gr47" draw:text-style-name="P1" draw:layer="layout" draw:type="curve" svg:x1="6.5cm" svg:y1="2.5cm" svg:x2="17.5cm" svg:y2="4cm" draw:start-shape="id264" draw:start-glue-point="2" draw:end-shape="id265" draw:end-glue-point="0" svg:d="m6500 2500c0 1125 11000 375 11000 1500">
          <text:p/>
        </draw:connector>
        <draw:connector draw:style-name="gr53" draw:text-style-name="P1" draw:layer="layout" draw:type="curve" svg:x1="13cm" svg:y1="10cm" svg:x2="6.5cm" svg:y2="9cm" draw:start-shape="id266" draw:start-glue-point="3" draw:end-shape="id262" draw:end-glue-point="2" svg:d="m13000 10000c-4334 0-6500-333-6500-1000">
          <text:p/>
        </draw:connector>
        <draw:connector draw:style-name="gr53" draw:text-style-name="P1" draw:layer="layout" draw:type="curve" svg:x1="14.5cm" svg:y1="9.5cm" svg:x2="8.5cm" svg:y2="6.5cm" draw:start-shape="id267" draw:start-glue-point="0" draw:end-shape="id263" draw:end-glue-point="2" svg:d="m14500 9500c0-2250-6000-750-6000-3000">
          <text:p/>
        </draw:connector>
        <draw:connector draw:style-name="gr53" draw:text-style-name="P1" draw:layer="layout" draw:type="curve" svg:x1="15.5cm" svg:y1="9.5cm" svg:x2="8.5cm" svg:y2="6.5cm" draw:start-shape="id268" draw:start-glue-point="0" draw:end-shape="id263" draw:end-glue-point="2" svg:d="m15500 9500c0-2250-7000-750-7000-3000">
          <text:p/>
        </draw:connector>
        <draw:custom-shape draw:style-name="gr46" draw:text-style-name="P3" xml:id="id270" draw:id="id270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6.5cm" svg:y1="9.5cm" svg:x2="17.5cm" svg:y2="6.5cm" draw:start-shape="id269" draw:start-glue-point="0" draw:end-shape="id270" svg:d="m16500 9500c0-2248 1000-749 1000-3000">
          <text:p/>
        </draw:connector>
        <draw:connector draw:style-name="gr47" draw:text-style-name="P1" draw:layer="layout" draw:type="curve" svg:x1="5.5cm" svg:y1="2.5cm" svg:x2="5.5cm" svg:y2="8cm" draw:start-shape="id271" draw:start-glue-point="2" draw:end-shape="id260" svg:d="m5500 2500v5500">
          <text:p/>
        </draw:connector>
        <draw:connector draw:style-name="gr47" draw:text-style-name="P1" draw:layer="layout" draw:type="curve" svg:x1="7.5cm" svg:y1="2.5cm" svg:x2="8.5cm" svg:y2="4cm" draw:start-shape="id272" draw:start-glue-point="2" draw:end-shape="id261" draw:end-glue-point="0" svg:d="m7500 2500c0 1125 1000 375 1000 1500">
          <text:p/>
        </draw:connector>
        <draw:custom-shape draw:style-name="gr46" draw:text-style-name="P3" xml:id="id265" draw:id="id265" draw:layer="layout" svg:width="1cm" svg:height="1cm" svg:x="17cm" svg:y="4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.5cm" svg:y1="2.5cm" svg:x2="17.5cm" svg:y2="4cm" draw:start-shape="id273" draw:start-glue-point="2" draw:end-shape="id265" draw:end-glue-point="0" svg:d="m8500 2500c0 1125 9000 375 9000 1500">
          <text:p/>
        </draw:connector>
        <draw:custom-shape draw:style-name="gr10" draw:text-style-name="P3" xml:id="id290" draw:id="id290" draw:layer="layout" svg:width="1cm" svg:height="1cm" svg:x="4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5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76" draw:id="id276" draw:layer="layout" svg:width="1cm" svg:height="1cm" svg:x="7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274" draw:id="id274" draw:layer="layout" svg:width="1cm" svg:height="1cm" svg:x="6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75" draw:id="id275" draw:layer="layout" svg:width="1cm" svg:height="1cm" svg:x="9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277" draw:id="id277" draw:layer="layout" svg:width="1cm" svg:height="1cm" svg:x="9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281" draw:id="id281" draw:layer="layout" svg:width="1cm" svg:height="1cm" svg:x="10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.5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cm" svg:y1="22cm" svg:x2="9.5cm" svg:y2="18.5cm" draw:start-shape="id274" draw:start-glue-point="0" draw:end-shape="id275" draw:end-glue-point="3" svg:d="m7000 22000c0-2334 833-3500 2500-3500">
          <text:p/>
        </draw:connector>
        <draw:connector draw:style-name="gr55" draw:text-style-name="P1" draw:layer="layout" draw:type="curve" svg:x1="8cm" svg:y1="22cm" svg:x2="9.5cm" svg:y2="20cm" draw:start-shape="id276" draw:start-glue-point="0" draw:end-shape="id277" draw:end-glue-point="3" svg:d="m8000 22000c0-1334 500-2000 1500-2000">
          <text:p/>
        </draw:connector>
        <draw:connector draw:style-name="gr47" draw:text-style-name="P1" draw:layer="layout" draw:type="curve" svg:x1="8cm" svg:y1="14.75cm" svg:x2="10cm" svg:y2="18cm" draw:start-shape="id278" draw:start-glue-point="1" draw:end-shape="id275" draw:end-glue-point="0" svg:d="m8000 14750c1334 0 2000 1083 2000 3250">
          <text:p/>
        </draw:connector>
        <draw:connector draw:style-name="gr53" draw:text-style-name="P1" draw:layer="layout" draw:type="curve" svg:x1="14.5cm" svg:y1="24.25cm" svg:x2="8cm" svg:y2="23cm" draw:start-shape="id279" draw:end-shape="id276" draw:end-glue-point="2" svg:d="m14500 24250c-4334 0-6500-416-6500-1250">
          <text:p/>
        </draw:connector>
        <draw:connector draw:style-name="gr53" draw:text-style-name="P1" draw:layer="layout" draw:type="curve" svg:x1="14.5cm" svg:y1="22.75cm" svg:x2="11cm" svg:y2="20.5cm" draw:start-shape="id280" draw:start-glue-point="3" draw:end-shape="id281" draw:end-glue-point="2" svg:d="m14500 22750c-2334 0-3500-750-3500-2250">
          <text:p/>
        </draw:connector>
        <draw:connector draw:style-name="gr53" draw:text-style-name="P1" draw:layer="layout" draw:type="curve" svg:x1="14.5cm" svg:y1="23.25cm" svg:x2="10cm" svg:y2="20.5cm" draw:start-shape="id282" draw:start-glue-point="3" draw:end-shape="id277" draw:end-glue-point="2" svg:d="m14500 23250c-3000 0-4500-916-4500-2750">
          <text:p/>
        </draw:connector>
        <draw:custom-shape draw:style-name="gr46" draw:text-style-name="P3" xml:id="id284" draw:id="id284" draw:layer="layout" svg:width="1cm" svg:height="1cm" svg:x="18.5cm" svg:y="19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7.5cm" svg:y1="23.75cm" svg:x2="19cm" svg:y2="20.5cm" draw:start-shape="id283" draw:start-glue-point="1" draw:end-shape="id284" draw:end-glue-point="2" svg:d="m17500 23750c1000 0 1500-1083 1500-3250">
          <text:p/>
        </draw:connector>
        <draw:connector draw:style-name="gr47" draw:text-style-name="P1" draw:layer="layout" draw:type="curve" svg:x1="8cm" svg:y1="16.25cm" svg:x2="7cm" svg:y2="22cm" draw:start-shape="id285" draw:start-glue-point="1" draw:end-shape="id274" draw:end-glue-point="0" svg:d="m8000 16250c751 0 626 1500 189 1907s-1189-282-1189 3843">
          <text:p/>
        </draw:connector>
        <draw:connector draw:style-name="gr47" draw:text-style-name="P1" draw:layer="layout" draw:type="curve" svg:x1="8cm" svg:y1="15.25cm" svg:x2="10cm" svg:y2="18cm" draw:start-shape="id286" draw:start-glue-point="1" draw:end-shape="id275" draw:end-glue-point="0" svg:d="m8000 15250c1334 0 2000 916 2000 2750">
          <text:p/>
        </draw:connector>
        <draw:custom-shape draw:style-name="gr46" draw:text-style-name="P3" xml:id="id288" draw:id="id288" draw:layer="layout" svg:width="1cm" svg:height="1cm" svg:x="18.5cm" svg:y="18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cm" svg:y1="15.75cm" svg:x2="19cm" svg:y2="18cm" draw:start-shape="id287" draw:start-glue-point="1" draw:end-shape="id288" draw:end-glue-point="0" svg:d="m8000 15750c7334 0 11000 750 11000 2250">
          <text:p/>
        </draw:connector>
        <draw:rect draw:style-name="gr33" draw:text-style-name="P7" draw:layer="layout" svg:width="3cm" svg:height="0.5cm" svg:x="2cm" svg:y="17cm">
          <text:p text:style-name="P5"><text:span text:style-name="T5">_t_typeinfo</text:span></text:p>
        </draw:rect>
        <draw:rect draw:style-name="gr33" draw:text-style-name="P7" draw:layer="layout" svg:width="3cm" svg:height="0.5cm" svg:x="2cm" svg:y="17.5cm">
          <text:p text:style-name="P5"><text:span text:style-name="T5">_t_allocater</text:span></text:p>
        </draw:rect>
        <draw:rect draw:style-name="gr33" draw:text-style-name="P7" xml:id="id289" draw:id="id289" draw:layer="layout" svg:width="3cm" svg:height="0.5cm" svg:x="2cm" svg:y="18cm">
          <text:p text:style-name="P5"><text:span text:style-name="T5">_ppc_map</text:span></text:p>
        </draw:rect>
        <draw:rect draw:style-name="gr33" draw:text-style-name="P7" draw:layer="layout" svg:width="3cm" svg:height="0.5cm" svg:x="2cm" svg:y="18.5cm">
          <text:p text:style-name="P5"><text:span text:style-name="T5">_t_mapsize</text:span></text:p>
        </draw:rect>
        <draw:rect draw:style-name="gr33" draw:text-style-name="P7" draw:layer="layout" svg:width="3cm" svg:height="0.5cm" svg:x="2cm" svg:y="19cm">
          <text:p text:style-name="P5"><text:span text:style-name="T5">_t_start</text:span></text:p>
        </draw:rect>
        <draw:rect draw:style-name="gr33" draw:text-style-name="P7" draw:layer="layout" svg:width="3cm" svg:height="0.5cm" svg:x="2cm" svg:y="19.5cm">
          <text:p text:style-name="P5"><text:span text:style-name="T5">_t_finish</text:span></text:p>
        </draw:rect>
        <draw:connector draw:style-name="gr4" draw:text-style-name="P1" draw:layer="layout" draw:type="curve" svg:x1="2cm" svg:y1="18.25cm" svg:x2="4.5cm" svg:y2="22.5cm" draw:start-shape="id289" draw:start-glue-point="3" draw:end-shape="id290" svg:d="m2000 18250c-751 0-2001 4250 2500 4250">
          <text:p/>
        </draw:connector>
        <draw:rect draw:style-name="gr33" draw:text-style-name="P7" xml:id="id278" draw:id="id278" draw:layer="layout" svg:width="3cm" svg:height="0.5cm" svg:x="5cm" svg:y="14.5cm">
          <text:p text:style-name="P5"><text:span text:style-name="T5">_pc_corepos</text:span></text:p>
        </draw:rect>
        <draw:rect draw:style-name="gr33" draw:text-style-name="P7" xml:id="id286" draw:id="id286" draw:layer="layout" svg:width="3cm" svg:height="0.5cm" svg:x="5cm" svg:y="15cm">
          <text:p text:style-name="P5"><text:span text:style-name="T5">_pc_first</text:span></text:p>
        </draw:rect>
        <draw:rect draw:style-name="gr33" draw:text-style-name="P7" xml:id="id287" draw:id="id287" draw:layer="layout" svg:width="3cm" svg:height="0.5cm" svg:x="5cm" svg:y="15.5cm">
          <text:p text:style-name="P5"><text:span text:style-name="T5">_pc_afterlast</text:span></text:p>
        </draw:rect>
        <draw:rect draw:style-name="gr33" draw:text-style-name="P7" xml:id="id285" draw:id="id285" draw:layer="layout" svg:width="3cm" svg:height="0.5cm" svg:x="5cm" svg:y="16cm">
          <text:p text:style-name="P5"><text:span text:style-name="T5">_ppc_mappos</text:span></text:p>
        </draw:rect>
        <draw:rect draw:style-name="gr33" draw:text-style-name="P7" xml:id="id280" draw:id="id280" draw:layer="layout" svg:width="3cm" svg:height="0.5cm" svg:x="14.5cm" svg:y="22.5cm">
          <text:p text:style-name="P5"><text:span text:style-name="T5">_pc_corepos</text:span></text:p>
        </draw:rect>
        <draw:rect draw:style-name="gr33" draw:text-style-name="P7" xml:id="id282" draw:id="id282" draw:layer="layout" svg:width="3cm" svg:height="0.5cm" svg:x="14.5cm" svg:y="23cm">
          <text:p text:style-name="P5"><text:span text:style-name="T5">_pc_first</text:span></text:p>
        </draw:rect>
        <draw:rect draw:style-name="gr33" draw:text-style-name="P7" xml:id="id283" draw:id="id283" draw:layer="layout" svg:width="3cm" svg:height="0.5cm" svg:x="14.5cm" svg:y="23.5cm">
          <text:p text:style-name="P5"><text:span text:style-name="T5">_pc_afterlast</text:span></text:p>
        </draw:rect>
        <draw:rect draw:style-name="gr33" draw:text-style-name="P7" xml:id="id279" draw:id="id279" draw:layer="layout" svg:width="3cm" svg:height="0.5cm" svg:x="14.5cm" svg:y="24cm">
          <text:p text:style-name="P5"><text:span text:style-name="T5">_ppc_mappos</text:span></text:p>
        </draw:rect>
        <draw:rect draw:style-name="gr43" draw:text-style-name="P11" draw:layer="layout" svg:width="3cm" svg:height="0.5cm" svg:x="5cm" svg:y="14cm">
          <text:p text:style-name="P5"><text:span text:style-name="T5">_t_start</text:span></text:p>
        </draw:rect>
        <draw:rect draw:style-name="gr43" draw:text-style-name="P11" draw:layer="layout" svg:width="3cm" svg:height="0.5cm" svg:x="14.5cm" svg:y="22cm">
          <text:p text:style-name="P5"><text:span text:style-name="T5">_t_finish</text:span></text:p>
        </draw:rect>
      </draw:page>
      <draw:page draw:name="page16" draw:style-name="dp1" draw:master-page-name="默认">
        <draw:rect draw:style-name="gr33" draw:text-style-name="P7" xml:id="id291" draw:id="id291" draw:layer="layout" svg:width="1.5cm" svg:height="0.5cm" svg:x="4cm" svg:y="2.2cm">
          <text:p text:style-name="P1"><text:span text:style-name="T5">next</text:span></text:p>
        </draw:rect>
        <draw:rect draw:style-name="gr33" draw:text-style-name="P1" draw:layer="layout" svg:width="1.5cm" svg:height="1cm" svg:x="4cm" svg:y="2.7cm">
          <text:p text:style-name="P1">data</text:p>
        </draw:rect>
        <draw:rect draw:style-name="gr33" draw:text-style-name="P7" xml:id="id292" draw:id="id292" draw:layer="layout" svg:width="1.5cm" svg:height="0.5cm" svg:x="6.5cm" svg:y="2.2cm">
          <text:p text:style-name="P1"><text:span text:style-name="T5">next</text:span></text:p>
        </draw:rect>
        <draw:rect draw:style-name="gr33" draw:text-style-name="P1" draw:layer="layout" svg:width="1.5cm" svg:height="1cm" svg:x="6.5cm" svg:y="2.7cm">
          <text:p text:style-name="P1">data</text:p>
        </draw:rect>
        <draw:rect draw:style-name="gr33" draw:text-style-name="P7" xml:id="id293" draw:id="id293" draw:layer="layout" svg:width="1.5cm" svg:height="0.5cm" svg:x="9cm" svg:y="2.2cm">
          <text:p text:style-name="P1"><text:span text:style-name="T5">next</text:span></text:p>
        </draw:rect>
        <draw:rect draw:style-name="gr33" draw:text-style-name="P1" draw:layer="layout" svg:width="1.5cm" svg:height="1cm" svg:x="9cm" svg:y="2.7cm">
          <text:p text:style-name="P1">data</text:p>
        </draw:rect>
        <draw:rect draw:style-name="gr33" draw:text-style-name="P7" xml:id="id294" draw:id="id294" draw:layer="layout" svg:width="1.5cm" svg:height="0.5cm" svg:x="11.5cm" svg:y="2.2cm">
          <text:p text:style-name="P1"><text:span text:style-name="T5">next</text:span></text:p>
        </draw:rect>
        <draw:rect draw:style-name="gr33" draw:text-style-name="P1" draw:layer="layout" svg:width="1.5cm" svg:height="1cm" svg:x="11.5cm" svg:y="2.7cm">
          <text:p text:style-name="P1">data</text:p>
        </draw:rect>
        <draw:rect draw:style-name="gr33" draw:text-style-name="P7" xml:id="id295" draw:id="id295" draw:layer="layout" svg:width="1.5cm" svg:height="0.5cm" svg:x="14cm" svg:y="2.2cm">
          <text:p text:style-name="P1"><text:span text:style-name="T5">next</text:span></text:p>
        </draw:rect>
        <draw:rect draw:style-name="gr33" draw:text-style-name="P1" draw:layer="layout" svg:width="1.5cm" svg:height="1cm" svg:x="14cm" svg:y="2.7cm">
          <text:p text:style-name="P1">data</text:p>
        </draw:rect>
        <draw:connector draw:style-name="gr4" draw:text-style-name="P1" draw:layer="layout" draw:type="curve" svg:x1="5.5cm" svg:y1="2.45cm" svg:x2="6.5cm" svg:y2="2.45cm" draw:start-shape="id291" draw:start-glue-point="1" draw:end-shape="id292" draw:end-glue-point="3" svg:d="m5500 2450h1000">
          <text:p/>
        </draw:connector>
        <draw:connector draw:style-name="gr4" draw:text-style-name="P1" draw:layer="layout" draw:type="curve" svg:x1="8cm" svg:y1="2.45cm" svg:x2="9cm" svg:y2="2.45cm" draw:start-shape="id292" draw:start-glue-point="1" draw:end-shape="id293" draw:end-glue-point="3" svg:d="m8000 2450h1000">
          <text:p/>
        </draw:connector>
        <draw:connector draw:style-name="gr4" draw:text-style-name="P1" draw:layer="layout" draw:type="curve" svg:x1="10.5cm" svg:y1="2.45cm" svg:x2="11.5cm" svg:y2="2.45cm" draw:start-shape="id293" draw:start-glue-point="1" draw:end-shape="id294" draw:end-glue-point="3" svg:d="m10500 2450h1000">
          <text:p/>
        </draw:connector>
        <draw:connector draw:style-name="gr4" draw:text-style-name="P1" draw:layer="layout" draw:type="curve" svg:x1="13cm" svg:y1="2.45cm" svg:x2="14cm" svg:y2="2.45cm" draw:start-shape="id294" draw:start-glue-point="1" draw:end-shape="id295" svg:d="m13000 2450h1000">
          <text:p/>
        </draw:connector>
        <draw:rect draw:style-name="gr43" draw:text-style-name="P7" xml:id="id296" draw:id="id296" draw:layer="layout" svg:width="1.5cm" svg:height="0.5cm" svg:x="16.5cm" svg:y="2.2cm">
          <text:p text:style-name="P1"><text:span text:style-name="T5">NULL</text:span></text:p>
        </draw:rect>
        <draw:connector draw:style-name="gr4" draw:text-style-name="P1" draw:layer="layout" draw:type="curve" svg:x1="15.5cm" svg:y1="2.45cm" svg:x2="16.5cm" svg:y2="2.45cm" draw:start-shape="id295" draw:start-glue-point="1" draw:end-shape="id296" draw:end-glue-point="3" svg:d="m15500 2450h1000">
          <text:p/>
        </draw:connector>
        <draw:rect draw:style-name="gr33" draw:text-style-name="P7" xml:id="id297" draw:id="id297" draw:layer="layout" svg:width="1.5cm" svg:height="0.5cm" svg:x="5.5cm" svg:y="6.5cm">
          <text:p text:style-name="P1"><text:span text:style-name="T5">next</text:span></text:p>
        </draw:rect>
        <draw:rect draw:style-name="gr33" draw:text-style-name="P1" draw:layer="layout" svg:width="1.5cm" svg:height="1cm" svg:x="5.5cm" svg:y="7cm">
          <text:p text:style-name="P1">data</text:p>
        </draw:rect>
        <draw:rect draw:style-name="gr33" draw:text-style-name="P7" xml:id="id298" draw:id="id298" draw:layer="layout" svg:width="1.5cm" svg:height="0.5cm" svg:x="8cm" svg:y="6.5cm">
          <text:p text:style-name="P1"><text:span text:style-name="T5">next</text:span></text:p>
        </draw:rect>
        <draw:rect draw:style-name="gr33" draw:text-style-name="P1" draw:layer="layout" svg:width="1.5cm" svg:height="1cm" svg:x="8cm" svg:y="7cm">
          <text:p text:style-name="P1">data</text:p>
        </draw:rect>
        <draw:rect draw:style-name="gr33" draw:text-style-name="P7" xml:id="id299" draw:id="id299" draw:layer="layout" svg:width="1.5cm" svg:height="0.5cm" svg:x="10.5cm" svg:y="6.5cm">
          <text:p text:style-name="P1"><text:span text:style-name="T5">next</text:span></text:p>
        </draw:rect>
        <draw:rect draw:style-name="gr33" draw:text-style-name="P1" draw:layer="layout" svg:width="1.5cm" svg:height="1cm" svg:x="10.5cm" svg:y="7cm">
          <text:p text:style-name="P1">data</text:p>
        </draw:rect>
        <draw:rect draw:style-name="gr33" draw:text-style-name="P7" xml:id="id300" draw:id="id300" draw:layer="layout" svg:width="1.5cm" svg:height="0.5cm" svg:x="13cm" svg:y="6.5cm">
          <text:p text:style-name="P1"><text:span text:style-name="T5">next</text:span></text:p>
        </draw:rect>
        <draw:rect draw:style-name="gr33" draw:text-style-name="P1" draw:layer="layout" svg:width="1.5cm" svg:height="1cm" svg:x="13cm" svg:y="7cm">
          <text:p text:style-name="P1">data</text:p>
        </draw:rect>
        <draw:rect draw:style-name="gr33" draw:text-style-name="P7" xml:id="id301" draw:id="id301" draw:layer="layout" svg:width="1.5cm" svg:height="0.5cm" svg:x="15.5cm" svg:y="6.5cm">
          <text:p text:style-name="P1"><text:span text:style-name="T5">next</text:span></text:p>
        </draw:rect>
        <draw:rect draw:style-name="gr33" draw:text-style-name="P1" draw:layer="layout" svg:width="1.5cm" svg:height="1cm" svg:x="15.5cm" svg:y="7cm">
          <text:p text:style-name="P1">data</text:p>
        </draw:rect>
        <draw:connector draw:style-name="gr4" draw:text-style-name="P1" draw:layer="layout" draw:type="curve" svg:x1="7cm" svg:y1="6.75cm" svg:x2="8cm" svg:y2="6.75cm" draw:start-shape="id297" draw:start-glue-point="1" draw:end-shape="id298" draw:end-glue-point="3" svg:d="m7000 6750h1000">
          <text:p/>
        </draw:connector>
        <draw:connector draw:style-name="gr4" draw:text-style-name="P1" draw:layer="layout" draw:type="curve" svg:x1="9.5cm" svg:y1="6.75cm" svg:x2="10.5cm" svg:y2="6.75cm" draw:start-shape="id298" draw:start-glue-point="1" draw:end-shape="id299" draw:end-glue-point="3" svg:d="m9500 6750h1000">
          <text:p/>
        </draw:connector>
        <draw:connector draw:style-name="gr4" draw:text-style-name="P1" draw:layer="layout" draw:type="curve" svg:x1="12cm" svg:y1="6.75cm" svg:x2="13cm" svg:y2="6.75cm" draw:start-shape="id299" draw:start-glue-point="1" draw:end-shape="id300" draw:end-glue-point="3" svg:d="m12000 6750h1000">
          <text:p/>
        </draw:connector>
        <draw:connector draw:style-name="gr4" draw:text-style-name="P1" draw:layer="layout" draw:type="curve" svg:x1="14.5cm" svg:y1="6.75cm" svg:x2="15.5cm" svg:y2="6.75cm" draw:start-shape="id300" draw:start-glue-point="1" draw:end-shape="id301" svg:d="m14500 6750h1000">
          <text:p/>
        </draw:connector>
        <draw:rect draw:style-name="gr43" draw:text-style-name="P7" xml:id="id302" draw:id="id302" draw:layer="layout" svg:width="1.5cm" svg:height="0.5cm" svg:x="18cm" svg:y="6.5cm">
          <text:p text:style-name="P1"><text:span text:style-name="T5">NULL</text:span></text:p>
        </draw:rect>
        <draw:connector draw:style-name="gr4" draw:text-style-name="P1" draw:layer="layout" draw:type="curve" svg:x1="17cm" svg:y1="6.75cm" svg:x2="18cm" svg:y2="6.75cm" draw:start-shape="id301" draw:start-glue-point="1" draw:end-shape="id302" draw:end-glue-point="3" svg:d="m17000 6750h1000">
          <text:p/>
        </draw:connector>
        <draw:rect draw:style-name="gr33" draw:text-style-name="P7" xml:id="id303" draw:id="id303" draw:layer="layout" svg:width="1.5cm" svg:height="0.5cm" svg:x="3cm" svg:y="6.5cm">
          <text:p text:style-name="P1"><text:span text:style-name="T5">next</text:span></text:p>
        </draw:rect>
        <draw:rect draw:style-name="gr35" draw:text-style-name="P1" draw:layer="layout" svg:width="1.5cm" svg:height="1cm" svg:x="3cm" svg:y="7cm">
          <text:p/>
        </draw:rect>
        <draw:connector draw:style-name="gr4" draw:text-style-name="P1" draw:layer="layout" draw:type="curve" svg:x1="4.5cm" svg:y1="6.75cm" svg:x2="5.5cm" svg:y2="6.75cm" draw:start-shape="id303" draw:start-glue-point="1" draw:end-shape="id297" draw:end-glue-point="3" svg:d="m4500 6750h1000">
          <text:p/>
        </draw:connector>
        <draw:connector draw:style-name="gr4" draw:text-style-name="P1" draw:layer="layout" draw:type="curve" svg:x1="3.113cm" svg:y1="5.603cm" svg:x2="3.75cm" svg:y2="6.5cm" draw:end-shape="id303" svg:d="m3113 5603c0 297 637-151 637 897">
          <text:p/>
        </draw:connector>
        <draw:rect draw:style-name="gr33" draw:text-style-name="P7" xml:id="id304" draw:id="id304" draw:layer="layout" svg:width="1.5cm" svg:height="0.5cm" svg:x="5.5cm" svg:y="10cm">
          <text:p text:style-name="P1"><text:span text:style-name="T5">next</text:span></text:p>
        </draw:rect>
        <draw:rect draw:style-name="gr33" draw:text-style-name="P1" draw:layer="layout" svg:width="1.5cm" svg:height="1cm" svg:x="5.5cm" svg:y="10.5cm">
          <text:p text:style-name="P1">data</text:p>
        </draw:rect>
        <draw:rect draw:style-name="gr33" draw:text-style-name="P7" xml:id="id305" draw:id="id305" draw:layer="layout" svg:width="1.5cm" svg:height="0.5cm" svg:x="8cm" svg:y="10cm">
          <text:p text:style-name="P1"><text:span text:style-name="T5">next</text:span></text:p>
        </draw:rect>
        <draw:rect draw:style-name="gr33" draw:text-style-name="P1" draw:layer="layout" svg:width="1.5cm" svg:height="1cm" svg:x="8cm" svg:y="10.5cm">
          <text:p text:style-name="P1">data</text:p>
        </draw:rect>
        <draw:rect draw:style-name="gr33" draw:text-style-name="P7" draw:layer="layout" svg:width="1.5cm" svg:height="0.5cm" svg:x="10.5cm" svg:y="11cm">
          <text:p text:style-name="P1"><text:span text:style-name="T5">next</text:span></text:p>
        </draw:rect>
        <draw:rect draw:style-name="gr33" draw:text-style-name="P1" draw:layer="layout" svg:width="1.5cm" svg:height="1cm" svg:x="10.5cm" svg:y="11.5cm">
          <text:p text:style-name="P1">data</text:p>
        </draw:rect>
        <draw:rect draw:style-name="gr33" draw:text-style-name="P7" xml:id="id306" draw:id="id306" draw:layer="layout" svg:width="1.5cm" svg:height="0.5cm" svg:x="13cm" svg:y="10cm">
          <text:p text:style-name="P1"><text:span text:style-name="T5">next</text:span></text:p>
        </draw:rect>
        <draw:rect draw:style-name="gr33" draw:text-style-name="P1" draw:layer="layout" svg:width="1.5cm" svg:height="1cm" svg:x="13cm" svg:y="10.5cm">
          <text:p text:style-name="P1">data</text:p>
        </draw:rect>
        <draw:rect draw:style-name="gr33" draw:text-style-name="P7" xml:id="id307" draw:id="id307" draw:layer="layout" svg:width="1.5cm" svg:height="0.5cm" svg:x="15.5cm" svg:y="10cm">
          <text:p text:style-name="P1"><text:span text:style-name="T5">next</text:span></text:p>
        </draw:rect>
        <draw:rect draw:style-name="gr33" draw:text-style-name="P1" draw:layer="layout" svg:width="1.5cm" svg:height="1cm" svg:x="15.5cm" svg:y="10.5cm">
          <text:p text:style-name="P1">data</text:p>
        </draw:rect>
        <draw:connector draw:style-name="gr4" draw:text-style-name="P1" draw:layer="layout" draw:type="curve" svg:x1="7cm" svg:y1="10.25cm" svg:x2="8cm" svg:y2="10.25cm" draw:start-shape="id304" draw:start-glue-point="1" draw:end-shape="id305" draw:end-glue-point="3" svg:d="m7000 10250h1000">
          <text:p/>
        </draw:connector>
        <draw:connector draw:style-name="gr4" draw:text-style-name="P1" draw:layer="layout" draw:type="curve" svg:x1="14.5cm" svg:y1="10.25cm" svg:x2="15.5cm" svg:y2="10.25cm" draw:start-shape="id306" draw:start-glue-point="1" draw:end-shape="id307" svg:d="m14500 10250h1000">
          <text:p/>
        </draw:connector>
        <draw:rect draw:style-name="gr43" draw:text-style-name="P7" xml:id="id308" draw:id="id308" draw:layer="layout" svg:width="1.5cm" svg:height="0.5cm" svg:x="18cm" svg:y="10cm">
          <text:p text:style-name="P1"><text:span text:style-name="T5">NULL</text:span></text:p>
        </draw:rect>
        <draw:connector draw:style-name="gr4" draw:text-style-name="P1" draw:layer="layout" draw:type="curve" svg:x1="17cm" svg:y1="10.25cm" svg:x2="18cm" svg:y2="10.25cm" draw:start-shape="id307" draw:start-glue-point="1" draw:end-shape="id308" draw:end-glue-point="3" svg:d="m17000 10250h1000">
          <text:p/>
        </draw:connector>
        <draw:rect draw:style-name="gr33" draw:text-style-name="P7" xml:id="id309" draw:id="id309" draw:layer="layout" svg:width="1.5cm" svg:height="0.5cm" svg:x="3cm" svg:y="10cm">
          <text:p text:style-name="P1"><text:span text:style-name="T5">next</text:span></text:p>
        </draw:rect>
        <draw:rect draw:style-name="gr35" draw:text-style-name="P1" draw:layer="layout" svg:width="1.5cm" svg:height="1cm" svg:x="3cm" svg:y="10.5cm">
          <text:p/>
        </draw:rect>
        <draw:connector draw:style-name="gr4" draw:text-style-name="P1" draw:layer="layout" draw:type="curve" svg:x1="4.5cm" svg:y1="10.25cm" svg:x2="5.5cm" svg:y2="10.25cm" draw:start-shape="id309" draw:start-glue-point="1" draw:end-shape="id304" draw:end-glue-point="3" svg:d="m4500 10250h1000">
          <text:p/>
        </draw:connector>
        <draw:connector draw:style-name="gr4" draw:text-style-name="P1" draw:layer="layout" draw:type="curve" svg:x1="3.113cm" svg:y1="9.103cm" svg:x2="3.75cm" svg:y2="10cm" draw:end-shape="id309" svg:d="m3113 9103c0 297 637-151 637 897">
          <text:p/>
        </draw:connector>
        <draw:connector draw:style-name="gr4" draw:text-style-name="P1" draw:layer="layout" draw:type="curve" svg:x1="9.5cm" svg:y1="10.25cm" svg:x2="13cm" svg:y2="10.25cm" draw:start-shape="id305" draw:start-glue-point="1" draw:end-shape="id306" svg:d="m9500 10250h3500">
          <text:p/>
        </draw:connector>
        <draw:rect draw:style-name="gr33" draw:text-style-name="P7" xml:id="id310" draw:id="id310" draw:layer="layout" svg:width="1.5cm" svg:height="0.5cm" svg:x="5.5cm" svg:y="15.897cm">
          <text:p text:style-name="P1"><text:span text:style-name="T5">next</text:span></text:p>
        </draw:rect>
        <draw:rect draw:style-name="gr33" draw:text-style-name="P1" draw:layer="layout" svg:width="1.5cm" svg:height="1cm" svg:x="5.5cm" svg:y="16.397cm">
          <text:p text:style-name="P1">data</text:p>
        </draw:rect>
        <draw:rect draw:style-name="gr33" draw:text-style-name="P7" xml:id="id311" draw:id="id311" draw:layer="layout" svg:width="1.5cm" svg:height="0.5cm" svg:x="8cm" svg:y="15.897cm">
          <text:p text:style-name="P1"><text:span text:style-name="T5">next</text:span></text:p>
        </draw:rect>
        <draw:rect draw:style-name="gr33" draw:text-style-name="P1" draw:layer="layout" svg:width="1.5cm" svg:height="1cm" svg:x="8cm" svg:y="16.397cm">
          <text:p text:style-name="P1">data</text:p>
        </draw:rect>
        <draw:rect draw:style-name="gr33" draw:text-style-name="P7" xml:id="id312" draw:id="id312" draw:layer="layout" svg:width="1.5cm" svg:height="0.5cm" svg:x="10.5cm" svg:y="17.5cm">
          <text:p text:style-name="P1"><text:span text:style-name="T5">next</text:span></text:p>
        </draw:rect>
        <draw:rect draw:style-name="gr33" draw:text-style-name="P1" draw:layer="layout" svg:width="1.5cm" svg:height="1cm" svg:x="10.5cm" svg:y="18cm">
          <text:p text:style-name="P1">data</text:p>
        </draw:rect>
        <draw:rect draw:style-name="gr33" draw:text-style-name="P7" xml:id="id313" draw:id="id313" draw:layer="layout" svg:width="1.5cm" svg:height="0.5cm" svg:x="13cm" svg:y="15.897cm">
          <text:p text:style-name="P1"><text:span text:style-name="T5">next</text:span></text:p>
        </draw:rect>
        <draw:rect draw:style-name="gr33" draw:text-style-name="P1" draw:layer="layout" svg:width="1.5cm" svg:height="1cm" svg:x="13cm" svg:y="16.397cm">
          <text:p text:style-name="P1">data</text:p>
        </draw:rect>
        <draw:rect draw:style-name="gr33" draw:text-style-name="P7" xml:id="id314" draw:id="id314" draw:layer="layout" svg:width="1.5cm" svg:height="0.5cm" svg:x="15.5cm" svg:y="15.897cm">
          <text:p text:style-name="P1"><text:span text:style-name="T5">next</text:span></text:p>
        </draw:rect>
        <draw:rect draw:style-name="gr33" draw:text-style-name="P1" draw:layer="layout" svg:width="1.5cm" svg:height="1cm" svg:x="15.5cm" svg:y="16.397cm">
          <text:p text:style-name="P1">data</text:p>
        </draw:rect>
        <draw:connector draw:style-name="gr4" draw:text-style-name="P1" draw:layer="layout" draw:type="curve" svg:x1="7cm" svg:y1="16.147cm" svg:x2="8cm" svg:y2="16.147cm" draw:start-shape="id310" draw:start-glue-point="1" draw:end-shape="id311" draw:end-glue-point="3" svg:d="m7000 16147h1000">
          <text:p/>
        </draw:connector>
        <draw:connector draw:style-name="gr4" draw:text-style-name="P1" draw:layer="layout" draw:type="curve" svg:x1="9.5cm" svg:y1="16.147cm" svg:x2="10.5cm" svg:y2="17.75cm" draw:start-shape="id311" draw:start-glue-point="1" draw:end-shape="id312" draw:end-glue-point="3" svg:d="m9500 16147c751 0 501 802 500 802s-251 801 500 801">
          <text:p/>
        </draw:connector>
        <draw:connector draw:style-name="gr4" draw:text-style-name="P1" draw:layer="layout" draw:type="curve" svg:x1="12cm" svg:y1="17.75cm" svg:x2="13cm" svg:y2="16.147cm" draw:start-shape="id312" draw:start-glue-point="1" draw:end-shape="id313" draw:end-glue-point="3" svg:d="m12000 17750c751 0 501-801 500-801s-251-802 500-802">
          <text:p/>
        </draw:connector>
        <draw:connector draw:style-name="gr4" draw:text-style-name="P1" draw:layer="layout" draw:type="curve" svg:x1="14.5cm" svg:y1="16.147cm" svg:x2="15.5cm" svg:y2="16.147cm" draw:start-shape="id313" draw:start-glue-point="1" draw:end-shape="id314" svg:d="m14500 16147h1000">
          <text:p/>
        </draw:connector>
        <draw:rect draw:style-name="gr43" draw:text-style-name="P7" xml:id="id315" draw:id="id315" draw:layer="layout" svg:width="1.5cm" svg:height="0.5cm" svg:x="18cm" svg:y="15.897cm">
          <text:p text:style-name="P1"><text:span text:style-name="T5">NULL</text:span></text:p>
        </draw:rect>
        <draw:connector draw:style-name="gr4" draw:text-style-name="P1" draw:layer="layout" draw:type="curve" svg:x1="17cm" svg:y1="16.147cm" svg:x2="18cm" svg:y2="16.147cm" draw:start-shape="id314" draw:start-glue-point="1" draw:end-shape="id315" draw:end-glue-point="3" svg:d="m17000 16147h1000">
          <text:p/>
        </draw:connector>
        <draw:rect draw:style-name="gr33" draw:text-style-name="P7" xml:id="id316" draw:id="id316" draw:layer="layout" svg:width="1.5cm" svg:height="0.5cm" svg:x="3cm" svg:y="15.897cm">
          <text:p text:style-name="P1"><text:span text:style-name="T5">next</text:span></text:p>
        </draw:rect>
        <draw:rect draw:style-name="gr35" draw:text-style-name="P1" draw:layer="layout" svg:width="1.5cm" svg:height="1cm" svg:x="3cm" svg:y="16.397cm">
          <text:p/>
        </draw:rect>
        <draw:connector draw:style-name="gr4" draw:text-style-name="P1" draw:layer="layout" draw:type="curve" svg:x1="4.5cm" svg:y1="16.147cm" svg:x2="5.5cm" svg:y2="16.147cm" draw:start-shape="id316" draw:start-glue-point="1" draw:end-shape="id310" draw:end-glue-point="3" svg:d="m4500 16147h1000">
          <text:p/>
        </draw:connector>
        <draw:connector draw:style-name="gr4" draw:text-style-name="P1" draw:layer="layout" draw:type="curve" svg:x1="3.113cm" svg:y1="15cm" svg:x2="3.75cm" svg:y2="15.897cm" draw:end-shape="id316" svg:d="m3113 15000c0 297 637-151 637 897">
          <text:p/>
        </draw:connector>
        <draw:custom-shape draw:style-name="gr14" draw:text-style-name="P1" draw:layer="layout" svg:width="0.5cm" svg:height="2.5cm" svg:x="9.5cm" svg:y="13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2.6cm" svg:y="12.7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3" draw:text-style-name="P7" xml:id="id317" draw:id="id317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xml:id="id318" draw:id="id318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xml:id="id319" draw:id="id319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xml:id="id320" draw:id="id320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xml:id="id321" draw:id="id321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17" draw:start-glue-point="1" draw:end-shape="id318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18" draw:start-glue-point="1" draw:end-shape="id319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19" draw:start-glue-point="1" draw:end-shape="id320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0" draw:start-glue-point="1" draw:end-shape="id321" svg:d="m15000 21750h900">
          <text:p/>
        </draw:connector>
        <draw:connector draw:style-name="gr4" draw:text-style-name="P1" draw:layer="layout" draw:type="curve" svg:x1="17.4cm" svg:y1="21.75cm" svg:x2="18.3cm" svg:y2="21.75cm" draw:start-shape="id321" draw:start-glue-point="1" draw:end-shape="id322" draw:end-glue-point="3" svg:d="m17400 21750h900">
          <text:p/>
        </draw:connector>
        <draw:rect draw:style-name="gr33" draw:text-style-name="P7" xml:id="id323" draw:id="id323" draw:layer="layout" svg:width="1.5cm" svg:height="0.5cm" svg:x="1.5cm" svg:y="21.5cm">
          <text:p text:style-name="P1"><text:span text:style-name="T5">next</text:span></text:p>
        </draw:rect>
        <draw:rect draw:style-name="gr35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23" draw:start-glue-point="1" draw:end-shape="id317" draw:end-glue-point="3" svg:d="m3000 21750h1400">
          <text:p/>
        </draw:connector>
        <draw:connector draw:style-name="gr4" draw:text-style-name="P1" draw:layer="layout" draw:type="curve" svg:x1="1.613cm" svg:y1="20.603cm" svg:x2="2.25cm" svg:y2="21.5cm" draw:end-shape="id323" svg:d="m1613 20603c0 297 637-151 637 897">
          <text:p/>
        </draw:connector>
        <draw:rect draw:style-name="gr43" draw:text-style-name="P7" xml:id="id322" draw:id="id322" draw:layer="layout" svg:width="1.5cm" svg:height="0.5cm" svg:x="18.3cm" svg:y="21.5cm">
          <text:p text:style-name="P1"><text:span text:style-name="T5">NULL</text:span></text:p>
        </draw:rect>
        <draw:connector draw:style-name="gr36" draw:text-style-name="P1" draw:layer="layout" draw:type="curve" svg:x1="5.165cm" svg:y1="19.734cm" svg:x2="5.15cm" svg:y2="21.5cm" draw:end-shape="id317" draw:end-glue-point="0" svg:d="m5165 19734c0 949-15 67-15 1766">
          <text:p text:style-name="P1">begin</text:p>
          <text:p text:style-name="P1"/>
          <text:p text:style-name="P1"/>
          <text:p text:style-name="P1"><text:s text:c="4"/></text:p>
        </draw:connector>
        <draw:connector draw:style-name="gr36" draw:text-style-name="P1" draw:layer="layout" draw:type="curve" svg:x1="18.938cm" svg:y1="19.871cm" svg:x2="19.05cm" svg:y2="21.5cm" draw:end-shape="id322" draw:end-glue-point="0" svg:d="m18938 19871c0 846 112 32 112 1629">
          <text:p text:style-name="P1">end</text:p>
          <text:p text:style-name="P1"/>
          <text:p text:style-name="P1"/>
          <text:p text:style-name="P1"/>
        </draw:connector>
        <draw:connector draw:style-name="gr37" draw:text-style-name="P1" draw:layer="layout" draw:type="curve" svg:x1="7.879cm" svg:y1="19.871cm" svg:x2="7.95cm" svg:y2="21.5cm" draw:end-shape="id318" draw:end-glue-point="0" svg:d="m7879 19871c0 846 71 32 71 1629">
          <text:p/>
        </draw:connector>
        <draw:connector draw:style-name="gr37" draw:text-style-name="P1" draw:layer="layout" draw:type="curve" svg:x1="11.654cm" svg:y1="19.715cm" svg:x2="11.55cm" svg:y2="21.5cm" draw:end-shape="id319" svg:d="m11654 19715c0 963-104 71-104 1785">
          <text:p/>
        </draw:connector>
        <draw:line draw:style-name="gr29" draw:text-style-name="P1" draw:layer="layout" svg:x1="8cm" svg:y1="20.5cm" svg:x2="11.5cm" svg:y2="20.5cm">
          <text:p text:style-name="P1">next</text:p>
          <text:p text:style-name="P1"/>
        </draw:line>
        <draw:rect draw:style-name="gr33" draw:text-style-name="P7" draw:layer="layout" svg:width="3cm" svg:height="0.5cm" svg:x="1.5cm" svg:y="24.5cm">
          <text:p text:style-name="P5"><text:span text:style-name="T5">_t_typeinfo</text:span></text:p>
        </draw:rect>
        <draw:rect draw:style-name="gr33" draw:text-style-name="P7" draw:layer="layout" svg:width="3cm" svg:height="0.5cm" svg:x="1.5cm" svg:y="25cm">
          <text:p text:style-name="P5"><text:span text:style-name="T5">_t_allocater</text:span></text:p>
        </draw:rect>
        <draw:rect draw:style-name="gr33" draw:text-style-name="P7" draw:layer="layout" svg:width="3cm" svg:height="0.5cm" svg:x="1.5cm" svg:y="25.5cm">
          <text:p text:style-name="P5"><text:span text:style-name="T5">_t_head</text:span></text:p>
        </draw:rect>
        <draw:rect draw:style-name="gr33" draw:text-style-name="P7" xml:id="id324" draw:id="id324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xml:id="id325" draw:id="id325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xml:id="id326" draw:id="id326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xml:id="id327" draw:id="id327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xml:id="id328" draw:id="id328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24" draw:start-glue-point="1" draw:end-shape="id325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25" draw:start-glue-point="1" draw:end-shape="id326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26" draw:start-glue-point="1" draw:end-shape="id327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7" draw:start-glue-point="1" draw:end-shape="id328" svg:d="m15000 21750h900">
          <text:p/>
        </draw:connector>
        <draw:connector draw:style-name="gr4" draw:text-style-name="P1" draw:layer="layout" draw:type="curve" svg:x1="17.4cm" svg:y1="21.75cm" svg:x2="18.3cm" svg:y2="21.75cm" draw:start-shape="id328" draw:start-glue-point="1" draw:end-shape="id329" draw:end-glue-point="3" svg:d="m17400 21750h900">
          <text:p/>
        </draw:connector>
        <draw:rect draw:style-name="gr33" draw:text-style-name="P7" xml:id="id330" draw:id="id330" draw:layer="layout" svg:width="1.5cm" svg:height="0.5cm" svg:x="1.5cm" svg:y="21.5cm">
          <text:p text:style-name="P1"><text:span text:style-name="T5">next</text:span></text:p>
        </draw:rect>
        <draw:rect draw:style-name="gr35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30" draw:start-glue-point="1" draw:end-shape="id324" draw:end-glue-point="3" svg:d="m3000 21750h1400">
          <text:p/>
        </draw:connector>
        <draw:rect draw:style-name="gr43" draw:text-style-name="P7" xml:id="id329" draw:id="id329" draw:layer="layout" svg:width="1.5cm" svg:height="0.5cm" svg:x="18.3cm" svg:y="21.5cm">
          <text:p text:style-name="P1"><text:span text:style-name="T5">NULL</text:span></text:p>
        </draw:rect>
        <draw:rect draw:style-name="gr33" draw:text-style-name="P7" xml:id="id331" draw:id="id331" draw:layer="layout" svg:width="1.5cm" svg:height="0.5cm" svg:x="7.8cm" svg:y="26.1cm">
          <text:p text:style-name="P1"><text:span text:style-name="T5">_pt_next</text:span></text:p>
        </draw:rect>
        <draw:rect draw:style-name="gr33" draw:text-style-name="P7" draw:layer="layout" svg:width="1.5cm" svg:height="1cm" svg:x="7.8cm" svg:y="26.6cm">
          <text:p text:style-name="P1"><text:span text:style-name="T5">_pc_data</text:span></text:p>
        </draw:rect>
        <draw:rect draw:style-name="gr33" draw:text-style-name="P7" xml:id="id332" draw:id="id332" draw:layer="layout" svg:width="1.5cm" svg:height="0.5cm" svg:x="10.3cm" svg:y="26.1cm">
          <text:p text:style-name="P1"><text:span text:style-name="T5">_pt_next</text:span></text:p>
        </draw:rect>
        <draw:rect draw:style-name="gr33" draw:text-style-name="P7" draw:layer="layout" svg:width="1.5cm" svg:height="1cm" svg:x="10.3cm" svg:y="26.6cm">
          <text:p text:style-name="P1"><text:span text:style-name="T5">_pc_data</text:span></text:p>
        </draw:rect>
        <draw:rect draw:style-name="gr33" draw:text-style-name="P7" xml:id="id333" draw:id="id333" draw:layer="layout" svg:width="1.5cm" svg:height="0.5cm" svg:x="12.8cm" svg:y="26.1cm">
          <text:p text:style-name="P1"><text:span text:style-name="T5">_pt_next</text:span></text:p>
        </draw:rect>
        <draw:rect draw:style-name="gr33" draw:text-style-name="P7" draw:layer="layout" svg:width="1.5cm" svg:height="1cm" svg:x="12.8cm" svg:y="26.6cm">
          <text:p text:style-name="P1"><text:span text:style-name="T5">_pc_data</text:span></text:p>
        </draw:rect>
        <draw:rect draw:style-name="gr33" draw:text-style-name="P7" xml:id="id334" draw:id="id334" draw:layer="layout" svg:width="1.5cm" svg:height="0.5cm" svg:x="15.4cm" svg:y="26.1cm">
          <text:p text:style-name="P1"><text:span text:style-name="T5">_pt_next</text:span></text:p>
        </draw:rect>
        <draw:rect draw:style-name="gr33" draw:text-style-name="P7" draw:layer="layout" svg:width="1.5cm" svg:height="1cm" svg:x="15.4cm" svg:y="26.6cm">
          <text:p text:style-name="P1"><text:span text:style-name="T5">_pc_data</text:span></text:p>
        </draw:rect>
        <draw:connector draw:style-name="gr4" draw:text-style-name="P1" draw:layer="layout" draw:type="curve" svg:x1="9.3cm" svg:y1="26.35cm" svg:x2="10.3cm" svg:y2="26.35cm" draw:start-shape="id331" draw:start-glue-point="1" draw:end-shape="id332" draw:end-glue-point="3" svg:d="m9300 26350h1000">
          <text:p/>
        </draw:connector>
        <draw:connector draw:style-name="gr4" draw:text-style-name="P1" draw:layer="layout" draw:type="curve" svg:x1="11.8cm" svg:y1="26.35cm" svg:x2="12.8cm" svg:y2="26.35cm" draw:start-shape="id332" draw:start-glue-point="1" draw:end-shape="id333" draw:end-glue-point="3" svg:d="m11800 26350h1000">
          <text:p/>
        </draw:connector>
        <draw:connector draw:style-name="gr4" draw:text-style-name="P1" draw:layer="layout" draw:type="curve" svg:x1="14.3cm" svg:y1="26.35cm" svg:x2="15.4cm" svg:y2="26.35cm" draw:start-shape="id333" draw:start-glue-point="1" draw:end-shape="id334" draw:end-glue-point="3" svg:d="m14300 26350h1100">
          <text:p/>
        </draw:connector>
        <draw:rect draw:style-name="gr43" draw:text-style-name="P7" xml:id="id335" draw:id="id335" draw:layer="layout" svg:width="1.5cm" svg:height="0.5cm" svg:x="18.3cm" svg:y="26.1cm">
          <text:p text:style-name="P1"><text:span text:style-name="T5">NULL</text:span></text:p>
        </draw:rect>
        <draw:connector draw:style-name="gr4" draw:text-style-name="P1" draw:layer="layout" draw:type="curve" svg:x1="16.9cm" svg:y1="26.35cm" svg:x2="18.3cm" svg:y2="26.35cm" draw:start-shape="id334" draw:start-glue-point="1" draw:end-shape="id335" draw:end-glue-point="3" svg:d="m16900 26350h1400">
          <text:p/>
        </draw:connector>
        <draw:rect draw:style-name="gr33" draw:text-style-name="P7" xml:id="id336" draw:id="id336" draw:layer="layout" svg:width="1.5cm" svg:height="0.5cm" svg:x="5.3cm" svg:y="26.1cm">
          <text:p text:style-name="P1"><text:span text:style-name="T5">_pt_next</text:span></text:p>
        </draw:rect>
        <draw:rect draw:style-name="gr35" draw:text-style-name="P1" draw:layer="layout" svg:width="1.5cm" svg:height="1cm" svg:x="5.3cm" svg:y="26.6cm">
          <text:p/>
        </draw:rect>
        <draw:connector draw:style-name="gr4" draw:text-style-name="P1" draw:layer="layout" draw:type="curve" svg:x1="6.8cm" svg:y1="26.35cm" svg:x2="7.8cm" svg:y2="26.35cm" draw:start-shape="id336" draw:start-glue-point="1" draw:end-shape="id331" draw:end-glue-point="3" svg:d="m6800 26350h1000">
          <text:p/>
        </draw:connector>
        <draw:rect draw:style-name="gr43" draw:text-style-name="P11" draw:layer="layout" svg:width="3cm" svg:height="0.5cm" svg:x="4.5cm" svg:y="25.5cm">
          <text:p text:style-name="P5"><text:span text:style-name="T5">_t_head</text:span></text:p>
        </draw:rect>
      </draw:page>
      <draw:page draw:name="page17" draw:style-name="dp1" draw:master-page-name="默认">
        <draw:custom-shape draw:style-name="gr10" draw:text-style-name="P3" draw:layer="layout" svg:width="1cm" svg:height="1cm" svg:x="5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337" draw:id="id337" draw:layer="layout" svg:width="1cm" svg:height="1cm" svg:x="12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.5cm" svg:y="2.5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3.304cm" svg:y1="1.521cm" svg:x2="13.5cm" svg:y2="3cm" draw:end-shape="id337" draw:end-glue-point="1" svg:d="m13304 1521c1045 0 947 1479 196 1479">
          <text:p text:style-name="P1"><text:s text:c="13"/>push</text:p>
        </draw:connector>
        <draw:connector draw:style-name="gr31" draw:text-style-name="P1" draw:layer="layout" draw:type="curve" svg:x1="13.304cm" svg:y1="4.448cm" svg:x2="13.5cm" svg:y2="3cm" draw:end-shape="id337" draw:end-glue-point="1" svg:d="m13304 4448c1045 0 947-1448 196-1448">
          <text:p text:style-name="P1"><text:s text:c="11"/>pop</text:p>
        </draw:connector>
        <draw:custom-shape draw:style-name="gr10" draw:text-style-name="P3" xml:id="id339" draw:id="id339" draw:layer="layout" svg:width="1cm" svg:height="1cm" svg:x="5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.5cm" svg:y="5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338" draw:id="id338" draw:layer="layout" svg:width="1cm" svg:height="1cm" svg:x="12.5cm" svg:y="5.9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5.97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.5cm" svg:y="5.97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3.304cm" svg:y1="5cm" svg:x2="13.5cm" svg:y2="6.479cm" draw:end-shape="id338" draw:end-glue-point="1" svg:d="m13304 5000c1045 0 947 1479 196 1479">
          <text:p text:style-name="P1"><text:s text:c="13"/>push</text:p>
        </draw:connector>
        <draw:connector draw:style-name="gr31" draw:text-style-name="P1" draw:layer="layout" draw:type="curve" svg:x1="5.895cm" svg:y1="7.895cm" svg:x2="5.5cm" svg:y2="6.479cm" draw:end-shape="id339" draw:end-glue-point="3" svg:d="m5895 7895c-1344 0-1146-1416-395-1416">
          <text:p text:style-name="P1"><text:s text:c="11"/>pop</text:p>
        </draw:connector>
        <draw:custom-shape draw:style-name="gr45" draw:text-style-name="P3" xml:id="id341" draw:id="id341" draw:layer="layout" svg:width="1cm" svg:height="1cm" svg:x="10.2cm" svg:y="8.3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0" draw:id="id340" draw:layer="layout" svg:width="1cm" svg:height="1cm" svg:x="7.7cm" svg:y="9.8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2" draw:id="id342" draw:layer="layout" svg:width="1cm" svg:height="1cm" svg:x="12.7cm" svg:y="9.8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3" draw:id="id343" draw:layer="layout" svg:width="1cm" svg:height="1cm" svg:x="5.7cm" svg:y="11.3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4" draw:id="id344" draw:layer="layout" svg:width="1cm" svg:height="1cm" svg:x="9.7cm" svg:y="11.3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5" draw:id="id345" draw:layer="layout" svg:width="1cm" svg:height="1cm" svg:x="8.2cm" svg:y="12.8cm">
          <text:p text:style-name="P3">13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8.2cm" svg:y1="9.8cm" svg:x2="10.7cm" svg:y2="9.3cm" draw:start-shape="id340" draw:start-glue-point="0" draw:end-shape="id341" draw:end-glue-point="2" svg:d="m8200 9800 2500-500">
          <text:p/>
        </draw:connector>
        <draw:connector draw:style-name="gr42" draw:text-style-name="P1" draw:layer="layout" draw:type="line" svg:x1="13.2cm" svg:y1="9.8cm" svg:x2="10.7cm" svg:y2="9.3cm" draw:start-shape="id342" draw:start-glue-point="0" draw:end-shape="id341" draw:end-glue-point="2" svg:d="m13200 9800-2500-500">
          <text:p/>
        </draw:connector>
        <draw:connector draw:style-name="gr42" draw:text-style-name="P1" draw:layer="layout" draw:type="line" svg:x1="6.2cm" svg:y1="11.3cm" svg:x2="8.2cm" svg:y2="10.8cm" draw:start-shape="id343" draw:start-glue-point="0" draw:end-shape="id340" draw:end-glue-point="2" svg:d="m6200 11300 2000-500">
          <text:p/>
        </draw:connector>
        <draw:connector draw:style-name="gr42" draw:text-style-name="P1" draw:layer="layout" draw:type="line" svg:x1="10.2cm" svg:y1="11.3cm" svg:x2="8.2cm" svg:y2="10.8cm" draw:start-shape="id344" draw:start-glue-point="0" draw:end-shape="id340" draw:end-glue-point="2" svg:d="m10200 11300-2000-500">
          <text:p/>
        </draw:connector>
        <draw:connector draw:style-name="gr42" draw:text-style-name="P1" draw:layer="layout" draw:type="line" svg:x1="8.7cm" svg:y1="12.8cm" svg:x2="10.2cm" svg:y2="12.3cm" draw:start-shape="id345" draw:start-glue-point="0" draw:end-shape="id344" svg:d="m8700 12800 1500-500">
          <text:p/>
        </draw:connector>
        <draw:rect draw:style-name="gr43" draw:text-style-name="P11" draw:layer="layout" svg:width="3cm" svg:height="0.5cm" svg:x="2.2cm" svg:y="11.8cm">
          <text:p text:style-name="P5"><text:span text:style-name="T5">最小值</text:span></text:p>
        </draw:rect>
        <draw:rect draw:style-name="gr43" draw:text-style-name="P11" draw:layer="layout" svg:width="3cm" svg:height="0.5cm" svg:x="14.2cm" svg:y="10.3cm">
          <text:p text:style-name="P5"><text:span text:style-name="T5">最大值</text:span></text:p>
        </draw:rect>
        <draw:custom-shape draw:style-name="gr45" draw:text-style-name="P3" xml:id="id347" draw:id="id347" draw:layer="layout" svg:width="1cm" svg:height="1cm" svg:x="5.8cm" svg:y="14.3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6" draw:id="id346" draw:layer="layout" svg:width="1cm" svg:height="1cm" svg:x="3.3cm" svg:y="15.8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8" draw:id="id348" draw:layer="layout" svg:width="1cm" svg:height="1cm" svg:x="8.3cm" svg:y="15.8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9" draw:id="id349" draw:layer="layout" svg:width="1cm" svg:height="1cm" svg:x="1.3cm" svg:y="17.3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0" draw:id="id350" draw:layer="layout" svg:width="1cm" svg:height="1cm" svg:x="5.3cm" svg:y="17.3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1" draw:id="id351" draw:layer="layout" svg:width="1cm" svg:height="1cm" svg:x="3.8cm" svg:y="18.8cm">
          <text:p text:style-name="P3">13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.8cm" svg:y1="15.8cm" svg:x2="6.3cm" svg:y2="15.3cm" draw:start-shape="id346" draw:start-glue-point="0" draw:end-shape="id347" draw:end-glue-point="2" svg:d="m3800 15800 2500-500">
          <text:p/>
        </draw:connector>
        <draw:connector draw:style-name="gr42" draw:text-style-name="P1" draw:layer="layout" draw:type="line" svg:x1="8.8cm" svg:y1="15.8cm" svg:x2="6.3cm" svg:y2="15.3cm" draw:start-shape="id348" draw:start-glue-point="0" draw:end-shape="id347" draw:end-glue-point="2" svg:d="m8800 15800-2500-500">
          <text:p/>
        </draw:connector>
        <draw:connector draw:style-name="gr42" draw:text-style-name="P1" draw:layer="layout" draw:type="line" svg:x1="1.8cm" svg:y1="17.3cm" svg:x2="3.8cm" svg:y2="16.8cm" draw:start-shape="id349" draw:start-glue-point="0" draw:end-shape="id346" draw:end-glue-point="2" svg:d="m1800 17300 2000-500">
          <text:p/>
        </draw:connector>
        <draw:connector draw:style-name="gr42" draw:text-style-name="P1" draw:layer="layout" draw:type="line" svg:x1="5.8cm" svg:y1="17.3cm" svg:x2="3.8cm" svg:y2="16.8cm" draw:start-shape="id350" draw:start-glue-point="0" draw:end-shape="id346" draw:end-glue-point="2" svg:d="m5800 17300-2000-500">
          <text:p/>
        </draw:connector>
        <draw:connector draw:style-name="gr42" draw:text-style-name="P1" draw:layer="layout" draw:type="line" svg:x1="4.3cm" svg:y1="18.8cm" svg:x2="5.8cm" svg:y2="18.3cm" draw:start-shape="id351" draw:start-glue-point="0" draw:end-shape="id350" svg:d="m4300 18800 1500-500">
          <text:p/>
        </draw:connector>
        <draw:custom-shape draw:style-name="gr45" draw:text-style-name="P3" xml:id="id353" draw:id="id353" draw:layer="layout" svg:width="1cm" svg:height="1cm" svg:x="16.2cm" svg:y="14.3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2" draw:id="id352" draw:layer="layout" svg:width="1cm" svg:height="1cm" svg:x="13.7cm" svg:y="15.8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4" draw:id="id354" draw:layer="layout" svg:width="1cm" svg:height="1cm" svg:x="18.7cm" svg:y="15.8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5" draw:id="id355" draw:layer="layout" svg:width="1cm" svg:height="1cm" svg:x="11.7cm" svg:y="17.3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6" draw:id="id356" draw:layer="layout" svg:width="1cm" svg:height="1cm" svg:x="15.7cm" svg:y="17.3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7" draw:id="id357" draw:layer="layout" svg:width="1cm" svg:height="1cm" svg:x="14.2cm" svg:y="18.8cm">
          <text:p text:style-name="P3">13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4.2cm" svg:y1="15.8cm" svg:x2="16.7cm" svg:y2="15.3cm" draw:start-shape="id352" draw:start-glue-point="0" draw:end-shape="id353" draw:end-glue-point="2" svg:d="m14200 15800 2500-500">
          <text:p/>
        </draw:connector>
        <draw:connector draw:style-name="gr42" draw:text-style-name="P1" draw:layer="layout" draw:type="line" svg:x1="19.2cm" svg:y1="15.8cm" svg:x2="16.7cm" svg:y2="15.3cm" draw:start-shape="id354" draw:start-glue-point="0" draw:end-shape="id353" draw:end-glue-point="2" svg:d="m19200 15800-2500-500">
          <text:p/>
        </draw:connector>
        <draw:connector draw:style-name="gr42" draw:text-style-name="P1" draw:layer="layout" draw:type="line" svg:x1="12.2cm" svg:y1="17.3cm" svg:x2="14.2cm" svg:y2="16.8cm" draw:start-shape="id355" draw:start-glue-point="0" draw:end-shape="id352" draw:end-glue-point="2" svg:d="m12200 17300 2000-500">
          <text:p/>
        </draw:connector>
        <draw:connector draw:style-name="gr42" draw:text-style-name="P1" draw:layer="layout" draw:type="line" svg:x1="16.2cm" svg:y1="17.3cm" svg:x2="14.2cm" svg:y2="16.8cm" draw:start-shape="id356" draw:start-glue-point="0" draw:end-shape="id352" draw:end-glue-point="2" svg:d="m16200 17300-2000-500">
          <text:p/>
        </draw:connector>
        <draw:connector draw:style-name="gr42" draw:text-style-name="P1" draw:layer="layout" draw:type="line" svg:x1="14.7cm" svg:y1="18.8cm" svg:x2="16.2cm" svg:y2="18.3cm" draw:start-shape="id357" draw:start-glue-point="0" draw:end-shape="id356" svg:d="m14700 18800 1500-500">
          <text:p/>
        </draw:connector>
        <draw:custom-shape draw:style-name="gr56" draw:text-style-name="P3" xml:id="id358" draw:id="id358" draw:layer="layout" svg:width="1cm" svg:height="1cm" svg:x="17.5cm" svg:y="18.8cm">
          <text:p text:style-name="P3">16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8cm" svg:y1="18.8cm" svg:x2="16.2cm" svg:y2="18.3cm" draw:start-shape="id358" draw:start-glue-point="0" draw:end-shape="id356" draw:end-glue-point="2" svg:d="m18000 18800-1800-500">
          <text:p/>
        </draw:connector>
        <draw:custom-shape draw:style-name="gr57" draw:text-style-name="P1" draw:layer="layout" svg:width="1.5cm" svg:height="1cm" svg:x="9.8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9cm" svg:y="18.8cm">
          <text:p text:style-name="P5"><text:span text:style-name="T5">插入数据</text:span><text:span text:style-name="T5">16</text:span></text:p>
        </draw:rect>
        <draw:custom-shape draw:style-name="gr45" draw:text-style-name="P3" xml:id="id360" draw:id="id360" draw:layer="layout" svg:width="1cm" svg:height="1cm" svg:x="5.8cm" svg:y="21.1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59" draw:id="id359" draw:layer="layout" svg:width="1cm" svg:height="1cm" svg:x="3.3cm" svg:y="22.6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1" draw:id="id361" draw:layer="layout" svg:width="1cm" svg:height="1cm" svg:x="8.3cm" svg:y="22.6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2" draw:id="id362" draw:layer="layout" svg:width="1cm" svg:height="1cm" svg:x="1.3cm" svg:y="24.1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58" draw:text-style-name="P3" xml:id="id363" draw:id="id363" draw:layer="layout" svg:width="1cm" svg:height="1cm" svg:x="5.3cm" svg:y="24.1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4" draw:id="id364" draw:layer="layout" svg:width="1cm" svg:height="1cm" svg:x="3.8cm" svg:y="25.6cm">
          <text:p text:style-name="P3">13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.8cm" svg:y1="22.6cm" svg:x2="6.3cm" svg:y2="22.1cm" draw:start-shape="id359" draw:start-glue-point="0" draw:end-shape="id360" draw:end-glue-point="2" svg:d="m3800 22600 2500-500">
          <text:p/>
        </draw:connector>
        <draw:connector draw:style-name="gr42" draw:text-style-name="P1" draw:layer="layout" draw:type="line" svg:x1="8.8cm" svg:y1="22.6cm" svg:x2="6.3cm" svg:y2="22.1cm" draw:start-shape="id361" draw:start-glue-point="0" draw:end-shape="id360" draw:end-glue-point="2" svg:d="m8800 22600-2500-500">
          <text:p/>
        </draw:connector>
        <draw:connector draw:style-name="gr42" draw:text-style-name="P1" draw:layer="layout" draw:type="line" svg:x1="1.8cm" svg:y1="24.1cm" svg:x2="3.8cm" svg:y2="23.6cm" draw:start-shape="id362" draw:start-glue-point="0" draw:end-shape="id359" draw:end-glue-point="2" svg:d="m1800 24100 2000-500">
          <text:p/>
        </draw:connector>
        <draw:connector draw:style-name="gr42" draw:text-style-name="P1" draw:layer="layout" draw:type="line" svg:x1="5.8cm" svg:y1="24.1cm" svg:x2="3.8cm" svg:y2="23.6cm" draw:start-shape="id363" draw:start-glue-point="0" draw:end-shape="id359" draw:end-glue-point="2" svg:d="m5800 24100-2000-500">
          <text:p/>
        </draw:connector>
        <draw:connector draw:style-name="gr42" draw:text-style-name="P1" draw:layer="layout" draw:type="line" svg:x1="4.3cm" svg:y1="25.6cm" svg:x2="5.8cm" svg:y2="25.1cm" draw:start-shape="id364" draw:start-glue-point="0" draw:end-shape="id363" svg:d="m4300 25600 1500-500">
          <text:p/>
        </draw:connector>
        <draw:custom-shape draw:style-name="gr45" draw:text-style-name="P3" xml:id="id366" draw:id="id366" draw:layer="layout" svg:width="1cm" svg:height="1cm" svg:x="16.2cm" svg:y="21.1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5" draw:id="id365" draw:layer="layout" svg:width="1cm" svg:height="1cm" svg:x="13.7cm" svg:y="22.6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7" draw:id="id367" draw:layer="layout" svg:width="1cm" svg:height="1cm" svg:x="18.7cm" svg:y="22.6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8" draw:id="id368" draw:layer="layout" svg:width="1cm" svg:height="1cm" svg:x="11.7cm" svg:y="24.1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369" draw:id="id369" draw:layer="layout" svg:width="1cm" svg:height="1cm" svg:x="15.7cm" svg:y="24.1cm">
          <text:p text:style-name="P3">13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4.2cm" svg:y1="22.6cm" svg:x2="16.7cm" svg:y2="22.1cm" draw:start-shape="id365" draw:start-glue-point="0" draw:end-shape="id366" draw:end-glue-point="2" svg:d="m14200 22600 2500-500">
          <text:p/>
        </draw:connector>
        <draw:connector draw:style-name="gr42" draw:text-style-name="P1" draw:layer="layout" draw:type="line" svg:x1="19.2cm" svg:y1="22.6cm" svg:x2="16.7cm" svg:y2="22.1cm" draw:start-shape="id367" draw:start-glue-point="0" draw:end-shape="id366" draw:end-glue-point="2" svg:d="m19200 22600-2500-500">
          <text:p/>
        </draw:connector>
        <draw:connector draw:style-name="gr42" draw:text-style-name="P1" draw:layer="layout" draw:type="line" svg:x1="12.2cm" svg:y1="24.1cm" svg:x2="14.2cm" svg:y2="23.6cm" draw:start-shape="id368" draw:start-glue-point="0" draw:end-shape="id365" draw:end-glue-point="2" svg:d="m12200 24100 2000-500">
          <text:p/>
        </draw:connector>
        <draw:connector draw:style-name="gr42" draw:text-style-name="P1" draw:layer="layout" draw:type="line" svg:x1="16.2cm" svg:y1="24.1cm" svg:x2="14.2cm" svg:y2="23.6cm" draw:start-shape="id369" draw:start-glue-point="0" draw:end-shape="id365" draw:end-glue-point="2" svg:d="m16200 24100-2000-500">
          <text:p/>
        </draw:connector>
        <draw:custom-shape draw:style-name="gr57" draw:text-style-name="P1" draw:layer="layout" svg:width="1.5cm" svg:height="1cm" svg:x="9.8cm" svg:y="2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9cm" svg:y="25.6cm">
          <text:p text:style-name="P5"><text:span text:style-name="T5">删除数据</text:span><text:span text:style-name="T5">15</text:span></text:p>
        </draw:rect>
      </draw:page>
      <draw:page draw:name="page18" draw:style-name="dp1" draw:master-page-name="默认">
        <draw:custom-shape draw:style-name="gr45" draw:text-style-name="P3" xml:id="id371" draw:id="id371" draw:layer="layout" svg:width="1cm" svg:height="1cm" svg:x="5.8cm" svg:y="1.5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58" draw:text-style-name="P3" xml:id="id370" draw:id="id370" draw:layer="layout" svg:width="1cm" svg:height="1cm" svg:x="3.3cm" svg:y="3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2" draw:id="id372" draw:layer="layout" svg:width="1cm" svg:height="1cm" svg:x="8.3cm" svg:y="3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3" draw:id="id373" draw:layer="layout" svg:width="1cm" svg:height="1cm" svg:x="1.3cm" svg:y="4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4" draw:id="id374" draw:layer="layout" svg:width="1cm" svg:height="1cm" svg:x="5.3cm" svg:y="4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5" draw:id="id375" draw:layer="layout" svg:width="1cm" svg:height="1cm" svg:x="3.8cm" svg:y="6cm">
          <text:p text:style-name="P3">13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.8cm" svg:y1="3cm" svg:x2="6.3cm" svg:y2="2.5cm" draw:start-shape="id370" draw:start-glue-point="0" draw:end-shape="id371" draw:end-glue-point="2" svg:d="m3800 3000 2500-500">
          <text:p/>
        </draw:connector>
        <draw:connector draw:style-name="gr42" draw:text-style-name="P1" draw:layer="layout" draw:type="line" svg:x1="8.8cm" svg:y1="3cm" svg:x2="6.3cm" svg:y2="2.5cm" draw:start-shape="id372" draw:start-glue-point="0" draw:end-shape="id371" draw:end-glue-point="2" svg:d="m8800 3000-2500-500">
          <text:p/>
        </draw:connector>
        <draw:connector draw:style-name="gr42" draw:text-style-name="P1" draw:layer="layout" draw:type="line" svg:x1="1.8cm" svg:y1="4.5cm" svg:x2="3.8cm" svg:y2="4cm" draw:start-shape="id373" draw:start-glue-point="0" draw:end-shape="id370" draw:end-glue-point="2" svg:d="m1800 4500 2000-500">
          <text:p/>
        </draw:connector>
        <draw:connector draw:style-name="gr42" draw:text-style-name="P1" draw:layer="layout" draw:type="line" svg:x1="5.8cm" svg:y1="4.5cm" svg:x2="3.8cm" svg:y2="4cm" draw:start-shape="id374" draw:start-glue-point="0" draw:end-shape="id370" draw:end-glue-point="2" svg:d="m5800 4500-2000-500">
          <text:p/>
        </draw:connector>
        <draw:connector draw:style-name="gr42" draw:text-style-name="P1" draw:layer="layout" draw:type="line" svg:x1="4.3cm" svg:y1="6cm" svg:x2="5.8cm" svg:y2="5.5cm" draw:start-shape="id375" draw:start-glue-point="0" draw:end-shape="id374" svg:d="m4300 6000 1500-500">
          <text:p/>
        </draw:connector>
        <draw:custom-shape draw:style-name="gr45" draw:text-style-name="P3" xml:id="id377" draw:id="id377" draw:layer="layout" svg:width="1cm" svg:height="1cm" svg:x="16.2cm" svg:y="1.5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6" draw:id="id376" draw:layer="layout" svg:width="1cm" svg:height="1cm" svg:x="13.7cm" svg:y="3cm">
          <text:p text:style-name="P3">13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8" draw:id="id378" draw:layer="layout" svg:width="1cm" svg:height="1cm" svg:x="18.7cm" svg:y="3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379" draw:id="id379" draw:layer="layout" svg:width="1cm" svg:height="1cm" svg:x="11.7cm" svg:y="4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0" draw:id="id380" draw:layer="layout" svg:width="1cm" svg:height="1cm" svg:x="15.7cm" svg:y="4.5cm">
          <text:p text:style-name="P3">15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4.2cm" svg:y1="3cm" svg:x2="16.7cm" svg:y2="2.5cm" draw:start-shape="id376" draw:start-glue-point="0" draw:end-shape="id377" draw:end-glue-point="2" svg:d="m14200 3000 2500-500">
          <text:p/>
        </draw:connector>
        <draw:connector draw:style-name="gr42" draw:text-style-name="P1" draw:layer="layout" draw:type="line" svg:x1="19.2cm" svg:y1="3cm" svg:x2="16.7cm" svg:y2="2.5cm" draw:start-shape="id378" draw:start-glue-point="0" draw:end-shape="id377" draw:end-glue-point="2" svg:d="m19200 3000-2500-500">
          <text:p/>
        </draw:connector>
        <draw:connector draw:style-name="gr42" draw:text-style-name="P1" draw:layer="layout" draw:type="line" svg:x1="12.2cm" svg:y1="4.5cm" svg:x2="14.2cm" svg:y2="4cm" draw:start-shape="id379" draw:start-glue-point="0" draw:end-shape="id376" draw:end-glue-point="2" svg:d="m12200 4500 2000-500">
          <text:p/>
        </draw:connector>
        <draw:connector draw:style-name="gr42" draw:text-style-name="P1" draw:layer="layout" draw:type="line" svg:x1="16.2cm" svg:y1="4.5cm" svg:x2="14.2cm" svg:y2="4cm" draw:start-shape="id380" draw:start-glue-point="0" draw:end-shape="id376" draw:end-glue-point="2" svg:d="m16200 4500-2000-500">
          <text:p/>
        </draw:connector>
        <draw:custom-shape draw:style-name="gr57" draw:text-style-name="P1" draw:layer="layout" svg:width="1.5cm" svg:height="1cm" svg:x="9.8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9cm" svg:y="6cm">
          <text:p text:style-name="P5"><text:span text:style-name="T5">删除数据</text:span><text:span text:style-name="T5">12</text:span></text:p>
        </draw:rect>
        <draw:custom-shape draw:style-name="gr45" draw:text-style-name="P3" draw:layer="layout" svg:width="1cm" svg:height="1cm" svg:x="5.3cm" svg:y="4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2" draw:id="id382" draw:layer="layout" svg:width="1cm" svg:height="1cm" svg:x="8.7cm" svg:y="9.5cm">
          <text:p text:style-name="P3">26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1" draw:id="id381" draw:layer="layout" svg:width="1cm" svg:height="1cm" svg:x="7.2cm" svg:y="8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3" draw:id="id383" draw:layer="layout" svg:width="1cm" svg:height="1cm" svg:x="10.2cm" svg:y="11cm">
          <text:p text:style-name="P3">39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7.7cm" svg:y1="9cm" svg:x2="9.2cm" svg:y2="9.5cm" draw:start-shape="id381" draw:start-glue-point="2" draw:end-shape="id382" draw:end-glue-point="0" svg:d="m7700 9000 1500 500">
          <text:p/>
        </draw:connector>
        <draw:connector draw:style-name="gr42" draw:text-style-name="P1" draw:layer="layout" draw:type="line" svg:x1="9.2cm" svg:y1="10.5cm" svg:x2="10.7cm" svg:y2="11cm" draw:start-shape="id382" draw:start-glue-point="2" draw:end-shape="id383" draw:end-glue-point="0" svg:d="m9200 10500 1500 500">
          <text:p/>
        </draw:connector>
        <draw:custom-shape draw:style-name="gr45" draw:text-style-name="P3" xml:id="id384" draw:id="id384" draw:layer="layout" svg:width="1cm" svg:height="1cm" svg:x="11.7cm" svg:y="12.5cm">
          <text:p text:style-name="P3">41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0.7cm" svg:y1="12cm" svg:x2="12.2cm" svg:y2="12.5cm" draw:start-shape="id383" draw:start-glue-point="2" draw:end-shape="id384" draw:end-glue-point="0" svg:d="m10700 12000 1500 500">
          <text:p/>
        </draw:connector>
        <draw:custom-shape draw:style-name="gr59" draw:text-style-name="P3" xml:id="id386" draw:id="id386" draw:layer="layout" svg:width="1cm" svg:height="1cm" svg:x="5.5cm" svg:y="14.5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5" draw:id="id385" draw:layer="layout" svg:width="1cm" svg:height="1cm" svg:x="4.5cm" svg:y="16cm">
          <text:p text:style-name="P3">13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7" draw:id="id387" draw:layer="layout" svg:width="1cm" svg:height="1cm" svg:x="7cm" svg:y="16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8" draw:id="id388" draw:layer="layout" svg:width="1cm" svg:height="1cm" svg:x="3.5cm" svg:y="17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389" draw:id="id389" draw:layer="layout" svg:width="1cm" svg:height="1cm" svg:x="5.5cm" svg:y="17.5cm">
          <text:p text:style-name="P3">15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5cm" svg:y1="16cm" svg:x2="6cm" svg:y2="15.5cm" draw:start-shape="id385" draw:start-glue-point="0" draw:end-shape="id386" draw:end-glue-point="2" svg:d="m5000 16000 1000-500">
          <text:p/>
        </draw:connector>
        <draw:connector draw:style-name="gr42" draw:text-style-name="P1" draw:layer="layout" draw:type="line" svg:x1="7.5cm" svg:y1="16cm" svg:x2="6cm" svg:y2="15.5cm" draw:start-shape="id387" draw:start-glue-point="0" draw:end-shape="id386" draw:end-glue-point="2" svg:d="m7500 16000-1500-500">
          <text:p/>
        </draw:connector>
        <draw:connector draw:style-name="gr42" draw:text-style-name="P1" draw:layer="layout" draw:type="line" svg:x1="4cm" svg:y1="17.5cm" svg:x2="5cm" svg:y2="17cm" draw:start-shape="id388" draw:start-glue-point="0" draw:end-shape="id385" draw:end-glue-point="2" svg:d="m4000 17500 1000-500">
          <text:p/>
        </draw:connector>
        <draw:connector draw:style-name="gr42" draw:text-style-name="P1" draw:layer="layout" draw:type="line" svg:x1="6cm" svg:y1="17.5cm" svg:x2="5cm" svg:y2="17cm" draw:start-shape="id389" draw:start-glue-point="0" draw:end-shape="id385" draw:end-glue-point="2" svg:d="m6000 17500-1000-500">
          <text:p/>
        </draw:connector>
        <draw:custom-shape draw:style-name="gr56" draw:text-style-name="P3" xml:id="id390" draw:id="id390" draw:layer="layout" svg:width="1cm" svg:height="1cm" svg:x="2.5cm" svg:y="19cm">
          <text:p text:style-name="P3">7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cm" svg:y1="19cm" svg:x2="4cm" svg:y2="18.5cm" draw:start-shape="id390" draw:start-glue-point="0" draw:end-shape="id388" svg:d="m3000 19000 1000-500">
          <text:p/>
        </draw:connector>
        <draw:custom-shape draw:style-name="gr45" draw:text-style-name="P3" xml:id="id392" draw:id="id392" draw:layer="layout" svg:width="1cm" svg:height="1cm" svg:x="16.5cm" svg:y="16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4" draw:id="id394" draw:layer="layout" svg:width="1cm" svg:height="1cm" svg:x="15cm" svg:y="14.5cm">
          <text:p text:style-name="P3">13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1" draw:id="id391" draw:layer="layout" svg:width="1cm" svg:height="1cm" svg:x="17.5cm" svg:y="17.5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3" draw:id="id393" draw:layer="layout" svg:width="1cm" svg:height="1cm" svg:x="13.5cm" svg:y="16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6" draw:id="id396" draw:layer="layout" svg:width="1cm" svg:height="1cm" svg:x="15.5cm" svg:y="17.5cm">
          <text:p text:style-name="P3">15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8cm" svg:y1="17.5cm" svg:x2="17cm" svg:y2="17cm" draw:start-shape="id391" draw:start-glue-point="0" draw:end-shape="id392" draw:end-glue-point="2" svg:d="m18000 17500-1000-500">
          <text:p/>
        </draw:connector>
        <draw:connector draw:style-name="gr42" draw:text-style-name="P1" draw:layer="layout" draw:type="line" svg:x1="14cm" svg:y1="16cm" svg:x2="15.5cm" svg:y2="15.5cm" draw:start-shape="id393" draw:start-glue-point="0" draw:end-shape="id394" draw:end-glue-point="2" svg:d="m14000 16000 1500-500">
          <text:p/>
        </draw:connector>
        <draw:custom-shape draw:style-name="gr45" draw:text-style-name="P3" xml:id="id395" draw:id="id395" draw:layer="layout" svg:width="1cm" svg:height="1cm" svg:x="12.5cm" svg:y="17.5cm">
          <text:p text:style-name="P3">7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3cm" svg:y1="17.5cm" svg:x2="14cm" svg:y2="17cm" draw:start-shape="id395" draw:start-glue-point="0" draw:end-shape="id393" svg:d="m13000 17500 1000-500">
          <text:p/>
        </draw:connector>
        <draw:connector draw:style-name="gr42" draw:text-style-name="P1" draw:layer="layout" draw:type="line" svg:x1="16cm" svg:y1="17.5cm" svg:x2="17cm" svg:y2="17cm" draw:start-shape="id396" draw:start-glue-point="0" draw:end-shape="id392" draw:end-glue-point="2" svg:d="m16000 17500 1000-500">
          <text:p/>
        </draw:connector>
        <draw:connector draw:style-name="gr42" draw:text-style-name="P1" draw:layer="layout" draw:type="line" svg:x1="15.5cm" svg:y1="15.5cm" svg:x2="17cm" svg:y2="16cm" draw:start-shape="id394" draw:start-glue-point="2" draw:end-shape="id392" svg:d="m15500 15500 1500 500">
          <text:p/>
        </draw:connector>
        <draw:custom-shape draw:style-name="gr57" draw:text-style-name="P1" draw:layer="layout" svg:width="2.5cm" svg:height="1cm" svg:x="9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8.5cm" svg:y="19cm">
          <text:p text:style-name="P5"><text:span text:style-name="T5">一次旋转</text:span></text:p>
        </draw:rect>
        <draw:custom-shape draw:style-name="gr59" draw:text-style-name="P3" xml:id="id398" draw:id="id398" draw:layer="layout" svg:width="1cm" svg:height="1cm" svg:x="3.6cm" svg:y="20.7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7" draw:id="id397" draw:layer="layout" svg:width="1cm" svg:height="1cm" svg:x="2.6cm" svg:y="22.2cm">
          <text:p text:style-name="P3">13</text:p>
          <draw:enhanced-geometry svg:viewBox="0 0 21600 21600" draw:type="rectangle" draw:enhanced-path="M 0 0 L 21600 0 21600 21600 0 21600 0 0 Z N"/>
        </draw:custom-shape>
        <draw:custom-shape draw:style-name="gr45" draw:text-style-name="P3" xml:id="id399" draw:id="id399" draw:layer="layout" svg:width="1cm" svg:height="1cm" svg:x="5.1cm" svg:y="22.2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0" draw:id="id400" draw:layer="layout" svg:width="1cm" svg:height="1cm" svg:x="1.6cm" svg:y="23.7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1" draw:id="id401" draw:layer="layout" svg:width="1cm" svg:height="1cm" svg:x="3.6cm" svg:y="23.7cm">
          <text:p text:style-name="P3">15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.1cm" svg:y1="22.2cm" svg:x2="4.1cm" svg:y2="21.7cm" draw:start-shape="id397" draw:start-glue-point="0" draw:end-shape="id398" draw:end-glue-point="2" svg:d="m3100 22200 1000-500">
          <text:p/>
        </draw:connector>
        <draw:connector draw:style-name="gr42" draw:text-style-name="P1" draw:layer="layout" draw:type="line" svg:x1="5.6cm" svg:y1="22.2cm" svg:x2="4.1cm" svg:y2="21.7cm" draw:start-shape="id399" draw:start-glue-point="0" draw:end-shape="id398" draw:end-glue-point="2" svg:d="m5600 22200-1500-500">
          <text:p/>
        </draw:connector>
        <draw:connector draw:style-name="gr42" draw:text-style-name="P1" draw:layer="layout" draw:type="line" svg:x1="2.1cm" svg:y1="23.7cm" svg:x2="3.1cm" svg:y2="23.2cm" draw:start-shape="id400" draw:start-glue-point="0" draw:end-shape="id397" draw:end-glue-point="2" svg:d="m2100 23700 1000-500">
          <text:p/>
        </draw:connector>
        <draw:connector draw:style-name="gr42" draw:text-style-name="P1" draw:layer="layout" draw:type="line" svg:x1="4.1cm" svg:y1="23.7cm" svg:x2="3.1cm" svg:y2="23.2cm" draw:start-shape="id401" draw:start-glue-point="0" draw:end-shape="id397" draw:end-glue-point="2" svg:d="m4100 23700-1000-500">
          <text:p/>
        </draw:connector>
        <draw:custom-shape draw:style-name="gr56" draw:text-style-name="P3" xml:id="id402" draw:id="id402" draw:layer="layout" svg:width="1cm" svg:height="1cm" svg:x="2.5cm" svg:y="25.5cm">
          <text:p text:style-name="P3">14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3cm" svg:y1="25.5cm" svg:x2="4.1cm" svg:y2="24.7cm" draw:start-shape="id402" draw:start-glue-point="0" draw:end-shape="id401" svg:d="m3000 25500 1100-800">
          <text:p/>
        </draw:connector>
        <draw:custom-shape draw:style-name="gr59" draw:text-style-name="P3" xml:id="id404" draw:id="id404" draw:layer="layout" svg:width="1cm" svg:height="1cm" svg:x="10cm" svg:y="20.7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6" draw:id="id406" draw:layer="layout" svg:width="1cm" svg:height="1cm" svg:x="8cm" svg:y="23.5cm">
          <text:p text:style-name="P3">13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3" draw:id="id403" draw:layer="layout" svg:width="1cm" svg:height="1cm" svg:x="11cm" svg:y="22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5" draw:id="id405" draw:layer="layout" svg:width="1cm" svg:height="1cm" svg:x="7cm" svg:y="2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59" draw:text-style-name="P3" xml:id="id408" draw:id="id408" draw:layer="layout" svg:width="1cm" svg:height="1cm" svg:x="9cm" svg:y="22cm">
          <text:p text:style-name="P3">15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1.5cm" svg:y1="22cm" svg:x2="10.5cm" svg:y2="21.7cm" draw:start-shape="id403" draw:start-glue-point="0" draw:end-shape="id404" draw:end-glue-point="2" svg:d="m11500 22000-1000-300">
          <text:p/>
        </draw:connector>
        <draw:connector draw:style-name="gr42" draw:text-style-name="P1" draw:layer="layout" draw:type="line" svg:x1="7.5cm" svg:y1="25cm" svg:x2="8.5cm" svg:y2="24.5cm" draw:start-shape="id405" draw:start-glue-point="0" draw:end-shape="id406" draw:end-glue-point="2" svg:d="m7500 25000 1000-500">
          <text:p/>
        </draw:connector>
        <draw:custom-shape draw:style-name="gr56" draw:text-style-name="P3" xml:id="id407" draw:id="id407" draw:layer="layout" svg:width="1cm" svg:height="1cm" svg:x="9cm" svg:y="25cm">
          <text:p text:style-name="P3">14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9.5cm" svg:y1="25cm" svg:x2="8.5cm" svg:y2="24.5cm" draw:start-shape="id407" draw:start-glue-point="0" draw:end-shape="id406" draw:end-glue-point="2" svg:d="m9500 25000-1000-500">
          <text:p/>
        </draw:connector>
        <draw:connector draw:style-name="gr42" draw:text-style-name="P1" draw:layer="layout" draw:type="line" svg:x1="10.5cm" svg:y1="21.7cm" svg:x2="9.5cm" svg:y2="22cm" draw:start-shape="id404" draw:start-glue-point="2" draw:end-shape="id408" draw:end-glue-point="0" svg:d="m10500 21700-1000 300">
          <text:p/>
        </draw:connector>
        <draw:connector draw:style-name="gr42" draw:text-style-name="P1" draw:layer="layout" draw:type="line" svg:x1="9.5cm" svg:y1="23cm" svg:x2="8.5cm" svg:y2="23.5cm" draw:start-shape="id408" draw:start-glue-point="2" draw:end-shape="id406" draw:end-glue-point="0" svg:d="m9500 23000-1000 500">
          <text:p/>
        </draw:connector>
        <draw:custom-shape draw:style-name="gr57" draw:text-style-name="P1" draw:layer="layout" svg:width="1cm" svg:height="1cm" svg:x="6.5cm" svg:y="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" xml:id="id410" draw:id="id410" draw:layer="layout" svg:width="1cm" svg:height="1cm" svg:x="18cm" svg:y="22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2" draw:id="id412" draw:layer="layout" svg:width="1cm" svg:height="1cm" svg:x="15cm" svg:y="22cm">
          <text:p text:style-name="P3">13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9" draw:id="id409" draw:layer="layout" svg:width="1cm" svg:height="1cm" svg:x="19cm" svg:y="23.5cm">
          <text:p text:style-name="P3">19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1" draw:id="id411" draw:layer="layout" svg:width="1cm" svg:height="1cm" svg:x="14cm" svg:y="23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4" draw:id="id414" draw:layer="layout" svg:width="1cm" svg:height="1cm" svg:x="16.5cm" svg:y="20.5cm">
          <text:p text:style-name="P3">15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9.5cm" svg:y1="23.5cm" svg:x2="18.5cm" svg:y2="23cm" draw:start-shape="id409" draw:start-glue-point="0" draw:end-shape="id410" draw:end-glue-point="2" svg:d="m19500 23500-1000-500">
          <text:p/>
        </draw:connector>
        <draw:connector draw:style-name="gr42" draw:text-style-name="P1" draw:layer="layout" draw:type="line" svg:x1="14.5cm" svg:y1="23.5cm" svg:x2="15.5cm" svg:y2="23cm" draw:start-shape="id411" draw:start-glue-point="0" draw:end-shape="id412" draw:end-glue-point="2" svg:d="m14500 23500 1000-500">
          <text:p/>
        </draw:connector>
        <draw:custom-shape draw:style-name="gr45" draw:text-style-name="P3" xml:id="id413" draw:id="id413" draw:layer="layout" svg:width="1cm" svg:height="1cm" svg:x="16cm" svg:y="23.5cm">
          <text:p text:style-name="P3">14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6.5cm" svg:y1="23.5cm" svg:x2="15.5cm" svg:y2="23cm" draw:start-shape="id413" draw:start-glue-point="0" draw:end-shape="id412" draw:end-glue-point="2" svg:d="m16500 23500-1000-500">
          <text:p/>
        </draw:connector>
        <draw:connector draw:style-name="gr42" draw:text-style-name="P1" draw:layer="layout" draw:type="line" svg:x1="17cm" svg:y1="21.5cm" svg:x2="15.5cm" svg:y2="22cm" draw:start-shape="id414" draw:start-glue-point="2" draw:end-shape="id412" draw:end-glue-point="0" svg:d="m17000 21500-1500 500">
          <text:p/>
        </draw:connector>
        <draw:connector draw:style-name="gr42" draw:text-style-name="P1" draw:layer="layout" draw:type="line" svg:x1="17cm" svg:y1="21.5cm" svg:x2="18.5cm" svg:y2="22cm" draw:start-shape="id414" draw:start-glue-point="2" draw:end-shape="id410" svg:d="m17000 21500 1500 500">
          <text:p/>
        </draw:connector>
        <draw:custom-shape draw:style-name="gr57" draw:text-style-name="P1" draw:layer="layout" svg:width="1cm" svg:height="1cm" svg:x="12.5cm" svg:y="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3" draw:text-style-name="P11" draw:layer="layout" svg:width="3cm" svg:height="0.5cm" svg:x="9cm" svg:y="26.5cm">
          <text:p text:style-name="P5"><text:span text:style-name="T5">两次旋转</text:span></text:p>
        </draw:rect>
      </draw:page>
      <draw:page draw:name="page19" draw:style-name="dp1" draw:master-page-name="默认">
        <draw:custom-shape draw:style-name="gr45" draw:text-style-name="P3" xml:id="id416" draw:id="id416" draw:layer="layout" svg:width="1cm" svg:height="1cm" svg:x="6.5cm" svg:y="1.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5" draw:id="id415" draw:layer="layout" svg:width="1cm" svg:height="1cm" svg:x="4cm" svg:y="3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7" draw:id="id417" draw:layer="layout" svg:width="1cm" svg:height="1cm" svg:x="2cm" svg:y="4.5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4.5cm" svg:y1="3cm" svg:x2="7cm" svg:y2="2.5cm" draw:start-shape="id415" draw:start-glue-point="0" draw:end-shape="id416" draw:end-glue-point="2" svg:d="m4500 3000 2500-500">
          <text:p/>
        </draw:connector>
        <draw:connector draw:style-name="gr42" draw:text-style-name="P1" draw:layer="layout" draw:type="line" svg:x1="2.5cm" svg:y1="4.5cm" svg:x2="4.5cm" svg:y2="4cm" draw:start-shape="id417" draw:start-glue-point="0" draw:end-shape="id415" draw:end-glue-point="2" svg:d="m2500 4500 2000-500">
          <text:p/>
        </draw:connector>
        <draw:custom-shape draw:style-name="gr28" draw:text-style-name="P1" draw:layer="layout" svg:width="2.5cm" svg:height="2cm" draw:transform="rotate (-0.785398163398487) translate (5.232cm 1.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7" draw:text-style-name="P1" draw:layer="layout" svg:width="2cm" svg:height="1cm" svg:x="9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" xml:id="id419" draw:id="id419" draw:layer="layout" svg:width="1cm" svg:height="1cm" svg:x="17cm" svg:y="4.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45" draw:text-style-name="P3" xml:id="id418" draw:id="id418" draw:layer="layout" svg:width="1cm" svg:height="1cm" svg:x="15cm" svg:y="3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0" draw:id="id420" draw:layer="layout" svg:width="1cm" svg:height="1cm" svg:x="13cm" svg:y="4.5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5.5cm" svg:y1="4cm" svg:x2="17.5cm" svg:y2="4.5cm" draw:start-shape="id418" draw:start-glue-point="2" draw:end-shape="id419" draw:end-glue-point="0" svg:d="m15500 4000 2000 500">
          <text:p/>
        </draw:connector>
        <draw:connector draw:style-name="gr42" draw:text-style-name="P1" draw:layer="layout" draw:type="line" svg:x1="13.5cm" svg:y1="4.5cm" svg:x2="15.5cm" svg:y2="4cm" draw:start-shape="id420" draw:start-glue-point="0" draw:end-shape="id418" draw:end-glue-point="2" svg:d="m13500 4500 2000-500">
          <text:p/>
        </draw:connector>
        <draw:rect draw:style-name="gr43" draw:text-style-name="P11" draw:layer="layout" svg:width="3cm" svg:height="0.5cm" svg:x="8.5cm" svg:y="5.5cm">
          <text:p text:style-name="P5"><text:span text:style-name="T5">单旋转</text:span></text:p>
        </draw:rect>
        <draw:custom-shape draw:style-name="gr45" draw:text-style-name="P3" xml:id="id422" draw:id="id422" draw:layer="layout" svg:width="1cm" svg:height="1cm" svg:x="4.3cm" svg:y="6.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1" draw:id="id421" draw:layer="layout" svg:width="1cm" svg:height="1cm" svg:x="1.9cm" svg:y="9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3" draw:id="id423" draw:layer="layout" svg:width="1cm" svg:height="1cm" svg:x="4.3cm" svg:y="12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2.4cm" svg:y1="9cm" svg:x2="4.8cm" svg:y2="7.5cm" draw:start-shape="id421" draw:start-glue-point="0" draw:end-shape="id422" draw:end-glue-point="2" svg:d="m2400 9000 2400-1500">
          <text:p/>
        </draw:connector>
        <draw:connector draw:style-name="gr42" draw:text-style-name="P1" draw:layer="layout" draw:type="line" svg:x1="4.8cm" svg:y1="12cm" svg:x2="2.4cm" svg:y2="10cm" draw:start-shape="id423" draw:start-glue-point="0" draw:end-shape="id421" draw:end-glue-point="2" svg:d="m4800 12000-2400-2000">
          <text:p/>
        </draw:connector>
        <draw:custom-shape draw:style-name="gr28" draw:text-style-name="P1" draw:layer="layout" svg:width="2.5cm" svg:height="2cm" draw:transform="rotate (2.3561944901919) translate (3.586cm 12.5cm)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7" draw:text-style-name="P1" draw:layer="layout" svg:width="2cm" svg:height="1cm" svg:x="5.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" xml:id="id425" draw:id="id425" draw:layer="layout" svg:width="1cm" svg:height="1cm" svg:x="10.6cm" svg:y="7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6" draw:id="id426" draw:layer="layout" svg:width="1cm" svg:height="1cm" svg:x="7.6cm" svg:y="1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4" draw:id="id424" draw:layer="layout" svg:width="1cm" svg:height="1cm" svg:x="9.1cm" svg:y="9.5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9.6cm" svg:y1="9.5cm" svg:x2="11.1cm" svg:y2="8cm" draw:start-shape="id424" draw:end-shape="id425" draw:end-glue-point="2" svg:d="m9600 9500 1500-1500">
          <text:p/>
        </draw:connector>
        <draw:connector draw:style-name="gr42" draw:text-style-name="P1" draw:layer="layout" draw:type="line" svg:x1="9.6cm" svg:y1="10.5cm" svg:x2="8.1cm" svg:y2="12cm" draw:start-shape="id424" draw:start-glue-point="2" draw:end-shape="id426" svg:d="m9600 10500-1500 1500">
          <text:p/>
        </draw:connector>
        <draw:custom-shape draw:style-name="gr28" draw:text-style-name="P1" draw:layer="layout" svg:width="2.5cm" svg:height="2cm" draw:transform="rotate (-0.785398163398487) translate (10.114cm 7.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7" draw:text-style-name="P1" draw:layer="layout" svg:width="2cm" svg:height="1cm" svg:x="12.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" xml:id="id428" draw:id="id428" draw:layer="layout" svg:width="1cm" svg:height="1cm" svg:x="18.4cm" svg:y="10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7" draw:id="id427" draw:layer="layout" svg:width="1cm" svg:height="1cm" svg:x="16.4cm" svg:y="8.5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45" draw:text-style-name="P3" xml:id="id429" draw:id="id429" draw:layer="layout" svg:width="1cm" svg:height="1cm" svg:x="14.4cm" svg:y="10cm">
          <text:p text:style-name="P3">B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6.9cm" svg:y1="9.5cm" svg:x2="18.9cm" svg:y2="10cm" draw:start-shape="id427" draw:start-glue-point="2" draw:end-shape="id428" draw:end-glue-point="0" svg:d="m16900 9500 2000 500">
          <text:p/>
        </draw:connector>
        <draw:connector draw:style-name="gr42" draw:text-style-name="P1" draw:layer="layout" draw:type="line" svg:x1="14.9cm" svg:y1="10cm" svg:x2="16.9cm" svg:y2="9.5cm" draw:start-shape="id429" draw:start-glue-point="0" draw:end-shape="id427" draw:end-glue-point="2" svg:d="m14900 10000 2000-500">
          <text:p/>
        </draw:connector>
        <draw:rect draw:style-name="gr43" draw:text-style-name="P11" draw:layer="layout" svg:width="3cm" svg:height="0.5cm" svg:x="8.5cm" svg:y="13.5cm">
          <text:p text:style-name="P5"><text:span text:style-name="T5">双旋转</text:span></text:p>
        </draw:rect>
        <draw:rect draw:style-name="gr33" draw:text-style-name="P7" xml:id="id432" draw:id="id432" draw:layer="layout" svg:width="1.5cm" svg:height="0.5cm" svg:x="9.5cm" svg:y="15.5cm">
          <text:p text:style-name="P1"><text:span text:style-name="T5">left</text:span></text:p>
        </draw:rect>
        <draw:rect draw:style-name="gr33" draw:text-style-name="P7" xml:id="id434" draw:id="id434" draw:layer="layout" svg:width="1.5cm" svg:height="0.5cm" svg:x="9.5cm" svg:y="16cm">
          <text:p text:style-name="P1"><text:span text:style-name="T5">right</text:span></text:p>
        </draw:rect>
        <draw:rect draw:style-name="gr33" draw:text-style-name="P7" draw:layer="layout" svg:width="1.5cm" svg:height="1cm" svg:x="9.5cm" svg:y="14.5cm">
          <text:p text:style-name="P1"><text:span text:style-name="T5">data</text:span></text:p>
        </draw:rect>
        <draw:rect draw:style-name="gr33" draw:text-style-name="P7" xml:id="id430" draw:id="id430" draw:layer="layout" svg:width="1.5cm" svg:height="0.5cm" svg:x="9.5cm" svg:y="16.5cm">
          <text:p text:style-name="P1"><text:span text:style-name="T5">parent</text:span></text:p>
        </draw:rect>
        <draw:rect draw:style-name="gr33" draw:text-style-name="P7" xml:id="id436" draw:id="id436" draw:layer="layout" svg:width="1.5cm" svg:height="0.5cm" svg:x="9.5cm" svg:y="19cm">
          <text:p text:style-name="P1"><text:span text:style-name="T5">left</text:span></text:p>
        </draw:rect>
        <draw:rect draw:style-name="gr33" draw:text-style-name="P7" xml:id="id438" draw:id="id438" draw:layer="layout" svg:width="1.5cm" svg:height="0.5cm" svg:x="9.5cm" svg:y="19.5cm">
          <text:p text:style-name="P1"><text:span text:style-name="T5">right</text:span></text:p>
        </draw:rect>
        <draw:rect draw:style-name="gr33" draw:text-style-name="P7" draw:layer="layout" svg:width="1.5cm" svg:height="1cm" svg:x="9.5cm" svg:y="20cm">
          <text:p text:style-name="P1"><text:span text:style-name="T5">data</text:span></text:p>
        </draw:rect>
        <draw:rect draw:style-name="gr33" draw:text-style-name="P7" xml:id="id431" draw:id="id431" draw:layer="layout" svg:width="1.5cm" svg:height="0.5cm" svg:x="9.5cm" svg:y="18.5cm">
          <text:p text:style-name="P1"><text:span text:style-name="T5">parent</text:span></text:p>
        </draw:rect>
        <draw:rect draw:style-name="gr33" draw:text-style-name="P7" xml:id="id439" draw:id="id439" draw:layer="layout" svg:width="1.5cm" svg:height="0.5cm" svg:x="7cm" svg:y="22cm">
          <text:p text:style-name="P1"><text:span text:style-name="T5">left</text:span></text:p>
        </draw:rect>
        <draw:rect draw:style-name="gr33" draw:text-style-name="P7" xml:id="id440" draw:id="id440" draw:layer="layout" svg:width="1.5cm" svg:height="0.5cm" svg:x="7cm" svg:y="22.5cm">
          <text:p text:style-name="P1"><text:span text:style-name="T5">right</text:span></text:p>
        </draw:rect>
        <draw:rect draw:style-name="gr33" draw:text-style-name="P7" draw:layer="layout" svg:width="1.5cm" svg:height="1cm" svg:x="7cm" svg:y="23cm">
          <text:p text:style-name="P1"><text:span text:style-name="T5">data</text:span></text:p>
        </draw:rect>
        <draw:rect draw:style-name="gr33" draw:text-style-name="P7" xml:id="id437" draw:id="id437" draw:layer="layout" svg:width="1.5cm" svg:height="0.5cm" svg:x="7cm" svg:y="21.5cm">
          <text:p text:style-name="P1"><text:span text:style-name="T5">parent</text:span></text:p>
        </draw:rect>
        <draw:rect draw:style-name="gr33" draw:text-style-name="P7" xml:id="id442" draw:id="id442" draw:layer="layout" svg:width="1.5cm" svg:height="0.5cm" svg:x="12cm" svg:y="22cm">
          <text:p text:style-name="P1"><text:span text:style-name="T5">left</text:span></text:p>
        </draw:rect>
        <draw:rect draw:style-name="gr33" draw:text-style-name="P7" xml:id="id444" draw:id="id444" draw:layer="layout" svg:width="1.5cm" svg:height="0.5cm" svg:x="12cm" svg:y="22.5cm">
          <text:p text:style-name="P1"><text:span text:style-name="T5">right</text:span></text:p>
        </draw:rect>
        <draw:rect draw:style-name="gr33" draw:text-style-name="P7" draw:layer="layout" svg:width="1.5cm" svg:height="1cm" svg:x="12cm" svg:y="23cm">
          <text:p text:style-name="P1"><text:span text:style-name="T5">data</text:span></text:p>
        </draw:rect>
        <draw:rect draw:style-name="gr33" draw:text-style-name="P7" xml:id="id435" draw:id="id435" draw:layer="layout" svg:width="1.5cm" svg:height="0.5cm" svg:x="12cm" svg:y="21.5cm">
          <text:p text:style-name="P1"><text:span text:style-name="T5">parent</text:span></text:p>
        </draw:rect>
        <draw:rect draw:style-name="gr33" draw:text-style-name="P7" xml:id="id446" draw:id="id446" draw:layer="layout" svg:width="1.5cm" svg:height="0.5cm" svg:x="5.5cm" svg:y="26cm">
          <text:p text:style-name="P1"><text:span text:style-name="T5">left</text:span></text:p>
        </draw:rect>
        <draw:rect draw:style-name="gr33" draw:text-style-name="P7" xml:id="id448" draw:id="id448" draw:layer="layout" svg:width="1.5cm" svg:height="0.5cm" svg:x="5.5cm" svg:y="26.5cm">
          <text:p text:style-name="P1"><text:span text:style-name="T5">right</text:span></text:p>
        </draw:rect>
        <draw:rect draw:style-name="gr33" draw:text-style-name="P7" draw:layer="layout" svg:width="1.5cm" svg:height="1cm" svg:x="5.5cm" svg:y="27cm">
          <text:p text:style-name="P1"><text:span text:style-name="T5">data</text:span></text:p>
        </draw:rect>
        <draw:rect draw:style-name="gr33" draw:text-style-name="P7" xml:id="id433" draw:id="id433" draw:layer="layout" svg:width="1.5cm" svg:height="0.5cm" svg:x="5.5cm" svg:y="25.5cm">
          <text:p text:style-name="P1"><text:span text:style-name="T5">parent</text:span></text:p>
        </draw:rect>
        <draw:rect draw:style-name="gr33" draw:text-style-name="P7" xml:id="id450" draw:id="id450" draw:layer="layout" svg:width="1.5cm" svg:height="0.5cm" svg:x="10.5cm" svg:y="26cm">
          <text:p text:style-name="P1"><text:span text:style-name="T5">left</text:span></text:p>
        </draw:rect>
        <draw:rect draw:style-name="gr33" draw:text-style-name="P7" xml:id="id452" draw:id="id452" draw:layer="layout" svg:width="1.5cm" svg:height="0.5cm" svg:x="10.5cm" svg:y="26.5cm">
          <text:p text:style-name="P1"><text:span text:style-name="T5">right</text:span></text:p>
        </draw:rect>
        <draw:rect draw:style-name="gr33" draw:text-style-name="P7" draw:layer="layout" svg:width="1.5cm" svg:height="1cm" svg:x="10.5cm" svg:y="27cm">
          <text:p text:style-name="P1"><text:span text:style-name="T5">data</text:span></text:p>
        </draw:rect>
        <draw:rect draw:style-name="gr33" draw:text-style-name="P7" xml:id="id443" draw:id="id443" draw:layer="layout" svg:width="1.5cm" svg:height="0.5cm" svg:x="10.5cm" svg:y="25.5cm">
          <text:p text:style-name="P1"><text:span text:style-name="T5">parent</text:span></text:p>
        </draw:rect>
        <draw:connector draw:style-name="gr4" draw:text-style-name="P1" draw:layer="layout" draw:type="curve" svg:x1="10.25cm" svg:y1="17cm" svg:x2="10.25cm" svg:y2="18.5cm" draw:start-shape="id430" draw:start-glue-point="2" draw:end-shape="id431" draw:end-glue-point="0" svg:d="m10250 17000v1500">
          <text:p/>
        </draw:connector>
        <draw:connector draw:style-name="gr4" draw:text-style-name="P1" draw:layer="layout" draw:type="curve" svg:x1="11cm" svg:y1="18.75cm" svg:x2="11cm" svg:y2="16.75cm" draw:start-shape="id431" draw:start-glue-point="1" draw:end-shape="id430" draw:end-glue-point="1" svg:d="m11000 18750c751 0 751-2000 0-2000">
          <text:p/>
        </draw:connector>
        <draw:connector draw:style-name="gr4" draw:text-style-name="P1" draw:layer="layout" draw:type="curve" svg:x1="9.5cm" svg:y1="15.75cm" svg:x2="5.5cm" svg:y2="25.75cm" draw:start-shape="id432" draw:start-glue-point="3" draw:end-shape="id433" draw:end-glue-point="3" svg:d="m9500 15750c-6751 0-4751 10000-4000 10000">
          <text:p/>
        </draw:connector>
        <draw:connector draw:style-name="gr4" draw:text-style-name="P1" draw:layer="layout" draw:type="curve" svg:x1="11cm" svg:y1="16.25cm" svg:x2="13.5cm" svg:y2="21.75cm" draw:start-shape="id434" draw:start-glue-point="1" draw:end-shape="id435" draw:end-glue-point="1" svg:d="m11000 16250c4501 0 3251 5500 2500 5500">
          <text:p/>
        </draw:connector>
        <draw:connector draw:style-name="gr4" draw:text-style-name="P1" draw:layer="layout" draw:type="curve" svg:x1="9.5cm" svg:y1="19.25cm" svg:x2="7cm" svg:y2="21.75cm" draw:start-shape="id436" draw:start-glue-point="3" draw:end-shape="id437" draw:end-glue-point="3" svg:d="m9500 19250c-4501 0-3251 2500-2500 2500">
          <text:p/>
        </draw:connector>
        <draw:connector draw:style-name="gr4" draw:text-style-name="P1" draw:layer="layout" draw:type="curve" svg:x1="11cm" svg:y1="19.75cm" svg:x2="12cm" svg:y2="21.75cm" draw:start-shape="id438" draw:start-glue-point="1" draw:end-shape="id435" draw:end-glue-point="3" svg:d="m11000 19750c751 0 501 1000 500 1000s-251 1000 500 1000">
          <text:p/>
        </draw:connector>
        <draw:connector draw:style-name="gr4" draw:text-style-name="P1" draw:layer="layout" draw:type="curve" svg:x1="7cm" svg:y1="22.25cm" svg:x2="5.5cm" svg:y2="25.75cm" draw:start-shape="id439" draw:start-glue-point="3" draw:end-shape="id433" draw:end-glue-point="3" svg:d="m7000 22250c-3001 0-2251 3500-1500 3500">
          <text:p/>
        </draw:connector>
        <draw:rect draw:style-name="gr43" draw:text-style-name="P7" xml:id="id441" draw:id="id441" draw:layer="layout" svg:width="1.5cm" svg:height="0.5cm" svg:x="8.5cm" svg:y="24cm">
          <text:p text:style-name="P1"><text:span text:style-name="T5">NULL</text:span></text:p>
        </draw:rect>
        <draw:rect draw:style-name="gr43" draw:text-style-name="P7" xml:id="id445" draw:id="id445" draw:layer="layout" svg:width="1.5cm" svg:height="0.5cm" svg:x="13.5cm" svg:y="24cm">
          <text:p text:style-name="P1"><text:span text:style-name="T5">NULL</text:span></text:p>
        </draw:rect>
        <draw:connector draw:style-name="gr4" draw:text-style-name="P1" draw:layer="layout" draw:type="curve" svg:x1="8.5cm" svg:y1="22.75cm" svg:x2="9.25cm" svg:y2="24cm" draw:start-shape="id440" draw:start-glue-point="1" draw:end-shape="id441" draw:end-glue-point="0" svg:d="m8500 22750c500 0 750 416 750 1250">
          <text:p/>
        </draw:connector>
        <draw:connector draw:style-name="gr4" draw:text-style-name="P1" draw:layer="layout" draw:type="curve" svg:x1="6.25cm" svg:y1="25.5cm" svg:x2="7cm" svg:y2="21.75cm" draw:start-shape="id433" draw:start-glue-point="0" draw:end-shape="id437" draw:end-glue-point="3" svg:d="m6250 25500c0-2500 250-3750 750-3750">
          <text:p/>
        </draw:connector>
        <draw:connector draw:style-name="gr4" draw:text-style-name="P1" draw:layer="layout" draw:type="curve" svg:x1="7.75cm" svg:y1="21.5cm" svg:x2="9.5cm" svg:y2="18.75cm" draw:start-shape="id437" draw:start-glue-point="0" draw:end-shape="id431" draw:end-glue-point="3" svg:d="m7750 21500c0-1834 583-2750 1750-2750">
          <text:p/>
        </draw:connector>
        <draw:connector draw:style-name="gr4" draw:text-style-name="P1" draw:layer="layout" draw:type="curve" svg:x1="12.75cm" svg:y1="21.5cm" svg:x2="11cm" svg:y2="18.75cm" draw:start-shape="id435" draw:start-glue-point="0" draw:end-shape="id431" draw:end-glue-point="1" svg:d="m12750 21500c0-1834-583-2750-1750-2750">
          <text:p/>
        </draw:connector>
        <draw:connector draw:style-name="gr4" draw:text-style-name="P1" draw:layer="layout" draw:type="curve" svg:x1="12cm" svg:y1="22.25cm" svg:x2="10.5cm" svg:y2="25.75cm" draw:start-shape="id442" draw:start-glue-point="3" draw:end-shape="id443" draw:end-glue-point="3" svg:d="m12000 22250c-3001 0-2251 3500-1500 3500">
          <text:p/>
        </draw:connector>
        <draw:connector draw:style-name="gr4" draw:text-style-name="P1" draw:layer="layout" draw:type="curve" svg:x1="11.25cm" svg:y1="25.5cm" svg:x2="12cm" svg:y2="21.75cm" draw:start-shape="id443" draw:start-glue-point="0" draw:end-shape="id435" draw:end-glue-point="3" svg:d="m11250 25500c0-2500 250-3750 750-3750">
          <text:p/>
        </draw:connector>
        <draw:connector draw:style-name="gr4" draw:text-style-name="P1" draw:layer="layout" draw:type="curve" svg:x1="13.5cm" svg:y1="22.75cm" svg:x2="14.25cm" svg:y2="24cm" draw:start-shape="id444" draw:start-glue-point="1" draw:end-shape="id445" draw:end-glue-point="0" svg:d="m13500 22750c500 0 750 416 750 1250">
          <text:p/>
        </draw:connector>
        <draw:rect draw:style-name="gr43" draw:text-style-name="P7" xml:id="id447" draw:id="id447" draw:layer="layout" svg:width="1.5cm" svg:height="0.5cm" svg:x="4cm" svg:y="28cm">
          <text:p text:style-name="P1"><text:span text:style-name="T5">NULL</text:span></text:p>
        </draw:rect>
        <draw:rect draw:style-name="gr43" draw:text-style-name="P7" xml:id="id449" draw:id="id449" draw:layer="layout" svg:width="1.5cm" svg:height="0.5cm" svg:x="7cm" svg:y="28cm">
          <text:p text:style-name="P1"><text:span text:style-name="T5">NULL</text:span></text:p>
        </draw:rect>
        <draw:rect draw:style-name="gr43" draw:text-style-name="P7" xml:id="id451" draw:id="id451" draw:layer="layout" svg:width="1.5cm" svg:height="0.5cm" svg:x="9cm" svg:y="28cm">
          <text:p text:style-name="P1"><text:span text:style-name="T5">NULL</text:span></text:p>
        </draw:rect>
        <draw:rect draw:style-name="gr43" draw:text-style-name="P7" xml:id="id453" draw:id="id453" draw:layer="layout" svg:width="1.5cm" svg:height="0.5cm" svg:x="12cm" svg:y="28cm">
          <text:p text:style-name="P1"><text:span text:style-name="T5">NULL</text:span></text:p>
        </draw:rect>
        <draw:connector draw:style-name="gr4" draw:text-style-name="P1" draw:layer="layout" draw:type="curve" svg:x1="5.5cm" svg:y1="26.25cm" svg:x2="4.75cm" svg:y2="28cm" draw:start-shape="id446" draw:start-glue-point="3" draw:end-shape="id447" draw:end-glue-point="0" svg:d="m5500 26250c-500 0-750 583-750 1750">
          <text:p/>
        </draw:connector>
        <draw:connector draw:style-name="gr4" draw:text-style-name="P1" draw:layer="layout" draw:type="curve" svg:x1="7cm" svg:y1="26.75cm" svg:x2="7.75cm" svg:y2="28cm" draw:start-shape="id448" draw:start-glue-point="1" draw:end-shape="id449" draw:end-glue-point="0" svg:d="m7000 26750c500 0 750 416 750 1250">
          <text:p/>
        </draw:connector>
        <draw:connector draw:style-name="gr4" draw:text-style-name="P1" draw:layer="layout" draw:type="curve" svg:x1="10.5cm" svg:y1="26.25cm" svg:x2="9.75cm" svg:y2="28cm" draw:start-shape="id450" draw:start-glue-point="3" draw:end-shape="id451" draw:end-glue-point="0" svg:d="m10500 26250c-500 0-750 583-750 1750">
          <text:p/>
        </draw:connector>
        <draw:connector draw:style-name="gr4" draw:text-style-name="P1" draw:layer="layout" draw:type="curve" svg:x1="12cm" svg:y1="26.75cm" svg:x2="12.75cm" svg:y2="28cm" draw:start-shape="id452" draw:start-glue-point="1" draw:end-shape="id453" draw:end-glue-point="0" svg:d="m12000 26750c500 0 750 416 750 1250">
          <text:p/>
        </draw:connector>
      </draw:page>
      <draw:page draw:name="page20" draw:style-name="dp1" draw:master-page-name="默认">
        <draw:rect draw:style-name="gr33" draw:text-style-name="P7" xml:id="id456" draw:id="id456" draw:layer="layout" svg:width="1.5cm" svg:height="0.5cm" svg:x="10.1cm" svg:y="3.2cm">
          <text:p text:style-name="P1"><text:span text:style-name="T5">left</text:span></text:p>
        </draw:rect>
        <draw:rect draw:style-name="gr33" draw:text-style-name="P7" xml:id="id458" draw:id="id458" draw:layer="layout" svg:width="1.5cm" svg:height="0.5cm" svg:x="10.1cm" svg:y="3.7cm">
          <text:p text:style-name="P1"><text:span text:style-name="T5">right</text:span></text:p>
        </draw:rect>
        <draw:rect draw:style-name="gr33" draw:text-style-name="P7" xml:id="id478" draw:id="id478" draw:layer="layout" svg:width="1.5cm" svg:height="1cm" svg:x="10.1cm" svg:y="2.2cm">
          <text:p text:style-name="P1"><text:span text:style-name="T5">data</text:span></text:p>
        </draw:rect>
        <draw:rect draw:style-name="gr33" draw:text-style-name="P7" xml:id="id454" draw:id="id454" draw:layer="layout" svg:width="1.5cm" svg:height="0.5cm" svg:x="10.1cm" svg:y="4.2cm">
          <text:p text:style-name="P1"><text:span text:style-name="T5">parent</text:span></text:p>
        </draw:rect>
        <draw:rect draw:style-name="gr33" draw:text-style-name="P7" xml:id="id460" draw:id="id460" draw:layer="layout" svg:width="1.5cm" svg:height="0.5cm" svg:x="10.1cm" svg:y="6.7cm">
          <text:p text:style-name="P1"><text:span text:style-name="T5">left</text:span></text:p>
        </draw:rect>
        <draw:rect draw:style-name="gr33" draw:text-style-name="P7" xml:id="id462" draw:id="id462" draw:layer="layout" svg:width="1.5cm" svg:height="0.5cm" svg:x="10.1cm" svg:y="7.2cm">
          <text:p text:style-name="P1"><text:span text:style-name="T5">right</text:span></text:p>
        </draw:rect>
        <draw:rect draw:style-name="gr33" draw:text-style-name="P7" draw:layer="layout" svg:width="1.5cm" svg:height="1cm" svg:x="10.1cm" svg:y="7.7cm">
          <text:p text:style-name="P1"><text:span text:style-name="T5">17</text:span></text:p>
        </draw:rect>
        <draw:rect draw:style-name="gr33" draw:text-style-name="P7" xml:id="id455" draw:id="id455" draw:layer="layout" svg:width="1.5cm" svg:height="0.5cm" svg:x="10.1cm" svg:y="6.2cm">
          <text:p text:style-name="P1"><text:span text:style-name="T5">parent</text:span></text:p>
        </draw:rect>
        <draw:rect draw:style-name="gr33" draw:text-style-name="P7" xml:id="id463" draw:id="id463" draw:layer="layout" svg:width="1.5cm" svg:height="0.5cm" svg:x="7.6cm" svg:y="9.7cm">
          <text:p text:style-name="P1"><text:span text:style-name="T5">left</text:span></text:p>
        </draw:rect>
        <draw:rect draw:style-name="gr33" draw:text-style-name="P7" xml:id="id464" draw:id="id464" draw:layer="layout" svg:width="1.5cm" svg:height="0.5cm" svg:x="7.6cm" svg:y="10.2cm">
          <text:p text:style-name="P1"><text:span text:style-name="T5">right</text:span></text:p>
        </draw:rect>
        <draw:rect draw:style-name="gr33" draw:text-style-name="P7" draw:layer="layout" svg:width="1.5cm" svg:height="1cm" svg:x="7.6cm" svg:y="10.7cm">
          <text:p text:style-name="P1"><text:span text:style-name="T5">10</text:span></text:p>
        </draw:rect>
        <draw:rect draw:style-name="gr33" draw:text-style-name="P7" xml:id="id461" draw:id="id461" draw:layer="layout" svg:width="1.5cm" svg:height="0.5cm" svg:x="7.6cm" svg:y="9.2cm">
          <text:p text:style-name="P1"><text:span text:style-name="T5">parent</text:span></text:p>
        </draw:rect>
        <draw:rect draw:style-name="gr33" draw:text-style-name="P7" xml:id="id466" draw:id="id466" draw:layer="layout" svg:width="1.5cm" svg:height="0.5cm" svg:x="12.6cm" svg:y="9.7cm">
          <text:p text:style-name="P1"><text:span text:style-name="T5">left</text:span></text:p>
        </draw:rect>
        <draw:rect draw:style-name="gr33" draw:text-style-name="P7" xml:id="id468" draw:id="id468" draw:layer="layout" svg:width="1.5cm" svg:height="0.5cm" svg:x="12.6cm" svg:y="10.2cm">
          <text:p text:style-name="P1"><text:span text:style-name="T5">right</text:span></text:p>
        </draw:rect>
        <draw:rect draw:style-name="gr33" draw:text-style-name="P7" draw:layer="layout" svg:width="1.5cm" svg:height="1cm" svg:x="12.6cm" svg:y="10.7cm">
          <text:p text:style-name="P1"><text:span text:style-name="T5">20</text:span></text:p>
        </draw:rect>
        <draw:rect draw:style-name="gr33" draw:text-style-name="P7" xml:id="id459" draw:id="id459" draw:layer="layout" svg:width="1.5cm" svg:height="0.5cm" svg:x="12.6cm" svg:y="9.2cm">
          <text:p text:style-name="P1"><text:span text:style-name="T5">parent</text:span></text:p>
        </draw:rect>
        <draw:rect draw:style-name="gr33" draw:text-style-name="P7" xml:id="id470" draw:id="id470" draw:layer="layout" svg:width="1.5cm" svg:height="0.5cm" svg:x="6.1cm" svg:y="13.7cm">
          <text:p text:style-name="P1"><text:span text:style-name="T5">left</text:span></text:p>
        </draw:rect>
        <draw:rect draw:style-name="gr33" draw:text-style-name="P7" xml:id="id472" draw:id="id472" draw:layer="layout" svg:width="1.5cm" svg:height="0.5cm" svg:x="6.1cm" svg:y="14.2cm">
          <text:p text:style-name="P1"><text:span text:style-name="T5">right</text:span></text:p>
        </draw:rect>
        <draw:rect draw:style-name="gr33" draw:text-style-name="P7" draw:layer="layout" svg:width="1.5cm" svg:height="1cm" svg:x="6.1cm" svg:y="14.7cm">
          <text:p text:style-name="P1"><text:span text:style-name="T5">5</text:span></text:p>
        </draw:rect>
        <draw:rect draw:style-name="gr33" draw:text-style-name="P7" xml:id="id457" draw:id="id457" draw:layer="layout" svg:width="1.5cm" svg:height="0.5cm" svg:x="6.1cm" svg:y="13.2cm">
          <text:p text:style-name="P1"><text:span text:style-name="T5">parent</text:span></text:p>
        </draw:rect>
        <draw:rect draw:style-name="gr33" draw:text-style-name="P7" xml:id="id474" draw:id="id474" draw:layer="layout" svg:width="1.5cm" svg:height="0.5cm" svg:x="11.1cm" svg:y="13.7cm">
          <text:p text:style-name="P1"><text:span text:style-name="T5">left</text:span></text:p>
        </draw:rect>
        <draw:rect draw:style-name="gr33" draw:text-style-name="P7" xml:id="id476" draw:id="id476" draw:layer="layout" svg:width="1.5cm" svg:height="0.5cm" svg:x="11.1cm" svg:y="14.2cm">
          <text:p text:style-name="P1"><text:span text:style-name="T5">right</text:span></text:p>
        </draw:rect>
        <draw:rect draw:style-name="gr33" draw:text-style-name="P7" draw:layer="layout" svg:width="1.5cm" svg:height="1cm" svg:x="11.1cm" svg:y="14.7cm">
          <text:p text:style-name="P1"><text:span text:style-name="T5">18</text:span></text:p>
        </draw:rect>
        <draw:rect draw:style-name="gr33" draw:text-style-name="P7" xml:id="id467" draw:id="id467" draw:layer="layout" svg:width="1.5cm" svg:height="0.5cm" svg:x="11.1cm" svg:y="13.2cm">
          <text:p text:style-name="P1"><text:span text:style-name="T5">parent</text:span></text:p>
        </draw:rect>
        <draw:connector draw:style-name="gr4" draw:text-style-name="P1" draw:layer="layout" draw:type="curve" svg:x1="10.85cm" svg:y1="4.7cm" svg:x2="10.85cm" svg:y2="6.2cm" draw:start-shape="id454" draw:start-glue-point="2" draw:end-shape="id455" draw:end-glue-point="0" svg:d="m10850 4700v1500">
          <text:p/>
        </draw:connector>
        <draw:connector draw:style-name="gr4" draw:text-style-name="P1" draw:layer="layout" draw:type="curve" svg:x1="11.6cm" svg:y1="6.45cm" svg:x2="11.6cm" svg:y2="4.45cm" draw:start-shape="id455" draw:start-glue-point="1" draw:end-shape="id454" draw:end-glue-point="1" svg:d="m11600 6450c751 0 751-2000 0-2000">
          <text:p/>
        </draw:connector>
        <draw:connector draw:style-name="gr4" draw:text-style-name="P1" draw:layer="layout" draw:type="curve" svg:x1="10.1cm" svg:y1="3.45cm" svg:x2="6.1cm" svg:y2="13.45cm" draw:start-shape="id456" draw:start-glue-point="3" draw:end-shape="id457" draw:end-glue-point="3" svg:d="m10100 3450c-6751 0-4751 10000-4000 10000">
          <text:p/>
        </draw:connector>
        <draw:connector draw:style-name="gr4" draw:text-style-name="P1" draw:layer="layout" draw:type="curve" svg:x1="11.6cm" svg:y1="3.95cm" svg:x2="14.1cm" svg:y2="9.45cm" draw:start-shape="id458" draw:start-glue-point="1" draw:end-shape="id459" draw:end-glue-point="1" svg:d="m11600 3950c4501 0 3251 5500 2500 5500">
          <text:p/>
        </draw:connector>
        <draw:connector draw:style-name="gr4" draw:text-style-name="P1" draw:layer="layout" draw:type="curve" svg:x1="10.1cm" svg:y1="6.95cm" svg:x2="7.6cm" svg:y2="9.45cm" draw:start-shape="id460" draw:start-glue-point="3" draw:end-shape="id461" draw:end-glue-point="3" svg:d="m10100 6950c-4501 0-3251 2500-2500 2500">
          <text:p/>
        </draw:connector>
        <draw:connector draw:style-name="gr4" draw:text-style-name="P1" draw:layer="layout" draw:type="curve" svg:x1="11.6cm" svg:y1="7.45cm" svg:x2="12.6cm" svg:y2="9.45cm" draw:start-shape="id462" draw:start-glue-point="1" draw:end-shape="id459" draw:end-glue-point="3" svg:d="m11600 7450c751 0 501 1000 500 1000s-251 1000 500 1000">
          <text:p/>
        </draw:connector>
        <draw:connector draw:style-name="gr4" draw:text-style-name="P1" draw:layer="layout" draw:type="curve" svg:x1="7.6cm" svg:y1="9.95cm" svg:x2="6.1cm" svg:y2="13.45cm" draw:start-shape="id463" draw:start-glue-point="3" draw:end-shape="id457" draw:end-glue-point="3" svg:d="m7600 9950c-3001 0-2251 3500-1500 3500">
          <text:p/>
        </draw:connector>
        <draw:rect draw:style-name="gr43" draw:text-style-name="P7" xml:id="id465" draw:id="id465" draw:layer="layout" svg:width="1.5cm" svg:height="0.5cm" svg:x="9.1cm" svg:y="11.7cm">
          <text:p text:style-name="P1"><text:span text:style-name="T5">NULL</text:span></text:p>
        </draw:rect>
        <draw:rect draw:style-name="gr43" draw:text-style-name="P7" xml:id="id469" draw:id="id469" draw:layer="layout" svg:width="1.5cm" svg:height="0.5cm" svg:x="14.1cm" svg:y="11.7cm">
          <text:p text:style-name="P1"><text:span text:style-name="T5">NULL</text:span></text:p>
        </draw:rect>
        <draw:connector draw:style-name="gr4" draw:text-style-name="P1" draw:layer="layout" draw:type="curve" svg:x1="9.1cm" svg:y1="10.45cm" svg:x2="9.85cm" svg:y2="11.7cm" draw:start-shape="id464" draw:start-glue-point="1" draw:end-shape="id465" draw:end-glue-point="0" svg:d="m9100 10450c500 0 750 416 750 1250">
          <text:p/>
        </draw:connector>
        <draw:connector draw:style-name="gr4" draw:text-style-name="P1" draw:layer="layout" draw:type="curve" svg:x1="6.85cm" svg:y1="13.2cm" svg:x2="7.6cm" svg:y2="9.45cm" draw:start-shape="id457" draw:start-glue-point="0" draw:end-shape="id461" draw:end-glue-point="3" svg:d="m6850 13200c0-2500 250-3750 750-3750">
          <text:p/>
        </draw:connector>
        <draw:connector draw:style-name="gr4" draw:text-style-name="P1" draw:layer="layout" draw:type="curve" svg:x1="8.35cm" svg:y1="9.2cm" svg:x2="10.1cm" svg:y2="6.45cm" draw:start-shape="id461" draw:start-glue-point="0" draw:end-shape="id455" draw:end-glue-point="3" svg:d="m8350 9200c0-1834 583-2750 1750-2750">
          <text:p/>
        </draw:connector>
        <draw:connector draw:style-name="gr4" draw:text-style-name="P1" draw:layer="layout" draw:type="curve" svg:x1="13.35cm" svg:y1="9.2cm" svg:x2="11.6cm" svg:y2="6.45cm" draw:start-shape="id459" draw:start-glue-point="0" draw:end-shape="id455" draw:end-glue-point="1" svg:d="m13350 9200c0-1834-583-2750-1750-2750">
          <text:p/>
        </draw:connector>
        <draw:connector draw:style-name="gr4" draw:text-style-name="P1" draw:layer="layout" draw:type="curve" svg:x1="12.6cm" svg:y1="9.95cm" svg:x2="11.1cm" svg:y2="13.45cm" draw:start-shape="id466" draw:start-glue-point="3" draw:end-shape="id467" draw:end-glue-point="3" svg:d="m12600 9950c-3001 0-2251 3500-1500 3500">
          <text:p/>
        </draw:connector>
        <draw:connector draw:style-name="gr4" draw:text-style-name="P1" draw:layer="layout" draw:type="curve" svg:x1="11.85cm" svg:y1="13.2cm" svg:x2="12.6cm" svg:y2="9.45cm" draw:start-shape="id467" draw:start-glue-point="0" draw:end-shape="id459" draw:end-glue-point="3" svg:d="m11850 13200c0-2500 250-3750 750-3750">
          <text:p/>
        </draw:connector>
        <draw:connector draw:style-name="gr4" draw:text-style-name="P1" draw:layer="layout" draw:type="curve" svg:x1="14.1cm" svg:y1="10.45cm" svg:x2="14.85cm" svg:y2="11.7cm" draw:start-shape="id468" draw:start-glue-point="1" draw:end-shape="id469" draw:end-glue-point="0" svg:d="m14100 10450c500 0 750 416 750 1250">
          <text:p/>
        </draw:connector>
        <draw:rect draw:style-name="gr43" draw:text-style-name="P7" xml:id="id471" draw:id="id471" draw:layer="layout" svg:width="1.5cm" svg:height="0.5cm" svg:x="4.6cm" svg:y="15.7cm">
          <text:p text:style-name="P1"><text:span text:style-name="T5">NULL</text:span></text:p>
        </draw:rect>
        <draw:rect draw:style-name="gr43" draw:text-style-name="P7" xml:id="id473" draw:id="id473" draw:layer="layout" svg:width="1.5cm" svg:height="0.5cm" svg:x="7.6cm" svg:y="15.7cm">
          <text:p text:style-name="P1"><text:span text:style-name="T5">NULL</text:span></text:p>
        </draw:rect>
        <draw:rect draw:style-name="gr43" draw:text-style-name="P7" xml:id="id475" draw:id="id475" draw:layer="layout" svg:width="1.5cm" svg:height="0.5cm" svg:x="9.6cm" svg:y="15.7cm">
          <text:p text:style-name="P1"><text:span text:style-name="T5">NULL</text:span></text:p>
        </draw:rect>
        <draw:rect draw:style-name="gr43" draw:text-style-name="P7" xml:id="id477" draw:id="id477" draw:layer="layout" svg:width="1.5cm" svg:height="0.5cm" svg:x="12.6cm" svg:y="15.7cm">
          <text:p text:style-name="P1"><text:span text:style-name="T5">NULL</text:span></text:p>
        </draw:rect>
        <draw:connector draw:style-name="gr4" draw:text-style-name="P1" draw:layer="layout" draw:type="curve" svg:x1="6.1cm" svg:y1="13.95cm" svg:x2="5.35cm" svg:y2="15.7cm" draw:start-shape="id470" draw:start-glue-point="3" draw:end-shape="id471" draw:end-glue-point="0" svg:d="m6100 13950c-500 0-750 583-750 1750">
          <text:p/>
        </draw:connector>
        <draw:connector draw:style-name="gr4" draw:text-style-name="P1" draw:layer="layout" draw:type="curve" svg:x1="7.6cm" svg:y1="14.45cm" svg:x2="8.35cm" svg:y2="15.7cm" draw:start-shape="id472" draw:start-glue-point="1" draw:end-shape="id473" draw:end-glue-point="0" svg:d="m7600 14450c500 0 750 416 750 1250">
          <text:p/>
        </draw:connector>
        <draw:connector draw:style-name="gr4" draw:text-style-name="P1" draw:layer="layout" draw:type="curve" svg:x1="11.1cm" svg:y1="13.95cm" svg:x2="10.35cm" svg:y2="15.7cm" draw:start-shape="id474" draw:start-glue-point="3" draw:end-shape="id475" draw:end-glue-point="0" svg:d="m11100 13950c-500 0-750 583-750 1750">
          <text:p/>
        </draw:connector>
        <draw:connector draw:style-name="gr4" draw:text-style-name="P1" draw:layer="layout" draw:type="curve" svg:x1="12.6cm" svg:y1="14.45cm" svg:x2="13.35cm" svg:y2="15.7cm" draw:start-shape="id476" draw:start-glue-point="1" draw:end-shape="id477" draw:end-glue-point="0" svg:d="m12600 14450c500 0 750 416 750 1250">
          <text:p/>
        </draw:connector>
        <draw:connector draw:style-name="gr36" draw:text-style-name="P1" draw:layer="layout" draw:type="curve" svg:x1="6.701cm" svg:y1="1.591cm" svg:x2="10.85cm" svg:y2="2.2cm" draw:end-shape="id478" draw:end-glue-point="0" svg:d="m6701 1591c0 81 4149-223 4149 609">
          <text:p text:style-name="P1">end <text:s text:c="29"/></text:p>
        </draw:connector>
        <draw:connector draw:style-name="gr36" draw:text-style-name="P1" draw:layer="layout" draw:type="curve" svg:x1="2.6cm" svg:y1="12.591cm" svg:x2="6.85cm" svg:y2="13.2cm" draw:end-shape="id457" draw:end-glue-point="0" svg:d="m2600 12591c0 81 4250-223 4250 609">
          <text:p text:style-name="P1">begin <text:s text:c="29"/></text:p>
        </draw:connector>
        <draw:connector draw:style-name="gr36" draw:text-style-name="P1" draw:layer="layout" draw:type="curve" svg:x1="18.977cm" svg:y1="5.428cm" svg:x2="10.85cm" svg:y2="6.2cm" draw:end-shape="id455" draw:end-glue-point="0" svg:d="m18977 5428c0 204-8127-182-8127 772">
          <text:p text:style-name="P1"><text:s text:c="14"/>iter1</text:p>
        </draw:connector>
        <draw:connector draw:style-name="gr36" draw:text-style-name="P1" draw:layer="layout" draw:type="curve" svg:x1="19cm" svg:y1="12.499cm" svg:x2="11.85cm" svg:y2="13.2cm" draw:end-shape="id467" draw:end-glue-point="0" svg:d="m19000 12499c0 150-7150-200-7150 701">
          <text:p text:style-name="P1"><text:s text:c="14"/>iter2</text:p>
        </draw:connector>
        <draw:line draw:style-name="gr29" draw:text-style-name="P1" draw:layer="layout" svg:x1="17.5cm" svg:y1="5.5cm" svg:x2="17.5cm" svg:y2="12.5cm">
          <text:p/>
        </draw:line>
        <draw:line draw:style-name="gr29" draw:text-style-name="P1" draw:layer="layout" svg:x1="18.5cm" svg:y1="12.5cm" svg:x2="18.5cm" svg:y2="5.5cm">
          <text:p/>
        </draw:line>
        <draw:rect draw:style-name="gr43" draw:text-style-name="P7" draw:layer="layout" svg:width="1.5cm" svg:height="0.5cm" svg:x="16cm" svg:y="8.5cm">
          <text:p text:style-name="P1"><text:span text:style-name="T5">next</text:span></text:p>
        </draw:rect>
        <draw:rect draw:style-name="gr43" draw:text-style-name="P7" draw:layer="layout" svg:width="1.5cm" svg:height="0.5cm" svg:x="18.5cm" svg:y="8.5cm">
          <text:p text:style-name="P1"><text:span text:style-name="T5">prev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ngbo </meta:initial-creator>
    <meta:creation-date>2010-10-01T21:47:02</meta:creation-date>
    <dc:date>2011-04-02T17:35:52.07</dc:date>
    <dc:creator>Bo Wang</dc:creator>
    <meta:editing-duration>P1DT41M37S</meta:editing-duration>
    <meta:editing-cycles>57</meta:editing-cycles>
    <meta:generator>OpenOffice.org/3.3$Win32 OpenOffice.org_project/330m20$Build-9567</meta:generator>
    <meta:document-statistic meta:object-count="1512"/>
  </office:meta>
</office:document-meta>
</file>